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" svg:font-family="OpenSymbol" style:font-adornments="Roman" style:font-family-generic="swiss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23ae2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paragraph-rsid="002fd2c2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réponse_20_élève">
      <style:paragraph-properties fo:line-height="100%" fo:text-align="start" style:justify-single-word="false"/>
      <style:text-properties officeooo:paragraph-rsid="002fd2c2"/>
    </style:style>
    <style:style style:name="P25" style:family="paragraph" style:parent-style-name="_5f_Paragraphe_20_livret_20_réponse_20_élève">
      <style:paragraph-properties fo:line-height="100%" fo:text-align="start" style:justify-single-word="false"/>
      <style:text-properties officeooo:paragraph-rsid="00308a93"/>
    </style:style>
    <style:style style:name="P26" style:family="paragraph" style:parent-style-name="_5f_Paragraphe_20_livret_20_réponse_20_élève">
      <style:text-properties officeooo:paragraph-rsid="004c9875"/>
    </style:style>
    <style:style style:name="P27" style:family="paragraph" style:parent-style-name="_5f_Paragraphe_20_livret_20_réponse_20_élève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73d876"/>
    </style:style>
    <style:style style:name="P28" style:family="paragraph" style:parent-style-name="_5f_Paragraphe_20_livret_20_réponse_20_élève">
      <style:paragraph-properties style:line-height-at-least="0.801cm" fo:text-align="center" style:justify-single-word="false"/>
      <style:text-properties officeooo:paragraph-rsid="00783424"/>
    </style:style>
    <style:style style:name="P29" style:family="paragraph" style:parent-style-name="_5f_Paragraphe_20_livret_20_réponse_20_élève">
      <style:paragraph-properties style:line-height-at-least="0.6cm" fo:text-align="center" style:justify-single-word="false"/>
      <style:text-properties officeooo:paragraph-rsid="00783424"/>
    </style:style>
    <style:style style:name="P3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31" style:family="paragraph" style:parent-style-name="_5f_Paragraphe_20_livret_20_">
      <style:paragraph-properties fo:margin-top="0cm" fo:margin-bottom="0cm" style:contextual-spacing="false"/>
    </style:style>
    <style:style style:name="P32" style:family="paragraph" style:parent-style-name="_5f_Paragraphe_20_livret_20_">
      <style:paragraph-properties fo:margin-top="0cm" fo:margin-bottom="0cm" style:contextual-spacing="false"/>
      <style:text-properties officeooo:paragraph-rsid="00348e64"/>
    </style:style>
    <style:style style:name="P33" style:family="paragraph" style:parent-style-name="_5f_Paragraphe_20_livret_20_réponse_20_élève">
      <style:paragraph-properties fo:margin-top="0cm" fo:margin-bottom="0cm" style:contextual-spacing="false"/>
      <style:text-properties officeooo:paragraph-rsid="004c9875"/>
    </style:style>
    <style:style style:name="P34" style:family="paragraph" style:parent-style-name="FILET_5f_POINTILLES">
      <style:paragraph-properties fo:margin-top="0cm" fo:margin-bottom="0cm" style:contextual-spacing="false" style:line-height-at-least="0.7cm" style:writing-mode="lr-tb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80197e" fo:background-color="transparent"/>
    </style:style>
    <style:style style:name="P35" style:family="paragraph" style:parent-style-name="_5f_Paragraphe_20_livret_20_réponse_20_élève">
      <style:paragraph-properties fo:line-height="100%" fo:text-align="start" style:justify-single-word="false" fo:break-before="column"/>
      <style:text-properties officeooo:paragraph-rsid="00308a93"/>
    </style:style>
    <style:style style:name="P36" style:family="paragraph" style:parent-style-name="_5f_Paragraphe_20_livret_20_réponse_20_élève">
      <style:paragraph-properties style:line-height-at-least="0.6cm" fo:text-align="center" style:justify-single-word="false" fo:break-before="column"/>
      <style:text-properties officeooo:paragraph-rsid="00783424"/>
    </style:style>
    <style:style style:name="P37" style:family="paragraph" style:parent-style-name="_5f_Paragraphe_20_livret_20_réponse_20_élève">
      <style:paragraph-properties fo:margin-top="0cm" fo:margin-bottom="0.101cm" style:contextual-spacing="false" fo:line-height="100%" fo:text-align="start" style:justify-single-word="false"/>
      <style:text-properties fo:color="#000000" loext:opacity="100%" style:font-name="Bitstream Vera Sans1" fo:font-size="10pt" fo:font-style="normal" fo:font-weight="bold" officeooo:paragraph-rsid="002fd2c2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8" style:family="paragraph" style:parent-style-name="_5f_Paragraphe_20_livret_20_">
      <style:paragraph-properties fo:margin-top="0cm" fo:margin-bottom="0.101cm" style:contextual-spacing="false"/>
      <style:text-properties officeooo:paragraph-rsid="00348e64"/>
    </style:style>
    <style:style style:name="P39" style:family="paragraph" style:parent-style-name="_5f_Paragraphe_20_livret_20_réponse_20_élève" style:master-page-name="">
      <style:paragraph-properties fo:line-height="100%" fo:text-align="start" style:justify-single-word="false" style:page-number="auto"/>
      <style:text-properties officeooo:paragraph-rsid="002fd2c2"/>
    </style:style>
    <style:style style:name="P40" style:family="paragraph" style:parent-style-name="_5f_Paragraphe_20_livret_20_réponse_20_élève">
      <style:paragraph-properties fo:margin-top="0cm" fo:margin-bottom="0.199cm" style:contextual-spacing="false"/>
      <style:text-properties officeooo:paragraph-rsid="004c9875"/>
    </style:style>
    <style:style style:name="P41" style:family="paragraph" style:parent-style-name="_5f_Paragraphe_20_livret">
      <style:paragraph-properties fo:margin-top="0.101cm" fo:margin-bottom="0.499cm" style:contextual-spacing="false"/>
    </style:style>
    <style:style style:name="P42" style:family="paragraph" style:parent-style-name="FILET_5f_POINTILLES">
      <style:text-properties fo:color="#b3b3b3" loext:opacity="100%" style:font-name="Bitstream Vera Sans2" fo:font-size="10pt" fo:font-style="normal" officeooo:paragraph-rsid="007b7c60" fo:background-color="transparent"/>
    </style:style>
    <style:style style:name="P43" style:family="paragraph" style:parent-style-name="FILET_5f_POINTILLES">
      <style:text-properties fo:color="#b3b3b3" loext:opacity="100%" style:font-name="Bitstream Vera Sans2" fo:font-size="10pt" fo:font-style="normal" officeooo:paragraph-rsid="0080197e" fo:background-color="transparent"/>
    </style:style>
    <style:style style:name="P44" style:family="paragraph" style:parent-style-name="FILET_5f_POINTILLES">
      <style:text-properties fo:color="#b3b3b3" loext:opacity="100%" style:font-name="Bitstream Vera Sans2" fo:font-size="10pt" fo:font-style="normal" officeooo:paragraph-rsid="00815f89" fo:background-color="transparent"/>
    </style:style>
    <style:style style:name="P45" style:family="paragraph" style:parent-style-name="Exo_5f_Num">
      <style:text-properties officeooo:paragraph-rsid="00348e64"/>
    </style:style>
    <style:style style:name="P46" style:family="paragraph" style:parent-style-name="Exo_5f_Num">
      <style:paragraph-properties fo:margin-top="0cm" fo:margin-bottom="0.101cm" style:contextual-spacing="false" fo:break-before="column"/>
      <style:text-properties officeooo:paragraph-rsid="0034ac09"/>
    </style:style>
    <style:style style:name="P47" style:family="paragraph" style:parent-style-name="Exo_5f_Num">
      <style:paragraph-properties fo:margin-top="1.229cm" fo:margin-bottom="0.101cm" style:contextual-spacing="false"/>
    </style:style>
    <style:style style:name="P48" style:family="paragraph" style:parent-style-name="Exo_5f_Num">
      <style:paragraph-properties fo:margin-top="0.7cm" fo:margin-bottom="0.3cm" style:contextual-spacing="false"/>
      <style:text-properties officeooo:paragraph-rsid="008357cf"/>
    </style:style>
    <style:style style:name="P49" style:family="paragraph" style:parent-style-name="FILET_5f_POINTILLES" style:list-style-name="liste_5f_abc">
      <style:text-properties fo:color="#b3b3b3" loext:opacity="100%" style:font-name="Bitstream Vera Sans2" fo:font-size="10pt" fo:font-style="normal" officeooo:paragraph-rsid="007b7c60" fo:background-color="transparent"/>
    </style:style>
    <style:style style:name="P50" style:family="paragraph" style:parent-style-name="FILET_5f_POINTILLES" style:list-style-name="liste_5f_abc">
      <style:text-properties fo:color="#b3b3b3" loext:opacity="100%" style:font-name="Bitstream Vera Sans2" fo:font-size="10pt" fo:font-style="normal" officeooo:paragraph-rsid="0080197e" fo:background-color="transparent"/>
    </style:style>
    <style:style style:name="P51" style:family="paragraph" style:parent-style-name="FILET_5f_POINTILLES" style:list-style-name="liste_5f_abc">
      <style:text-properties fo:color="#b3b3b3" loext:opacity="100%" style:font-name="Bitstream Vera Sans2" fo:font-size="10pt" fo:font-style="normal" officeooo:paragraph-rsid="0084b57a" fo:background-color="transparent"/>
    </style:style>
    <style:style style:name="P52" style:family="paragraph" style:parent-style-name="FILET_5f_POINTILLES" style:list-style-name="liste_5f_abc">
      <style:paragraph-properties fo:margin-top="0cm" fo:margin-bottom="0cm" style:contextual-spacing="false" style:line-height-at-least="0.7cm" style:writing-mode="lr-tb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7d2797" fo:background-color="transparent"/>
    </style:style>
    <style:style style:name="P53" style:family="paragraph" style:parent-style-name="FILET_5f_POINTILLES" style:list-style-name="liste_5f_abc">
      <style:paragraph-properties fo:margin-top="0cm" fo:margin-bottom="0cm" style:contextual-spacing="false" style:line-height-at-least="0.7cm" style:writing-mode="lr-tb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80197e" fo:background-color="transparent"/>
    </style:style>
    <style:style style:name="P54" style:family="paragraph" style:parent-style-name="Standard" style:list-style-name="_5f_Numérotation_20_des_20_exercices_20_livrets">
      <style:paragraph-properties fo:margin-left="0cm" fo:margin-right="0cm" fo:margin-top="0.199cm" fo:margin-bottom="0.199cm" style:contextual-spacing="false" fo:text-indent="0cm" style:auto-text-indent="false"/>
      <style:text-properties officeooo:paragraph-rsid="00773b40"/>
    </style:style>
    <style:style style:name="P55" style:family="paragraph" style:parent-style-name="Standard" style:list-style-name="liste_5f_abc">
      <style:paragraph-properties fo:margin-top="0cm" fo:margin-bottom="0cm" style:contextual-spacing="false" fo:text-align="start" style:justify-single-word="false">
        <style:tab-stops>
          <style:tab-stop style:position="9.5cm" style:type="right" style:leader-style="dotted" style:leader-text="."/>
        </style:tab-stops>
      </style:paragraph-properties>
      <style:text-properties officeooo:rsid="004c9875" officeooo:paragraph-rsid="008357cf"/>
    </style:style>
    <style:style style:name="P56" style:family="paragraph" style:parent-style-name="_5f_Paragraphe_20_livret" style:list-style-name="liste_5f_abc">
      <style:paragraph-properties fo:margin-top="0.4cm" fo:margin-bottom="0cm" style:contextual-spacing="false"/>
    </style:style>
    <style:style style:name="P57" style:family="paragraph" style:parent-style-name="_5f_Paragraphe_20_livret_20_" style:list-style-name="liste_5f_abc"/>
    <style:style style:name="P58" style:family="paragraph" style:parent-style-name="_5f_Paragraphe_20_livret_20_" style:list-style-name="liste_5f_abc">
      <style:text-properties officeooo:paragraph-rsid="002b5768"/>
    </style:style>
    <style:style style:name="P59" style:family="paragraph" style:parent-style-name="_5f_Paragraphe_20_livret_20_">
      <style:paragraph-properties fo:line-height="100%" fo:text-align="center" style:justify-single-word="false"/>
    </style:style>
    <style:style style:name="P60" style:family="paragraph" style:parent-style-name="_5f_Paragraphe_20_livret_20_">
      <style:paragraph-properties fo:line-height="100%" fo:text-align="center" style:justify-single-word="false"/>
      <style:text-properties officeooo:paragraph-rsid="008217c3"/>
    </style:style>
    <style:style style:name="P61" style:family="paragraph" style:parent-style-name="_5f_Paragraphe_20_livret_20_">
      <style:paragraph-properties fo:line-height="100%" fo:text-align="center" style:justify-single-word="false"/>
      <style:text-properties style:font-name="Bitstream Vera Sans1"/>
    </style:style>
    <style:style style:name="P62" style:family="paragraph" style:parent-style-name="_5f_Paragraphe_20_livret_20_" style:list-style-name="_5f_Numérotation_20_des_20_exercices_20_livrets">
      <style:paragraph-properties fo:margin-left="0cm" fo:margin-right="0cm" fo:margin-top="0.199cm" fo:margin-bottom="0.4cm" style:contextual-spacing="false" fo:text-indent="0cm" style:auto-text-indent="false"/>
      <style:text-properties officeooo:paragraph-rsid="002fd2c2"/>
    </style:style>
    <style:style style:name="P63" style:family="paragraph" style:parent-style-name="_5f_Paragraphe_20_livret_20_" style:list-style-name="_5f_Numérotation_20_des_20_exercices_20_livrets">
      <style:paragraph-properties fo:margin-left="0cm" fo:margin-right="0cm" fo:margin-top="0cm" fo:margin-bottom="0.199cm" style:contextual-spacing="false" fo:text-indent="0cm" style:auto-text-indent="false"/>
      <style:text-properties officeooo:paragraph-rsid="002fd2c2"/>
    </style:style>
    <style:style style:name="P64" style:family="paragraph" style:parent-style-name="_5f_Paragraphe_20_livret_20_" style:list-style-name="_5f_Numérotation_20_des_20_exercices_20_livrets">
      <style:paragraph-properties fo:margin-top="0.199cm" fo:margin-bottom="0.4cm" style:contextual-spacing="false" fo:text-align="center" style:justify-single-word="false"/>
      <style:text-properties officeooo:paragraph-rsid="002b5768"/>
    </style:style>
    <style:style style:name="P65" style:family="paragraph" style:parent-style-name="_5f_Paragraphe_20_livret_20_" style:list-style-name="liste_5f_abc">
      <style:paragraph-properties fo:margin-top="0.499cm" fo:margin-bottom="0.101cm" style:contextual-spacing="false"/>
      <style:text-properties fo:letter-spacing="-0.011cm" officeooo:paragraph-rsid="002b5768"/>
    </style:style>
    <style:style style:name="P66" style:family="paragraph" style:parent-style-name="_5f_Paragraphe_20_livret_20_" style:list-style-name="liste_5f_abc">
      <style:paragraph-properties fo:margin-top="0.199cm" fo:margin-bottom="0.101cm" style:contextual-spacing="false"/>
      <style:text-properties fo:letter-spacing="-0.011cm" officeooo:paragraph-rsid="002b5768"/>
    </style:style>
    <style:style style:name="P67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68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2b5768"/>
    </style:style>
    <style:style style:name="P69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9610f"/>
    </style:style>
    <style:style style:name="P70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11cm" officeooo:paragraph-rsid="0059610f"/>
    </style:style>
    <style:style style:name="P71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04cm" officeooo:paragraph-rsid="0059610f"/>
    </style:style>
    <style:style style:name="P72" style:family="paragraph" style:parent-style-name="_5f_Paragraphe_20_livret_20_" style:list-style-name="liste_5f_abc">
      <style:paragraph-properties fo:margin-top="0.4cm" fo:margin-bottom="0cm" style:contextual-spacing="false"/>
      <style:text-properties fo:letter-spacing="-0.004cm" officeooo:paragraph-rsid="002b5768"/>
    </style:style>
    <style:style style:name="P73" style:family="paragraph" style:parent-style-name="_5f_Paragraphe_20_livret_20_" style:list-style-name="liste_5f_abc">
      <style:paragraph-properties fo:margin-top="0.4cm" fo:margin-bottom="0cm" style:contextual-spacing="false"/>
    </style:style>
    <style:style style:name="P74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7ea85d"/>
    </style:style>
    <style:style style:name="P75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728c15"/>
    </style:style>
    <style:style style:name="P76" style:family="paragraph" style:parent-style-name="_5f_Paragraphe_20_livret_20_" style:list-style-name="liste_5f_abc">
      <style:paragraph-properties fo:margin-top="0.4cm" fo:margin-bottom="0cm" style:contextual-spacing="false"/>
      <style:text-properties fo:font-style="normal" officeooo:rsid="0068a99a" officeooo:paragraph-rsid="0068a99a" style:font-style-asian="normal" style:font-style-complex="normal"/>
    </style:style>
    <style:style style:name="P77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2b5768"/>
    </style:style>
    <style:style style:name="P78" style:family="paragraph" style:parent-style-name="_5f_Paragraphe_20_livret_20_" style:list-style-name="liste_5f_abc">
      <style:paragraph-properties fo:margin-top="0.041cm" fo:margin-bottom="0.101cm" style:contextual-spacing="false" fo:text-align="start" style:justify-single-word="false"/>
      <style:text-properties fo:letter-spacing="normal" officeooo:paragraph-rsid="00728c15"/>
    </style:style>
    <style:style style:name="P79" style:family="paragraph" style:parent-style-name="_5f_Paragraphe_20_livret_20_" style:list-style-name="L1">
      <style:paragraph-properties fo:margin-top="0cm" fo:margin-bottom="0cm" style:contextual-spacing="false"/>
    </style:style>
    <style:style style:name="P80" style:family="paragraph" style:parent-style-name="_5f_Paragraphe_20_livret_20_" style:list-style-name="L1">
      <style:paragraph-properties fo:margin-top="0cm" fo:margin-bottom="0cm" style:contextual-spacing="false"/>
      <style:text-properties officeooo:paragraph-rsid="00728c15"/>
    </style:style>
    <style:style style:name="P81" style:family="paragraph" style:parent-style-name="_5f_Paragraphe_20_livret_20_">
      <style:paragraph-properties fo:line-height="100%" fo:text-align="center" style:justify-single-word="false" fo:break-before="column"/>
      <style:text-properties officeooo:paragraph-rsid="008217c3"/>
    </style:style>
    <style:style style:name="P82" style:family="paragraph" style:parent-style-name="_5f_Paragraphe_20_livret_20_">
      <style:paragraph-properties fo:line-height="100%" fo:text-align="center" style:justify-single-word="false" fo:break-before="column"/>
      <style:text-properties fo:color="#000000" loext:opacity="100%" style:font-name="Bitstream Vera Sans1" fo:font-size="10pt" fo:font-style="normal" fo:font-weight="normal"/>
    </style:style>
    <style:style style:name="P83" style:family="paragraph" style:parent-style-name="_5f_Paragraphe_20_livret_20_réponse_20_élève" style:list-style-name="_5f_Numérotation_20_des_20_exercices_20_livrets">
      <style:paragraph-properties style:line-height-at-least="0.499cm">
        <style:tab-stops>
          <style:tab-stop style:position="8.999cm" style:type="right"/>
        </style:tab-stops>
      </style:paragraph-properties>
      <style:text-properties officeooo:paragraph-rsid="0078a598"/>
    </style:style>
    <style:style style:name="P84" style:family="paragraph" style:parent-style-name="_5f_Paragraphe_20_livret_20_réponse_20_élève" style:list-style-name="_5f_Numérotation_20_des_20_exercices_20_livrets">
      <style:paragraph-properties style:line-height-at-least="0.499cm">
        <style:tab-stops>
          <style:tab-stop style:position="8.999cm" style:type="right"/>
        </style:tab-stops>
      </style:paragraph-properties>
      <style:text-properties officeooo:paragraph-rsid="007a2f92"/>
    </style:style>
    <style:style style:name="P85" style:family="paragraph" style:parent-style-name="_5f_Paragraphe_20_livret_20_réponse_20_élève" style:list-style-name="_5f_Numérotation_20_des_20_exercices_20_livrets">
      <style:paragraph-properties style:line-height-at-least="0.499cm">
        <style:tab-stops>
          <style:tab-stop style:position="8.999cm" style:type="right"/>
        </style:tab-stops>
      </style:paragraph-properties>
      <style:text-properties officeooo:paragraph-rsid="008217c3"/>
    </style:style>
    <style:style style:name="P86" style:family="paragraph" style:parent-style-name="_5f_Paragraphe_20_livret_20_réponse_20_élève" style:list-style-name="_5f_Numérotation_20_des_20_exercices_20_livrets">
      <style:paragraph-properties>
        <style:tab-stops>
          <style:tab-stop style:position="9.5cm" style:type="right" style:leader-style="dotted" style:leader-text="."/>
        </style:tab-stops>
      </style:paragraph-properties>
      <style:text-properties fo:color="#000000" loext:opacity="100%" officeooo:paragraph-rsid="007b7c60"/>
    </style:style>
    <style:style style:name="P87" style:family="paragraph" style:parent-style-name="_5f_Paragraphe_20_livret_20_réponse_20_élève">
      <style:paragraph-properties style:line-height-at-least="0.801cm" fo:text-align="center" style:justify-single-word="false"/>
      <style:text-properties officeooo:paragraph-rsid="00783424"/>
    </style:style>
    <style:style style:name="P88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78a598"/>
    </style:style>
    <style:style style:name="P89" style:family="paragraph" style:parent-style-name="_5f_Paragraphe_20_livret_20_réponse_20_élève" style:list-style-name="liste_5f_abc">
      <style:paragraph-properties fo:margin-top="0cm" fo:margin-bottom="0cm" style:contextual-spacing="false" fo:line-height="100%">
        <style:tab-stops>
          <style:tab-stop style:position="9.5cm" style:type="right" style:leader-style="dotted" style:leader-text="."/>
        </style:tab-stops>
      </style:paragraph-properties>
      <style:text-properties officeooo:rsid="004c9875" officeooo:paragraph-rsid="004c9875"/>
    </style:style>
    <style:style style:name="P90" style:family="paragraph" style:parent-style-name="_5f_Paragraphe_20_livret_20_réponse_20_élève">
      <style:paragraph-properties style:line-height-at-least="0.6cm" fo:text-align="center" style:justify-single-word="false" fo:break-before="column"/>
      <style:text-properties officeooo:paragraph-rsid="00783424"/>
    </style:style>
    <style:style style:name="P91" style:family="paragraph" style:parent-style-name="_5f_Pied_20_de_20_page" style:list-style-name="">
      <style:paragraph-properties fo:text-align="end" style:justify-single-word="false"/>
    </style:style>
    <style:style style:name="P92" style:family="paragraph" style:parent-style-name="_5f_Pied_20_de_20_page">
      <style:paragraph-properties fo:text-align="end" style:justify-single-word="false"/>
    </style:style>
    <style:style style:name="P93" style:family="paragraph" style:parent-style-name="_5f_Pied_20_de_20_page" style:list-style-name=""/>
    <style:style style:name="P9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5" style:family="paragraph" style:parent-style-name="_5f_Titre_20_d_27_exercices_20_livret" style:list-style-name="Num_5f_Exo">
      <style:text-properties officeooo:paragraph-rsid="003dc139"/>
    </style:style>
    <style:style style:name="P96" style:family="paragraph" style:parent-style-name="_5f_Titre_20_d_27_exercices_20_livret" style:list-style-name="_5f_Numérotation_20_des_20_exercices_20_livrets">
      <style:paragraph-properties fo:margin-top="0.199cm" fo:margin-bottom="0.3cm" style:contextual-spacing="false"/>
      <style:text-properties officeooo:paragraph-rsid="004c9875"/>
    </style:style>
    <style:style style:name="P97" style:family="paragraph" style:parent-style-name="_5f_Titre_20_d_27_exercices_20_livret_20_sans_20_titre" style:list-style-name="">
      <style:paragraph-properties fo:margin-top="0cm" fo:margin-bottom="0.101cm" style:contextual-spacing="false" style:shadow="none"/>
      <style:text-properties officeooo:paragraph-rsid="002fd2c2"/>
    </style:style>
    <style:style style:name="P9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1" fo:break-before="auto" fo:break-after="auto" style:shadow="none"/>
      <style:text-properties style:font-name="Bitstream Vera Sans1" fo:font-size="10pt" fo:font-style="normal" fo:font-weight="bold" officeooo:rsid="00290c92" officeooo:paragraph-rsid="002fd2c2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_5f_Titre_20_d_27_exercices_20_livret_20_sans_20_titre" style:list-style-name="Num_5f_Exo">
      <style:paragraph-properties fo:margin-top="0.7cm" fo:margin-bottom="0.199cm" style:contextual-spacing="false" fo:line-height="100%"/>
      <style:text-properties officeooo:paragraph-rsid="004d52e9"/>
    </style:style>
    <style:style style:name="P100" style:family="paragraph">
      <style:paragraph-properties fo:margin-left="0cm" fo:margin-right="0cm" fo:margin-top="0cm" fo:margin-bottom="0cm" fo:line-height="100%" fo:text-indent="0cm" style:writing-mode="lr-tb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margin-left="0cm" fo:margin-right="0cm" fo:margin-top="0cm" fo:margin-bottom="0cm" fo:line-height="100%" fo:text-indent="0cm"/>
    </style:style>
    <style:style style:name="P117" style:family="paragraph">
      <loext:graphic-properties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1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5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6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5bbe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hatch" draw:fill-color="#729fcf" draw:fill-hatch-name="quadrillag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3" style:family="paragraph">
      <style:paragraph-properties fo:text-align="center"/>
    </style:style>
    <style:style style:name="P1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36" style:family="paragraph">
      <loext:graphic-properties draw:fill="solid" draw:fill-color="#1ca2b8"/>
    </style:style>
    <style:style style:name="P13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9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1" fo:font-size="16pt" fo:font-style="normal" fo:text-shadow="none" fo:font-weight="bold" officeooo:rsid="002fd2c2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1" fo:font-size="16pt" fo:font-style="normal" fo:text-shadow="none" fo:font-weight="bold" officeooo:rsid="006f3e11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style:text-position="0% 100%" fo:letter-spacing="-0.004cm" style:text-underline-style="none" fo:font-weight="normal" officeooo:rsid="002414b2" style:font-name-asian="OpenSymbol2" style:font-weight-asian="normal" style:font-name-complex="OpenSymbol2" style:font-weight-complex="normal"/>
    </style:style>
    <style:style style:name="T8" style:family="text">
      <style:text-properties fo:font-variant="normal" fo:text-transform="none" style:text-position="0% 100%" fo:letter-spacing="-0.004cm" style:text-underline-style="none" fo:font-weight="normal" officeooo:rsid="002b5768" style:font-name-asian="OpenSymbol2" style:font-weight-asian="normal" style:font-name-complex="OpenSymbol2" style:font-weight-complex="normal"/>
    </style:style>
    <style:style style:name="T9" style:family="text">
      <style:text-properties fo:font-variant="normal" fo:text-transform="none" style:text-position="0% 100%" fo:letter-spacing="-0.004cm" style:text-underline-style="none" fo:font-weight="normal" officeooo:rsid="002b5768" style:font-name-asian="Bitstream Vera Sans2" style:font-weight-asian="normal" style:font-name-complex="Bitstream Vera Sans2" style:font-weight-complex="normal"/>
    </style:style>
    <style:style style:name="T10" style:family="text">
      <style:text-properties officeooo:rsid="006f3e11"/>
    </style:style>
    <style:style style:name="T11" style:family="text">
      <style:text-properties officeooo:rsid="003db5af"/>
    </style:style>
    <style:style style:name="T12" style:family="text">
      <style:text-properties officeooo:rsid="002da2af"/>
    </style:style>
    <style:style style:name="T13" style:family="text">
      <style:text-properties officeooo:rsid="002b5768"/>
    </style:style>
    <style:style style:name="T14" style:family="text">
      <style:text-properties style:font-name="Bitstream Vera Sans1"/>
    </style:style>
    <style:style style:name="T15" style:family="text">
      <style:text-properties style:font-name="Bitstream Vera Sans1" style:font-name-asian="OpenSymbol" style:font-name-complex="OpenSymbol"/>
    </style:style>
    <style:style style:name="T16" style:family="text">
      <style:text-properties fo:color="#000000" loext:opacity="100%" style:font-name="OpenSymbol" style:font-name-asian="OpenSymbol" style:font-name-complex="OpenSymbol"/>
    </style:style>
    <style:style style:name="T17" style:family="text">
      <style:text-properties fo:color="#000000" loext:opacity="100%" style:font-name="OpenSymbol" officeooo:rsid="00348e64" style:font-name-asian="OpenSymbol" style:font-name-complex="OpenSymbol"/>
    </style:style>
    <style:style style:name="T18" style:family="text">
      <style:text-properties fo:color="#000000" loext:opacity="100%" style:font-name="OpenSymbol" fo:font-size="9pt" style:font-name-asian="OpenSymbol" style:font-size-asian="9pt" style:font-name-complex="OpenSymbol" style:font-size-complex="9pt"/>
    </style:style>
    <style:style style:name="T19" style:family="text">
      <style:text-properties fo:color="#000000" loext:opacity="100%" style:font-name="OpenSymbol" fo:background-color="#ffff00" loext:char-shading-value="0" style:font-name-asian="OpenSymbol" style:font-name-complex="OpenSymbol"/>
    </style:style>
    <style:style style:name="T20" style:family="text">
      <style:text-properties fo:color="#000000" loext:opacity="100%" style:font-name="OpenSymbol" fo:background-color="#ffff00" loext:char-shading-value="0" style:font-name-asian="OpenSymbol" style:font-name-complex="OpenSymbol"/>
    </style:style>
    <style:style style:name="T21" style:family="text">
      <style:text-properties fo:color="#000000" loext:opacity="100%" fo:font-style="normal" style:font-style-asian="normal" style:font-style-complex="normal"/>
    </style:style>
    <style:style style:name="T22" style:family="text">
      <style:text-properties fo:color="#000000" loext:opacity="100%" fo:font-style="normal" officeooo:rsid="004c9875" style:font-style-asian="normal" style:font-style-complex="normal"/>
    </style:style>
    <style:style style:name="T23" style:family="text">
      <style:text-properties fo:color="#000000" loext:opacity="100%" officeooo:rsid="004f67ea"/>
    </style:style>
    <style:style style:name="T24" style:family="text">
      <style:text-properties fo:color="#000000" loext:opacity="100%" officeooo:rsid="004d52e9"/>
    </style:style>
    <style:style style:name="T25" style:family="text">
      <style:text-properties fo:color="#000000" loext:opacity="100%" officeooo:rsid="00553075" style:font-style-asian="normal" style:font-style-complex="normal"/>
    </style:style>
    <style:style style:name="T26" style:family="text">
      <style:text-properties fo:color="#000000" loext:opacity="100%" officeooo:rsid="0062e15f" style:font-style-asian="normal" style:font-style-complex="normal"/>
    </style:style>
    <style:style style:name="T27" style:family="text">
      <style:text-properties fo:color="#000000" loext:opacity="100%" officeooo:rsid="00558015"/>
    </style:style>
    <style:style style:name="T28" style:family="text">
      <style:text-properties fo:color="#000000" loext:opacity="100%" officeooo:rsid="0061cb29"/>
    </style:style>
    <style:style style:name="T29" style:family="text">
      <style:text-properties fo:color="#000000" loext:opacity="100%" officeooo:rsid="0062e15f"/>
    </style:style>
    <style:style style:name="T30" style:family="text">
      <style:text-properties fo:color="#000000" loext:opacity="100%" officeooo:rsid="00646f8b"/>
    </style:style>
    <style:style style:name="T31" style:family="text">
      <style:text-properties fo:color="#000000" loext:opacity="100%" fo:letter-spacing="-0.007cm" officeooo:rsid="00553075" style:font-style-asian="normal" style:font-style-complex="normal"/>
    </style:style>
    <style:style style:name="T32" style:family="text">
      <style:text-properties fo:color="#000000" loext:opacity="100%" fo:letter-spacing="-0.007cm" officeooo:rsid="0067d61b" style:font-style-asian="normal" style:font-style-complex="normal"/>
    </style:style>
    <style:style style:name="T33" style:family="text">
      <style:text-properties fo:color="#000000" loext:opacity="100%" fo:letter-spacing="-0.007cm" officeooo:rsid="0068a99a" style:font-style-asian="normal" style:font-style-complex="normal"/>
    </style:style>
    <style:style style:name="T34" style:family="text">
      <style:text-properties fo:color="#000000" loext:opacity="100%" style:font-name="Bitstream Vera Sans2" fo:font-size="10pt" fo:letter-spacing="normal" fo:font-style="normal" fo:font-weight="normal" officeooo:rsid="0067d61b"/>
    </style:style>
    <style:style style:name="T35" style:family="text">
      <style:text-properties fo:color="#000000" loext:opacity="100%" style:font-name="Bitstream Vera Sans2" fo:font-size="10pt" fo:font-style="normal" officeooo:rsid="007b7c60" fo:background-color="#ffff00" loext:char-shading-value="0" style:font-name-asian="Bitstream Vera Sans2" style:font-name-complex="Bitstream Vera Sans2"/>
    </style:style>
    <style:style style:name="T36" style:family="text">
      <style:text-properties fo:color="#000000" loext:opacity="100%" style:font-name="Bitstream Vera Sans2" fo:font-size="10pt" fo:font-style="normal" officeooo:rsid="0080197e" fo:background-color="#ffff00" loext:char-shading-value="0" style:font-name-asian="Bitstream Vera Sans2" style:font-name-complex="Bitstream Vera Sans2"/>
    </style:style>
    <style:style style:name="T37" style:family="text">
      <style:text-properties fo:color="#000000" loext:opacity="100%" style:font-name="Bitstream Vera Sans2" fo:font-size="10pt" fo:font-style="normal" officeooo:rsid="00815f89" fo:background-color="#ffff00" loext:char-shading-value="0" style:font-name-asian="Bitstream Vera Sans2" style:font-name-complex="Bitstream Vera Sans2"/>
    </style:style>
    <style:style style:name="T38" style:family="text">
      <style:text-properties fo:color="#000000" loext:opacity="100%" style:font-name="Bitstream Vera Sans2" fo:font-size="10pt" fo:font-style="normal" officeooo:rsid="007b7c60" fo:background-color="#ffff00" loext:char-shading-value="0" style:font-name-asian="Bitstream Vera Sans2" style:font-style-asian="normal" style:font-name-complex="Bitstream Vera Sans2" style:font-style-complex="normal"/>
    </style:style>
    <style:style style:name="T39" style:family="text">
      <style:text-properties fo:color="#000000" loext:opacity="100%" style:font-name="Bitstream Vera Sans2" fo:font-size="10pt" fo:font-style="normal" officeooo:rsid="007d2797" fo:background-color="#ffff00" loext:char-shading-value="0" style:font-name-asian="Bitstream Vera Sans2" style:font-style-asian="normal" style:font-name-complex="Bitstream Vera Sans2" style:font-style-complex="normal"/>
    </style:style>
    <style:style style:name="T40" style:family="text">
      <style:text-properties fo:color="#000000" loext:opacity="100%" style:font-name="Bitstream Vera Sans2" fo:font-size="10pt" fo:font-style="normal" officeooo:rsid="0080197e" fo:background-color="#ffff00" loext:char-shading-value="0" style:font-name-asian="Bitstream Vera Sans2" style:font-style-asian="normal" style:font-name-complex="Bitstream Vera Sans2" style:font-style-complex="normal"/>
    </style:style>
    <style:style style:name="T41" style:family="text">
      <style:text-properties fo:color="#000000" loext:opacity="100%" style:font-name="Bitstream Vera Sans2" style:font-name-asian="Bitstream Vera Sans2" style:font-name-complex="Bitstream Vera Sans2"/>
    </style:style>
    <style:style style:name="T42" style:family="text">
      <style:text-properties fo:color="#000000" loext:opacity="100%" style:text-position="0% 100%" style:font-name="OpenSymbol" style:font-name-asian="OpenSymbol" style:font-name-complex="OpenSymbol"/>
    </style:style>
    <style:style style:name="T43" style:family="text">
      <style:text-properties fo:color="#000000" loext:opacity="10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44" style:family="text">
      <style:text-properties fo:color="#000000" loext:opacity="100%" style:text-position="0% 100%" officeooo:rsid="004b0038" fo:background-color="#ffff00" loext:char-shading-value="0" style:font-name-asian="OpenSymbol2" style:font-style-asian="normal" style:font-name-complex="OpenSymbol2" style:font-style-complex="normal"/>
    </style:style>
    <style:style style:name="T45" style:family="text">
      <style:text-properties fo:color="#000000" loext:opacity="100%" style:font-name="Bitstream Vera Sans" fo:font-size="8pt" style:font-size-asian="8pt" style:font-size-complex="8pt"/>
    </style:style>
    <style:style style:name="T46" style:family="text">
      <style:text-properties fo:color="#000000" loext:opacity="100%" style:font-name="Bitstream Vera Sans" fo:font-size="8pt" style:font-name-asian="Bitstream Vera Sans2" style:font-size-asian="8pt" style:font-name-complex="Bitstream Vera Sans2" style:font-size-complex="8pt"/>
    </style:style>
    <style:style style:name="T47" style:family="text">
      <style:text-properties fo:color="#000000" loext:opacity="100%" style:font-name="Bitstream Vera Sans" fo:font-size="8pt" fo:background-color="transparent" loext:char-shading-value="0" style:font-name-asian="Bitstream Vera Sans2" style:font-size-asian="8pt" style:font-name-complex="Bitstream Vera Sans2" style:font-size-complex="8pt"/>
    </style:style>
    <style:style style:name="T48" style:family="text">
      <style:text-properties fo:color="#000000" loext:opacity="100%" style:font-name-asian="OpenSymbol" style:font-name-complex="OpenSymbol"/>
    </style:style>
    <style:style style:name="T49" style:family="text">
      <style:text-properties style:font-name-asian="Bitstream Vera Sans2" style:font-name-complex="Bitstream Vera Sans2"/>
    </style:style>
    <style:style style:name="T50" style:family="text">
      <style:text-properties officeooo:rsid="002b5768" style:font-name-asian="Bitstream Vera Sans2" style:font-name-complex="Bitstream Vera Sans2"/>
    </style:style>
    <style:style style:name="T51" style:family="text">
      <style:text-properties style:font-name="OpenSymbol" style:font-name-asian="OpenSymbol" style:font-name-complex="OpenSymbol"/>
    </style:style>
    <style:style style:name="T52" style:family="text">
      <style:text-properties style:font-name="OpenSymbol" fo:letter-spacing="normal" style:font-name-asian="OpenSymbol" style:font-name-complex="OpenSymbol"/>
    </style:style>
    <style:style style:name="T53" style:family="text">
      <style:text-properties style:font-size-complex="10pt"/>
    </style:style>
    <style:style style:name="T54" style:family="text">
      <style:text-properties style:font-style-asian="normal" style:font-style-complex="normal"/>
    </style:style>
    <style:style style:name="T55" style:family="text">
      <style:text-properties officeooo:rsid="005c2cad" style:font-style-asian="normal" style:font-style-complex="normal"/>
    </style:style>
    <style:style style:name="T56" style:family="text">
      <style:text-properties officeooo:rsid="007b7c60" style:font-style-asian="normal" style:font-style-complex="normal"/>
    </style:style>
    <style:style style:name="T57" style:family="text">
      <style:text-properties officeooo:rsid="007d2797" style:font-style-asian="normal" style:font-style-complex="normal"/>
    </style:style>
    <style:style style:name="T58" style:family="text">
      <style:text-properties officeooo:rsid="00348e64"/>
    </style:style>
    <style:style style:name="T59" style:family="text">
      <style:text-properties style:font-name-asian="OpenSymbol" style:font-name-complex="OpenSymbol"/>
    </style:style>
    <style:style style:name="T60" style:family="text">
      <style:text-properties officeooo:rsid="0034ac09" style:font-name-asian="OpenSymbol" style:font-name-complex="OpenSymbol"/>
    </style:style>
    <style:style style:name="T61" style:family="text">
      <style:text-properties officeooo:rsid="00348e64" style:font-name-asian="OpenSymbol" style:font-name-complex="OpenSymbol"/>
    </style:style>
    <style:style style:name="T62" style:family="text">
      <style:text-properties officeooo:rsid="003dc139" style:font-name-asian="OpenSymbol" style:font-name-complex="OpenSymbol"/>
    </style:style>
    <style:style style:name="T63" style:family="text">
      <style:text-properties officeooo:rsid="0034ac09"/>
    </style:style>
    <style:style style:name="T64" style:family="text">
      <style:text-properties style:text-position="0% 100%" style:font-name-asian="OpenSymbol2" style:font-style-asian="normal" style:font-name-complex="OpenSymbol2" style:font-style-complex="normal"/>
    </style:style>
    <style:style style:name="T65" style:family="text">
      <style:text-properties style:text-position="0% 100%" style:font-name-asian="OpenSymbol2" style:font-name-complex="OpenSymbol2"/>
    </style:style>
    <style:style style:name="T66" style:family="text">
      <style:text-properties style:text-position="0% 100%" officeooo:rsid="0034ac09" style:font-name-asian="OpenSymbol2" style:font-name-complex="OpenSymbol2"/>
    </style:style>
    <style:style style:name="T67" style:family="text">
      <style:text-properties style:text-position="0% 100%" officeooo:rsid="0034ac09" style:font-name-asian="OpenSymbol" style:font-name-complex="OpenSymbol"/>
    </style:style>
    <style:style style:name="T68" style:family="text">
      <style:text-properties style:text-position="0% 100%" officeooo:rsid="00458166" style:font-style-asian="normal" style:font-style-complex="normal"/>
    </style:style>
    <style:style style:name="T69" style:family="text">
      <style:text-properties style:text-position="0% 100%" officeooo:rsid="00755e19" style:font-style-asian="normal" style:font-style-complex="normal"/>
    </style:style>
    <style:style style:name="T70" style:family="text">
      <style:text-properties style:text-position="0% 100%" fo:font-size="9pt" officeooo:rsid="00458166" style:font-size-asian="9pt" style:font-style-asian="normal" style:font-size-complex="9pt" style:font-style-complex="normal"/>
    </style:style>
    <style:style style:name="T71" style:family="text">
      <style:text-properties style:text-position="0% 100%" fo:font-size="9pt" officeooo:rsid="00755e19" style:font-size-asian="9pt" style:font-style-asian="normal" style:font-size-complex="9pt" style:font-style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officeooo:rsid="004c9875"/>
    </style:style>
    <style:style style:name="T74" style:family="text">
      <style:text-properties officeooo:rsid="004d52e9"/>
    </style:style>
    <style:style style:name="T75" style:family="text">
      <style:text-properties officeooo:rsid="0059610f"/>
    </style:style>
    <style:style style:name="T76" style:family="text">
      <style:text-properties officeooo:rsid="00558015"/>
    </style:style>
    <style:style style:name="T77" style:family="text">
      <style:text-properties officeooo:rsid="0061ab1e"/>
    </style:style>
    <style:style style:name="T78" style:family="text">
      <style:text-properties officeooo:rsid="00646f8b"/>
    </style:style>
    <style:style style:name="T79" style:family="text">
      <style:text-properties officeooo:rsid="00662611"/>
    </style:style>
    <style:style style:name="T80" style:family="text">
      <style:text-properties officeooo:rsid="0067d61b"/>
    </style:style>
    <style:style style:name="T81" style:family="text">
      <style:text-properties officeooo:rsid="006975b1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letter-spacing="-0.014cm"/>
    </style:style>
    <style:style style:name="T84" style:family="text">
      <style:text-properties fo:letter-spacing="-0.014cm" officeooo:rsid="0053199d"/>
    </style:style>
    <style:style style:name="T85" style:family="text">
      <style:text-properties officeooo:rsid="007072f0"/>
    </style:style>
    <style:style style:name="T86" style:family="text">
      <style:text-properties fo:letter-spacing="normal"/>
    </style:style>
    <style:style style:name="T87" style:family="text">
      <style:text-properties fo:font-size="8pt" style:font-name-asian="Bitstream Vera Sans2" style:font-size-asian="8pt" style:font-name-complex="Bitstream Vera Sans2" style:font-size-complex="8pt"/>
    </style:style>
    <style:style style:name="T88" style:family="text">
      <style:text-properties fo:font-size="8pt" style:font-size-asian="8pt" style:font-size-complex="8pt"/>
    </style:style>
    <style:style style:name="T89" style:family="text">
      <style:text-properties officeooo:rsid="004912ae"/>
    </style:style>
    <style:style style:name="T90" style:family="text">
      <style:text-properties fo:color="#008000" loext:opacity="100%" style:font-name="Bitstream Vera Sans2" style:font-name-asian="Bitstream Vera Sans2" style:font-name-complex="Bitstream Vera Sans2"/>
    </style:style>
    <style:style style:name="T91" style:family="text">
      <style:text-properties officeooo:rsid="007b7c60"/>
    </style:style>
    <style:style style:name="T92" style:family="text">
      <style:text-properties fo:color="#c9211e" loext:opacity="100%" style:font-name="Bitstream Vera Sans1" fo:font-size="10pt" fo:letter-spacing="-0.014cm" fo:font-style="normal" fo:font-weight="bold" officeooo:rsid="0072fbc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3" style:family="text">
      <style:text-properties fo:color="#c9211e" loext:opacity="100%" fo:letter-spacing="-0.014cm" fo:font-weight="bold" officeooo:rsid="0053199d" style:font-weight-asian="bold" style:font-weight-complex="bold"/>
    </style:style>
    <style:style style:name="T94" style:family="text">
      <style:text-properties fo:color="#c9211e" loext:opacity="100%" fo:letter-spacing="-0.014cm" fo:font-weight="normal" officeooo:rsid="0053199d" style:font-weight-asian="normal" style:font-weight-complex="normal"/>
    </style:style>
    <style:style style:name="T95" style:family="text">
      <style:text-properties fo:color="#c9211e" loext:opacity="100%" fo:letter-spacing="-0.014cm" fo:font-weight="normal" officeooo:rsid="0072fbcd" style:font-weight-asian="normal" style:font-weight-complex="normal"/>
    </style:style>
    <style:style style:name="T96" style:family="text">
      <style:text-properties officeooo:rsid="0080197e"/>
    </style:style>
    <style:style style:name="T97" style:family="text">
      <style:text-properties fo:background-color="#ffff00" loext:char-shading-value="0" style:font-name-asian="Bitstream Vera Sans2" style:font-name-complex="Bitstream Vera Sans2"/>
    </style:style>
    <style:style style:name="T98" style:family="text">
      <style:text-properties fo:background-color="#ffff00" loext:char-shading-value="0" style:font-name-asian="Bitstream Vera Sans2" style:font-name-complex="Bitstream Vera Sans2"/>
    </style:style>
    <style:style style:name="T99" style:family="text">
      <style:text-properties fo:font-size="9pt" style:font-size-asian="9pt" style:font-size-complex="9pt"/>
    </style:style>
    <style:style style:name="T100" style:family="text">
      <style:text-properties fo:font-size="9pt" officeooo:rsid="002b5768" style:font-size-asian="9pt" style:font-size-complex="9pt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08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0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14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1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16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4" fo:column-gap="0.3cm">
          <style:column-sep style:width="0.021cm" style:color="#b2b2b2" style:height="100%" style:style="solid"/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>
          <style:column-sep style:width="0.021cm" style:color="#b2b2b2" style:height="100%" style:style="solid"/>
          <style:column style:rel-width="1699*" fo:start-indent="0cm" fo:end-indent="0.15cm"/>
          <style:column style:rel-width="1787*" fo:start-indent="0.15cm" fo:end-indent="0.15cm"/>
          <style:column style:rel-width="1702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66cm" fo:min-width="0.29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27cm" draw:marker-start-center="false" draw:marker-end="Rounded_20_short_20_Arrow" draw:marker-end-width="0.16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.019cm" svg:stroke-color="#000000" draw:marker-start="" draw:marker-start-width="0.27cm" draw:marker-start-center="false" draw:marker-end="Rounded_20_short_20_Arrow" draw:marker-end-width="0.16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19cm" svg:stroke-color="#000000" draw:marker-start="" draw:marker-start-width="0.27cm" draw:marker-start-center="false" draw:marker-end="" draw:marker-end-width="0.37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19cm" svg:stroke-color="#000000" draw:marker-start="" draw:marker-start-width="0.27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66cm" fo:min-width="0.2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64cm" fo:min-width="0.2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64cm" fo:min-width="0.2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solid" svg:stroke-width="0.018cm" svg:stroke-color="#ff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64cm" fo:min-width="0.4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solid" svg:stroke-width="0.018cm" svg:stroke-color="#80008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66cm" fo:min-width="0.29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66cm" fo:min-width="0.2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7" style:family="graphic">
      <style:graphic-properties draw:stroke="solid" svg:stroke-width="0.018cm" svg:stroke-color="#0000ff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18cm" svg:stroke-color="#00808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64cm" fo:min-width="0.2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solid" svg:stroke-width="0.018cm" svg:stroke-color="#c254d2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false" style:flow-with-text="false"/>
    </style:style>
    <style:style style:name="gr92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3" style:family="graphic">
      <style:graphic-properties draw:stroke="solid" svg:stroke-width="0.03cm" svg:stroke-color="#111111" draw:marker-start="" draw:marker-start-width="0.254cm" draw:marker-start-center="false" draw:marker-end="Symmetric_20_Arrow" draw:marker-end-width="0.254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.03cm" svg:stroke-color="#000000" draw:marker-start="" draw:marker-start-width="0.266cm" draw:marker-start-center="false" draw:marker-end="Symmetric_20_Arrow" draw:marker-end-width="0.266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9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2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4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4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6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155cm" fo:padding-bottom="0.155cm" fo:padding-left="0.28cm" fo:padding-right="0.28cm" draw:shadow="hidden" draw:shadow-offset-x="0.3cm" draw:shadow-offset-y="0.3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2cm" fo:min-width="0.2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2cm" fo:min-width="0.2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6cm" fo:min-width="0.29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62cm" fo:min-width="0.2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4" style:family="graphic">
      <style:graphic-properties draw:stroke="solid" svg:stroke-width="0.018cm" svg:stroke-color="#ff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.018cm" svg:stroke-color="#00ff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6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1cm" fo:min-width="0.22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3cm" fo:min-width="0.22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9" style:family="graphic">
      <style:graphic-properties draw:stroke="solid" draw:stroke-dash="Dashed_20__28_var_29__20_37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372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3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.019cm" svg:stroke-color="#666666" draw:marker-start="" draw:marker-start-width="0.24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.03cm" svg:stroke-color="#000000" draw:marker-start="" draw:marker-start-width="0.191cm" draw:marker-start-center="false" draw:marker-end="Arrow_20_concave" draw:marker-end-width="0.25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116" style:family="graphic">
      <style:graphic-properties draw:stroke="solid" svg:stroke-width="0.019cm" svg:stroke-color="#666666" draw:marker-start="" draw:marker-start-width="0.199cm" draw:marker-start-center="false" draw:marker-end="" draw:marker-end-width="0.2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7" style:family="graphic">
      <style:graphic-properties draw:stroke="solid" svg:stroke-width="0.03cm" svg:stroke-color="#000000" draw:marker-start="Arrow_20_concave" draw:marker-start-width="0.25cm" draw:marker-start-center="false" draw:marker-end="" draw:marker-end-width="0.191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11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03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3cm" fo:min-width="0.46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0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ed_20__28_var_29__20_37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ed_20__28_var_29__20_372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3cm" fo:min-width="0.2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4" style:family="graphic">
      <style:graphic-properties draw:stroke="solid" draw:stroke-dash="Dashed_20__28_var_29__20_37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draw:stroke-dash="Dashed_20__28_var_29__20_37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1cm" fo:min-width="0.25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7" style:family="graphic">
      <style:graphic-properties draw:stroke="solid" draw:stroke-dash="Dashed_20__28_var_29__20_37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solid" draw:stroke-dash="Dashed_20__28_var_29__20_37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3cm" fo:min-width="0.25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1cm" fo:min-width="0.20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1" style:family="graphic">
      <style:graphic-properties draw:stroke="solid" draw:stroke-dash="Dashed_20__28_var_29__20_373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2" style:family="graphic">
      <style:graphic-properties draw:stroke="solid" draw:stroke-dash="Dashed_20__28_var_29__20_373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3cm" fo:min-width="0.19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4" style:family="graphic">
      <style:graphic-properties draw:stroke="solid" draw:stroke-dash="Dashed_20__28_var_29__20_37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solid" draw:stroke-dash="Dashed_20__28_var_29__20_373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3cm" fo:min-width="0.12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1cm" fo:min-width="0.24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3cm" fo:min-width="0.21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1cm" fo:min-width="0.18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0" style:family="graphic">
      <style:graphic-properties draw:stroke="solid" draw:stroke-dash="Dashed_20__28_var_29__20_372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373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1cm" fo:min-width="0.27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3" style:family="graphic">
      <style:graphic-properties draw:stroke="solid" svg:stroke-width="0.049cm" svg:stroke-color="#ff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372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372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7" style:family="graphic">
      <style:graphic-properties draw:stroke="none" draw:stroke-dash="Dashed_20__28_var_29__20_4501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8" style:family="graphic">
      <style:graphic-properties draw:stroke="none" draw:stroke-dash="Dashed_20__28_var_29__20_4502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9" style:family="graphic">
      <style:graphic-properties draw:stroke="none" draw:stroke-dash="Dashed_20__28_var_29__20_4503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0" style:family="graphic">
      <style:graphic-properties draw:stroke="none" draw:stroke-dash="Dashed_20__28_var_29__20_4504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1" style:family="graphic">
      <style:graphic-properties draw:stroke="solid" draw:stroke-dash="Dashed_20__28_var_29__20_4505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solid" draw:stroke-dash="Dashed_20__28_var_29__20_4506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3" style:family="graphic">
      <style:graphic-properties draw:stroke="solid" draw:stroke-dash="Dashed_20__28_var_29__20_4507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4508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solid" draw:stroke-dash="Dashed_20__28_var_29__20_4509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solid" draw:stroke-dash="Dashed_20__28_var_29__20_4510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4511" svg:stroke-width="0.041cm" svg:stroke-color="#000000" draw:marker-start="Arrow_20_concave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solid" draw:stroke-dash="Dashed_20__28_var_29__20_4512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9" style:family="graphic">
      <style:graphic-properties draw:stroke="solid" draw:stroke-dash="Dashed_20__28_var_29__20_4513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4514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solid" draw:stroke-dash="Dashed_20__28_var_29__20_4515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2" style:family="graphic">
      <style:graphic-properties draw:stroke="solid" draw:stroke-dash="Dashed_20__28_var_29__20_4516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4517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solid" draw:stroke-dash="Dashed_20__28_var_29__20_4518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5" style:family="graphic">
      <style:graphic-properties draw:stroke="solid" draw:stroke-dash="Dashed_20__28_var_29__20_4519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4520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solid" draw:stroke-dash="Dashed_20__28_var_29__20_4521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solid" draw:stroke-dash="Dashed_20__28_var_29__20_4522" svg:stroke-width="0.041cm" svg:stroke-color="#000000" draw:marker-start-width="0.258cm" draw:marker-start-center="false" draw:marker-end="Arrow_20_concav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solid" draw:stroke-dash="Dashed_20__28_var_29__20_4523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solid" draw:stroke-dash="Dashed_20__28_var_29__20_4524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4525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4526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none" draw:stroke-dash="Dashed_20__28_var_29__20_3692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416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4" style:family="graphic">
      <style:graphic-properties draw:stroke="none" draw:stroke-dash="Dashed_20__28_var_29__20_3693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52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5" style:family="graphic">
      <style:graphic-properties draw:stroke="none" draw:stroke-dash="Dashed_20__28_var_29__20_3694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52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6" style:family="graphic">
      <style:graphic-properties draw:stroke="solid" draw:stroke-dash="Dashed_20__28_var_29__20_3695" svg:stroke-width="0.019cm" svg:stroke-color="#008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3696" svg:stroke-width="0.019cm" svg:stroke-color="#008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draw:stroke-dash="Dashed_20__28_var_29__20_4527" svg:stroke-width="0.041cm" svg:stroke-color="#000000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9" style:family="graphic">
      <style:graphic-properties draw:stroke="solid" draw:stroke-dash="Dashed_20__28_var_29__20_4528" svg:stroke-width="0.041cm" svg:stroke-color="#000000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0" style:family="graphic">
      <style:graphic-properties draw:stroke="solid" draw:stroke-dash="Dashed_20__28_var_29__20_6812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draw:stroke-dash="Dashed_20__28_var_29__20_6813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none" draw:stroke-dash="Dashed_20__28_var_29__20_6814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3" style:family="graphic">
      <style:graphic-properties draw:stroke="solid" draw:stroke-dash="Dashed_20__28_var_29__20_6815" svg:stroke-width="0.049cm" svg:stroke-color="#008000" draw:marker-start-width="0.275cm" draw:marker-start-center="false" draw:marker-end-width="0.275cm" draw:marker-end-center="false" draw:fill="solid" draw:fill-color="#00b8ff" draw:textarea-horizontal-align="center" draw:textarea-vertical-align="middle" draw:auto-grow-width="tru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4" style:family="graphic">
      <style:graphic-properties draw:stroke="solid" draw:stroke-dash="Dashed_20__28_var_29__20_6816" svg:stroke-width="0.049cm" svg:stroke-color="#008000" draw:marker-start-width="0.275cm" draw:marker-start-center="false" draw:marker-end-width="0.275cm" draw:marker-end-center="false" draw:fill="solid" draw:fill-color="#00b8ff" draw:textarea-horizontal-align="center" draw:textarea-vertical-align="middle" draw:auto-grow-width="tru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5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width="true" fo:min-height="0.425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6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center" draw:textarea-vertical-align="middle" draw:auto-grow-width="true" fo:min-height="0.425cm" fo:min-width="0.25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7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width="true" fo:min-height="0.425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8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center" draw:textarea-vertical-align="middle" draw:auto-grow-width="true" fo:min-height="0.425cm" fo:min-width="0.2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9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width="true" fo:min-height="0.425cm" fo:min-width="0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0" style:family="graphic">
      <style:graphic-properties draw:stroke="solid" draw:stroke-dash="Dashed_20__28_var_29__20_679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1" style:family="graphic">
      <style:graphic-properties draw:stroke="solid" draw:stroke-dash="Dashed_20__28_var_29__20_679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>
      <style:graphic-properties draw:stroke="solid" draw:stroke-dash="Dashed_20__28_var_29__20_679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>
      <style:graphic-properties draw:stroke="solid" draw:stroke-dash="Dashed_20__28_var_29__20_6797" svg:stroke-width="0.06cm" svg:stroke-color="#000000" draw:marker-start="Arrow_20_concave" draw:marker-start-width="0.258cm" draw:marker-start-center="false" draw:marker-end="" draw:marker-end-width="0.258cm" draw:marker-end-center="false" draw:fill="solid" draw:fill-color="#00b8ff" draw:textarea-horizontal-align="center" draw:textarea-vertical-align="middle" draw:auto-grow-width="true" fo:padding-top="0.03cm" fo:padding-bottom="0.03cm" fo:padding-left="0.03cm" fo:padding-right="0.03cm" draw:shadow="hidden" draw:shadow-offset-x="0.3cm" draw:shadow-offset-y="0.3cm" draw:shadow-color="#808080" style:run-through="foreground"/>
    </style:style>
    <style:style style:name="gr194" style:family="graphic">
      <style:graphic-properties draw:stroke="solid" draw:stroke-dash="Dashed_20__28_var_29__20_679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5" style:family="graphic">
      <style:graphic-properties draw:stroke="solid" draw:stroke-dash="Dashed_20__28_var_29__20_679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6" style:family="graphic">
      <style:graphic-properties draw:stroke="solid" draw:stroke-dash="Dashed_20__28_var_29__20_680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7" style:family="graphic">
      <style:graphic-properties draw:stroke="solid" draw:stroke-dash="Dashed_20__28_var_29__20_680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8" style:family="graphic">
      <style:graphic-properties draw:stroke="solid" draw:stroke-dash="Dashed_20__28_var_29__20_6802" svg:stroke-width="0.06cm" svg:stroke-color="#000000" draw:marker-start="" draw:marker-start-width="0.258cm" draw:marker-start-center="false" draw:marker-end="Arrow_20_concave" draw:marker-end-width="0.258cm" draw:marker-end-center="false" draw:fill="solid" draw:fill-color="#00b8ff" draw:textarea-horizontal-align="center" draw:textarea-vertical-align="middle" draw:auto-grow-width="true" fo:padding-top="0.03cm" fo:padding-bottom="0.03cm" fo:padding-left="0.03cm" fo:padding-right="0.03cm" draw:shadow="hidden" draw:shadow-offset-x="0.3cm" draw:shadow-offset-y="0.3cm" draw:shadow-color="#808080" style:run-through="foreground"/>
    </style:style>
    <style:style style:name="gr199" style:family="graphic">
      <style:graphic-properties draw:stroke="solid" draw:stroke-dash="Dashed_20__28_var_29__20_680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0" style:family="graphic">
      <style:graphic-properties draw:stroke="solid" draw:stroke-dash="Dashed_20__28_var_29__20_680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1" style:family="graphic">
      <style:graphic-properties draw:stroke="solid" draw:stroke-dash="Dashed_20__28_var_29__20_680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2" style:family="graphic">
      <style:graphic-properties draw:stroke="solid" draw:stroke-dash="Dashed_20__28_var_29__20_680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3" style:family="graphic">
      <style:graphic-properties draw:stroke="solid" draw:stroke-dash="Dashed_20__28_var_29__20_680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4" style:family="graphic">
      <style:graphic-properties draw:stroke="solid" draw:stroke-dash="Dashed_20__28_var_29__20_680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5" style:family="graphic">
      <style:graphic-properties draw:stroke="solid" draw:stroke-dash="Dashed_20__28_var_29__20_680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6" style:family="graphic">
      <style:graphic-properties draw:stroke="solid" draw:stroke-dash="Dashed_20__28_var_29__20_681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7" style:family="graphic">
      <style:graphic-properties draw:stroke="solid" draw:stroke-dash="Dashed_20__28_var_29__20_681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8" style:family="graphic">
      <style:graphic-properties draw:stroke="solid" draw:stroke-dash="Dashed_20__28_var_29__20_384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9" style:family="graphic">
      <style:graphic-properties draw:stroke="solid" draw:stroke-dash="Dashed_20__28_var_29__20_385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0" style:family="graphic">
      <style:graphic-properties draw:stroke="solid" draw:stroke-dash="Dashed_20__28_var_29__20_385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1" style:family="graphic">
      <style:graphic-properties draw:stroke="solid" draw:stroke-dash="Dashed_20__28_var_29__20_385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2" style:family="graphic">
      <style:graphic-properties draw:stroke="solid" draw:stroke-dash="Dashed_20__28_var_29__20_385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3" style:family="graphic">
      <style:graphic-properties draw:stroke="solid" draw:stroke-dash="Dashed_20__28_var_29__20_385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4" style:family="graphic">
      <style:graphic-properties draw:stroke="none" draw:stroke-dash="Dashed_20__28_var_29__20_3855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textarea-vertical-align="middle" draw:auto-grow-width="true" fo:min-height="0.425cm" fo:min-width="0.28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5" style:family="graphic">
      <style:graphic-properties draw:stroke="none" draw:stroke-dash="Dashed_20__28_var_29__20_3856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textarea-vertical-align="middle" draw:auto-grow-width="true" fo:min-height="0.425cm" fo:min-width="0.5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6" style:family="graphic">
      <style:graphic-properties draw:stroke="none" draw:stroke-dash="Dashed_20__28_var_29__20_3857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textarea-vertical-align="middle" draw:auto-grow-width="true" fo:min-height="0.425cm" fo:min-width="0.5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7" style:family="graphic">
      <style:graphic-properties draw:stroke="solid" draw:stroke-dash="Dashed_20__28_var_29__20_3858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8" style:family="graphic">
      <style:graphic-properties draw:stroke="solid" draw:stroke-dash="Dashed_20__28_var_29__20_3859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9" style:family="graphic">
      <style:graphic-properties draw:stroke="solid" draw:stroke-dash="Dashed_20__28_var_29__20_3860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0" style:family="graphic">
      <style:graphic-properties draw:stroke="solid" draw:stroke-dash="Dashed_20__28_var_29__20_3861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1" style:family="graphic">
      <style:graphic-properties draw:stroke="solid" draw:stroke-dash="Dashed_20__28_var_29__20_3862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2" style:family="graphic">
      <style:graphic-properties draw:stroke="solid" draw:stroke-dash="Dashed_20__28_var_29__20_3863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3" style:family="graphic">
      <style:graphic-properties draw:stroke="solid" draw:stroke-dash="Dashed_20__28_var_29__20_3867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4" style:family="graphic">
      <style:graphic-properties draw:stroke="solid" draw:stroke-dash="Dashed_20__28_var_29__20_3868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5" style:family="graphic">
      <style:graphic-properties draw:stroke="solid" draw:stroke-dash="Dashed_20__28_var_29__20_3870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6" style:family="graphic">
      <style:graphic-properties draw:stroke="solid" draw:stroke-dash="Dashed_20__28_var_29__20_3871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7" style:family="graphic">
      <style:graphic-properties draw:stroke="solid" draw:stroke-dash="Dashed_20__28_var_29__20_3873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8" style:family="graphic">
      <style:graphic-properties draw:stroke="solid" draw:stroke-dash="Dashed_20__28_var_29__20_3874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9" style:family="graphic">
      <style:graphic-properties draw:stroke="solid" draw:stroke-dash="Dashed_20__28_var_29__20_3876" svg:stroke-width="0.06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draw:auto-grow-width="true" fo:padding-top="0.03cm" fo:padding-bottom="0.03cm" fo:padding-left="0.03cm" fo:padding-right="0.03cm" draw:shadow="hidden" draw:shadow-offset-x="0.3cm" draw:shadow-offset-y="0.3cm" draw:shadow-color="#808080" style:run-through="foreground"/>
    </style:style>
    <style:style style:name="gr230" style:family="graphic">
      <style:graphic-properties draw:stroke="solid" draw:stroke-dash="Dashed_20__28_var_29__20_3877" svg:stroke-width="0.06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draw:auto-grow-width="true" fo:padding-top="0.03cm" fo:padding-bottom="0.03cm" fo:padding-left="0.03cm" fo:padding-right="0.03cm" draw:shadow="hidden" draw:shadow-offset-x="0.3cm" draw:shadow-offset-y="0.3cm" draw:shadow-color="#808080" style:run-through="foreground"/>
    </style:style>
    <style:style style:name="gr231" style:family="graphic">
      <style:graphic-properties draw:stroke="solid" draw:stroke-dash="Dashed_20__28_var_29__20_387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3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234" style:family="graphic">
      <style:graphic-properties draw:stroke="solid" svg:stroke-width="0cm" svg:stroke-color="#ffff99" draw:marker-start="" draw:marker-start-width="0.199cm" draw:marker-start-center="false" draw:marker-end="" draw:marker-end-width="0.199cm" draw:marker-end-center="false" draw:fill="solid" draw:fill-color="#ead680" draw:textarea-horizontal-align="justify" draw:textarea-vertical-align="middle" draw:auto-grow-height="false" fo:min-height="0.718cm" fo:min-width="3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9ce7b" draw:textarea-horizontal-align="justify" draw:textarea-vertical-align="middle" draw:auto-grow-height="false" fo:min-height="0.718cm" fo:min-width="3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5bbed" draw:textarea-horizontal-align="justify" draw:textarea-vertical-align="middle" draw:auto-grow-height="false" fo:min-height="0.771cm" fo:min-width="3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d9e0" draw:textarea-horizontal-align="justify" draw:textarea-vertical-align="middle" draw:auto-grow-height="false" fo:min-height="0.771cm" fo:min-width="3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729fcf" draw:fill-hatch-name="quadrillage" draw:textarea-horizontal-align="justify" draw:textarea-vertical-align="middle" draw:auto-grow-height="false" fo:min-height="1.739cm" fo:min-width="8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draw:stroke-dash="Dashed_20__28_var_29__20_1116" svg:stroke-width="0.03cm" svg:stroke-color="#000000" draw:marker-start="" draw:marker-start-width="0.21cm" draw:marker-start-center="false" draw:marker-end="Arrow_20_concave" draw:marker-end-width="0.21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40" style:family="graphic">
      <style:graphic-properties draw:stroke="solid" draw:stroke-dash="Dashed_20__28_var_29__20_1111" svg:stroke-width="0.03cm" svg:stroke-color="#000000" draw:marker-start="Arrow_20_concave" draw:marker-start-width="0.21cm" draw:marker-start-center="false" draw:marker-end="" draw:marker-end-width="0.21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41" style:family="graphic">
      <style:graphic-properties draw:stroke="solid" draw:stroke-dash="Dashed_20__28_var_29__20_1135" svg:stroke-width="0.041cm" svg:stroke-color="#000000" draw:marker-start="" draw:marker-start-width="0.169cm" draw:marker-start-center="false" draw:marker-end="" draw:marker-end-width="0.169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42" style:family="graphic">
      <style:graphic-properties draw:stroke="none" draw:stroke-dash="Dashed_20__28_var_29__20_1133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auto-grow-width="true" fo:min-height="0.413cm" fo:min-width="0.5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3" style:family="graphic">
      <style:graphic-properties draw:stroke="none" draw:stroke-dash="Dashed_20__28_var_29__20_1132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4" style:family="graphic">
      <style:graphic-properties draw:stroke="solid" draw:stroke-dash="Dashed_20__28_var_29__20_1136" svg:stroke-width="0.03cm" svg:stroke-color="#000000" draw:marker-start="" draw:marker-start-width="0.153cm" draw:marker-start-center="false" draw:marker-end="" draw:marker-end-width="0.15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45" style:family="graphic">
      <style:graphic-properties draw:stroke="none" draw:stroke-dash="Dashed_20__28_var_29__20_1134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47" style:family="graphic">
      <style:graphic-properties draw:stroke="solid" draw:stroke-dash="Dashed_20__28_var_29__20_105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8" style:family="graphic">
      <style:graphic-properties draw:stroke="solid" draw:stroke-dash="Dashed_20__28_var_29__20_105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9" style:family="graphic">
      <style:graphic-properties draw:stroke="solid" draw:stroke-dash="Dashed_20__28_var_29__20_1056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0" style:family="graphic">
      <style:graphic-properties draw:stroke="solid" draw:stroke-dash="Dashed_20__28_var_29__20_105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1" style:family="graphic">
      <style:graphic-properties draw:stroke="solid" draw:stroke-dash="Dashed_20__28_var_29__20_105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2" style:family="graphic">
      <style:graphic-properties draw:stroke="solid" draw:stroke-dash="Dashed_20__28_var_29__20_106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3" style:family="graphic">
      <style:graphic-properties draw:stroke="solid" draw:stroke-dash="Dashed_20__28_var_29__20_1061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4" style:family="graphic">
      <style:graphic-properties draw:stroke="solid" draw:stroke-dash="Dashed_20__28_var_29__20_1063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5" style:family="graphic">
      <style:graphic-properties draw:stroke="solid" draw:stroke-dash="Dashed_20__28_var_29__20_106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6" style:family="graphic">
      <style:graphic-properties draw:stroke="solid" draw:stroke-dash="Dashed_20__28_var_29__20_106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7" style:family="graphic">
      <style:graphic-properties draw:stroke="solid" draw:stroke-dash="Dashed_20__28_var_29__20_1066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8" style:family="graphic">
      <style:graphic-properties draw:stroke="solid" draw:stroke-dash="Dashed_20__28_var_29__20_106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9" style:family="graphic">
      <style:graphic-properties draw:stroke="solid" draw:stroke-dash="Dashed_20__28_var_29__20_106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0" style:family="graphic">
      <style:graphic-properties draw:stroke="solid" draw:stroke-dash="Dashed_20__28_var_29__20_106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1" style:family="graphic">
      <style:graphic-properties draw:stroke="solid" draw:stroke-dash="Dashed_20__28_var_29__20_107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2" style:family="graphic">
      <style:graphic-properties draw:stroke="solid" draw:stroke-dash="Dashed_20__28_var_29__20_1071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3" style:family="graphic">
      <style:graphic-properties draw:stroke="solid" draw:stroke-dash="Dashed_20__28_var_29__20_1072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4" style:family="graphic">
      <style:graphic-properties draw:stroke="solid" draw:stroke-dash="Dashed_20__28_var_29__20_1073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5" style:family="graphic">
      <style:graphic-properties draw:stroke="solid" draw:stroke-dash="Dashed_20__28_var_29__20_107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6" style:family="graphic">
      <style:graphic-properties draw:stroke="solid" draw:stroke-dash="Dashed_20__28_var_29__20_107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7" style:family="graphic">
      <style:graphic-properties draw:stroke="solid" draw:stroke-dash="Dashed_20__28_var_29__20_1076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8" style:family="graphic">
      <style:graphic-properties draw:stroke="solid" draw:stroke-dash="Dashed_20__28_var_29__20_107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9" style:family="graphic">
      <style:graphic-properties draw:stroke="none" draw:stroke-dash="Dashed_20__28_var_29__20_1078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82cm" draw:shadow="hidden" draw:shadow-offset-x="0.3cm" draw:shadow-offset-y="0.3cm" draw:shadow-color="#808080" style:run-through="foreground"/>
      <style:paragraph-properties style:writing-mode="lr-tb"/>
    </style:style>
    <style:style style:name="gr270" style:family="graphic">
      <style:graphic-properties draw:stroke="none" draw:stroke-dash="Dashed_20__28_var_29__20_1079" svg:stroke-width="0.019cm" svg:stroke-color="#000000" draw:marker-start-width="0.288cm" draw:marker-start-center="false" draw:marker-end-width="0.288cm" draw:marker-end-center="false" draw:fill="none" draw:fill-color="#ffffff" draw:auto-grow-width="true" fo:min-height="0.429cm" fo:min-width="0.524cm" draw:shadow="hidden" draw:shadow-offset-x="0.3cm" draw:shadow-offset-y="0.3cm" draw:shadow-color="#808080" style:run-through="foreground"/>
      <style:paragraph-properties style:writing-mode="lr-tb"/>
    </style:style>
    <style:style style:name="gr271" style:family="graphic">
      <style:graphic-properties draw:stroke="none" draw:stroke-dash="Dashed_20__28_var_29__20_1080" svg:stroke-width="0.019cm" svg:stroke-color="#000000" draw:marker-start-width="0.288cm" draw:marker-start-center="false" draw:marker-end-width="0.288cm" draw:marker-end-center="false" draw:fill="none" draw:fill-color="#ffffff" fo:min-height="0.423cm" draw:shadow="hidden" draw:shadow-offset-x="0.3cm" draw:shadow-offset-y="0.3cm" draw:shadow-color="#808080" style:run-through="foreground"/>
      <style:paragraph-properties style:writing-mode="lr-tb"/>
    </style:style>
    <style:style style:name="gr272" style:family="graphic">
      <style:graphic-properties draw:stroke="solid" draw:stroke-dash="Dashed_20__28_var_29__20_1081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3" style:family="graphic">
      <style:graphic-properties draw:stroke="solid" draw:stroke-dash="Dashed_20__28_var_29__20_1082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4" style:family="graphic">
      <style:graphic-properties draw:stroke="solid" draw:stroke-dash="Dashed_20__28_var_29__20_1083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5" style:family="graphic">
      <style:graphic-properties draw:stroke="solid" draw:stroke-dash="Dashed_20__28_var_29__20_1084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6" style:family="graphic">
      <style:graphic-properties draw:stroke="solid" draw:stroke-dash="Dashed_20__28_var_29__20_1085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7" style:family="graphic">
      <style:graphic-properties draw:stroke="solid" draw:stroke-dash="Dashed_20__28_var_29__20_1086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8" style:family="graphic">
      <style:graphic-properties draw:stroke="solid" draw:stroke-dash="Dashed_20__28_var_29__20_1087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9" style:family="graphic">
      <style:graphic-properties draw:stroke="solid" draw:stroke-dash="Dashed_20__28_var_29__20_1088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0" style:family="graphic">
      <style:graphic-properties draw:stroke="none" draw:stroke-dash="Dashed_20__28_var_29__20_1089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281" style:family="graphic">
      <style:graphic-properties draw:stroke="none" draw:stroke-dash="Dashed_20__28_var_29__20_1090" svg:stroke-width="0.019cm" svg:stroke-color="#000000" draw:marker-start-width="0.303cm" draw:marker-start-center="false" draw:marker-end-width="0.30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82" style:family="graphic">
      <style:graphic-properties draw:stroke="none" draw:stroke-dash="Dashed_20__28_var_29__20_1091" svg:stroke-width="0.019cm" svg:stroke-color="#000000" draw:marker-start-width="0.303cm" draw:marker-start-center="false" draw:marker-end-width="0.30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83" style:family="graphic">
      <style:graphic-properties draw:stroke="none" draw:stroke-dash="Dashed_20__28_var_29__20_1092" svg:stroke-width="0.019cm" svg:stroke-color="#808080" draw:marker-start-width="0.303cm" draw:marker-start-center="false" draw:marker-end-width="0.30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84" style:family="graphic">
      <style:graphic-properties draw:stroke="solid" draw:stroke-dash="Dashed_20__28_var_29__20_1093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5" style:family="graphic">
      <style:graphic-properties draw:stroke="solid" draw:stroke-dash="Dashed_20__28_var_29__20_1094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6" style:family="graphic">
      <style:graphic-properties draw:stroke="none" draw:stroke-dash="Dashed_20__28_var_29__20_1095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287" style:family="graphic">
      <style:graphic-properties draw:stroke="solid" draw:stroke-dash="Dashed_20__28_var_29__20_1096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8" style:family="graphic">
      <style:graphic-properties draw:stroke="solid" draw:stroke-dash="Dashed_20__28_var_29__20_1097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9" style:family="graphic">
      <style:graphic-properties draw:stroke="none" draw:stroke-dash="Dashed_20__28_var_29__20_1098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290" style:family="graphic">
      <style:graphic-properties draw:stroke="solid" draw:stroke-dash="Dashed_20__28_var_29__20_1099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1" style:family="graphic">
      <style:graphic-properties draw:stroke="solid" draw:stroke-dash="Dashed_20__28_var_29__20_1100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2" style:family="graphic">
      <style:graphic-properties draw:stroke="none" draw:stroke-dash="Dashed_20__28_var_29__20_1101" svg:stroke-width="0.019cm" svg:stroke-color="#000000" draw:marker-start-width="0.303cm" draw:marker-start-center="false" draw:marker-end-width="0.30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93" style:family="graphic">
      <style:graphic-properties draw:stroke="solid" draw:stroke-dash="Dashed_20__28_var_29__20_1102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4" style:family="graphic">
      <style:graphic-properties draw:stroke="solid" draw:stroke-dash="Dashed_20__28_var_29__20_1103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5" style:family="graphic">
      <style:graphic-properties draw:stroke="none" draw:stroke-dash="Dashed_20__28_var_29__20_1104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296" style:family="graphic">
      <style:graphic-properties draw:stroke="solid" draw:stroke-dash="Dashed_20__28_var_29__20_1105" svg:stroke-width="0.03cm" svg:stroke-color="#000000" draw:marker-start-width="0.198cm" draw:marker-start-center="false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97" style:family="graphic">
      <style:graphic-properties draw:stroke="solid" draw:stroke-dash="Dashed_20__28_var_29__20_1106" svg:stroke-width="0.03cm" svg:stroke-color="#000000" draw:marker-start-width="0.198cm" draw:marker-start-center="false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98" style:family="graphic">
      <style:graphic-properties draw:stroke="solid" draw:stroke-dash="Dashed_20__28_var_29__20_110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9" style:family="graphic">
      <style:graphic-properties draw:stroke="solid" draw:stroke-dash="Dashed_20__28_var_29__20_1057" svg:stroke-width="0.03cm" svg:stroke-color="#000000" draw:marker-start="Arrow_20_concave" draw:marker-start-width="0.25cm" draw:marker-start-center="false" draw:marker-end-width="0.25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00" style:family="graphic">
      <style:graphic-properties draw:stroke="solid" draw:stroke-dash="Dashed_20__28_var_29__20_1062" svg:stroke-width="0.03cm" svg:stroke-color="#000000" draw:marker-start-width="0.258cm" draw:marker-start-center="false" draw:marker-end="Arrow_20_concave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0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0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0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6" style:family="graphic">
      <style:graphic-properties draw:stroke="solid" svg:stroke-width="0.009cm" svg:stroke-color="#c0c0c0" draw:marker-start-width="0.3cm" draw:marker-start-center="false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07" style:family="graphic">
      <style:graphic-properties draw:stroke="solid" svg:stroke-width="0.018cm" svg:stroke-color="#80808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308" style:family="graphic">
      <style:graphic-properties draw:stroke="solid" svg:stroke-width="0.019cm" svg:stroke-color="#666666" draw:marker-start-width="0.191cm" draw:marker-start-center="false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09" style:family="graphic">
      <style:graphic-properties draw:stroke="solid" svg:stroke-width="0.03cm" svg:stroke-color="#000000" draw:marker-start-width="0.206cm" draw:marker-start-center="false" draw:marker-end="Arrow_20_concave" draw:marker-end-width="0.2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310" style:family="graphic">
      <style:graphic-properties draw:stroke="solid" svg:stroke-width="0.03cm" svg:stroke-color="#000000" draw:marker-start="Arrow_20_concave" draw:marker-start-width="0.25cm" draw:marker-start-center="false" draw:marker-end-width="0.20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311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38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4" style:family="graphic">
      <style:graphic-properties draw:stroke="solid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5" style:family="graphic">
      <style:graphic-properties draw:stroke="solid" draw:stroke-dash="Dashed_20__28_var_29__20_37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6" style:family="graphic">
      <style:graphic-properties draw:stroke="solid" draw:stroke-dash="Dashed_20__28_var_29__20_37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8" style:family="graphic">
      <style:graphic-properties draw:stroke="solid" draw:stroke-dash="Dashed_20__28_var_29__20_37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9" style:family="graphic">
      <style:graphic-properties draw:stroke="solid" draw:stroke-dash="Dashed_20__28_var_29__20_372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0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1" style:family="graphic">
      <style:graphic-properties draw:stroke="solid" draw:stroke-dash="Dashed_20__28_var_29__20_372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2" style:family="graphic">
      <style:graphic-properties draw:stroke="solid" draw:stroke-dash="Dashed_20__28_var_29__20_372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4" style:family="graphic">
      <style:graphic-properties draw:stroke="solid" draw:stroke-dash="Dashed_20__28_var_29__20_372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5" style:family="graphic">
      <style:graphic-properties draw:stroke="solid" draw:stroke-dash="Dashed_20__28_var_29__20_372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6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7" style:family="graphic">
      <style:graphic-properties draw:stroke="solid" draw:stroke-dash="Dashed_20__28_var_29__20_372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8" style:family="graphic">
      <style:graphic-properties draw:stroke="solid" draw:stroke-dash="Dashed_20__28_var_29__20_372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9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0" style:family="graphic">
      <style:graphic-properties draw:stroke="solid" draw:stroke-dash="Dashed_20__28_var_29__20_372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1" style:family="graphic">
      <style:graphic-properties draw:stroke="solid" draw:stroke-dash="Dashed_20__28_var_29__20_373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1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3" style:family="graphic">
      <style:graphic-properties draw:stroke="solid" draw:stroke-dash="Dashed_20__28_var_29__20_373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4" style:family="graphic">
      <style:graphic-properties draw:stroke="solid" draw:stroke-dash="Dashed_20__28_var_29__20_373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5" style:family="graphic">
      <style:graphic-properties draw:stroke="solid" draw:stroke-dash="Dashed_20__28_var_29__20_373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6" style:family="graphic">
      <style:graphic-properties draw:stroke="solid" draw:stroke-dash="Dashed_20__28_var_29__20_373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8" text:outline-level="1"><draw:g text:anchor-type="paragraph" draw:z-index="16" draw:name="Forme5" draw:style-name="gr232"><draw:custom-shape draw:style-name="gr233" draw:text-style-name="P125" svg:width="3.964cm" svg:height="0.641cm" draw:transform="skewX (0.00279252680319092) rotate (0.0872664625997165) translate (-0.370416666666667cm -0.0934861111111111cm)"><text:p text:style-name="P124"><text:span text:style-name="T11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1"><draw:text-box fo:min-height="3.93cm"><text:section text:style-name="Sect1" text:name="Section5"><text:p text:style-name="P30"/><text:h text:style-name="P97" text:outline-level="1">Lis et écris les coordonnées des points A à H.</text:h><text:list xml:id="list1230913384" text:style-name="_5f_Numérotation_20_des_20_exercices_20_livrets"><text:list-header><text:p text:style-name="P62"><draw:g text:anchor-type="as-char" svg:y="0cm" draw:z-index="14" draw:name="Forme6" draw:style-name="gr246"><draw:line draw:style-name="gr247" draw:text-style-name="P131" svg:x1="0cm" svg:y1="0.605cm" svg:x2="8.499cm" svg:y2="0.605cm"><text:p/></draw:line><draw:line draw:style-name="gr248" draw:text-style-name="P131" svg:x1="0cm" svg:y1="5.424cm" svg:x2="0cm" svg:y2="0.017cm"><text:p/></draw:line><draw:line draw:style-name="gr249" draw:text-style-name="P131" svg:x1="1.819cm" svg:y1="0.018cm" svg:x2="1.823cm" svg:y2="5.429cm"><text:p/></draw:line><draw:line draw:style-name="gr250" draw:text-style-name="P131" svg:x1="0cm" svg:y1="0.011cm" svg:x2="8.499cm" svg:y2="0.011cm"><text:p/></draw:line><draw:line draw:style-name="gr251" draw:text-style-name="P131" svg:x1="0.004cm" svg:y1="1.204cm" svg:x2="8.491cm" svg:y2="1.204cm"><text:p/></draw:line><draw:line draw:style-name="gr252" draw:text-style-name="P131" svg:x1="0.004cm" svg:y1="1.804cm" svg:x2="8.501cm" svg:y2="1.804cm"><text:p/></draw:line><draw:line draw:style-name="gr253" draw:text-style-name="P131" svg:x1="0.004cm" svg:y1="3.012cm" svg:x2="8.501cm" svg:y2="3.012cm"><text:p/></draw:line><draw:line draw:style-name="gr254" draw:text-style-name="P131" svg:x1="0.004cm" svg:y1="4.218cm" svg:x2="8.501cm" svg:y2="4.218cm"><text:p/></draw:line><draw:line draw:style-name="gr255" draw:text-style-name="P131" svg:x1="0.004cm" svg:y1="3.615cm" svg:x2="8.501cm" svg:y2="3.615cm"><text:p/></draw:line><draw:line draw:style-name="gr256" draw:text-style-name="P131" svg:x1="0.004cm" svg:y1="4.823cm" svg:x2="8.501cm" svg:y2="4.823cm"><text:p/></draw:line><draw:line draw:style-name="gr257" draw:text-style-name="P131" svg:x1="0.004cm" svg:y1="5.421cm" svg:x2="8.501cm" svg:y2="5.421cm"><text:p/></draw:line><draw:line draw:style-name="gr258" draw:text-style-name="P131" svg:x1="0.604cm" svg:y1="0.011cm" svg:x2="0.604cm" svg:y2="5.416cm"><text:p/></draw:line><draw:line draw:style-name="gr259" draw:text-style-name="P131" svg:x1="1.21cm" svg:y1="0.011cm" svg:x2="1.21cm" svg:y2="5.416cm"><text:p/></draw:line><draw:line draw:style-name="gr260" draw:text-style-name="P131" svg:x1="2.423cm" svg:y1="0.011cm" svg:x2="2.423cm" svg:y2="5.416cm"><text:p/></draw:line><draw:line draw:style-name="gr261" draw:text-style-name="P131" svg:x1="3.029cm" svg:y1="0.011cm" svg:x2="3.033cm" svg:y2="5.416cm"><text:p/></draw:line><draw:line draw:style-name="gr262" draw:text-style-name="P131" svg:x1="3.636cm" svg:y1="0.011cm" svg:x2="3.638cm" svg:y2="5.416cm"><text:p/></draw:line><draw:line draw:style-name="gr263" draw:text-style-name="P131" svg:x1="4.853cm" svg:y1="0.011cm" svg:x2="4.853cm" svg:y2="5.416cm"><text:p/></draw:line><draw:line draw:style-name="gr264" draw:text-style-name="P131" svg:x1="5.458cm" svg:y1="0.011cm" svg:x2="5.458cm" svg:y2="5.416cm"><text:p/></draw:line><draw:line draw:style-name="gr265" draw:text-style-name="P131" svg:x1="6.066cm" svg:y1="0.011cm" svg:x2="6.066cm" svg:y2="5.416cm"><text:p/></draw:line><draw:line draw:style-name="gr266" draw:text-style-name="P131" svg:x1="6.672cm" svg:y1="0.011cm" svg:x2="6.672cm" svg:y2="5.416cm"><text:p/></draw:line><draw:line draw:style-name="gr267" draw:text-style-name="P131" svg:x1="7.282cm" svg:y1="5.416cm" svg:x2="7.282cm" svg:y2="0.011cm"><text:p/></draw:line><draw:line draw:style-name="gr268" draw:text-style-name="P131" svg:x1="7.885cm" svg:y1="0.011cm" svg:x2="7.885cm" svg:y2="5.416cm"><text:p/></draw:line><draw:frame draw:style-name="gr269" draw:text-style-name="P132" svg:width="0.283cm" svg:height="0.414cm" svg:x="3.792cm" svg:y="2.554cm"><draw:text-box><text:p text:style-name="P116"><text:span text:style-name="T114">O</text:span></text:p></draw:text-box></draw:frame><draw:frame draw:style-name="gr270" draw:text-style-name="P132" svg:width="0.525cm" svg:height="0.429cm" svg:x="4.572cm" svg:y="2.512cm"><draw:text-box><text:p><text:span text:style-name="T114">+1</text:span></text:p></draw:text-box></draw:frame><draw:frame draw:style-name="gr271" draw:text-style-name="P132" svg:width="0.613cm" svg:height="0.424cm" svg:x="3.54cm" svg:y="1.595cm"><draw:text-box><text:p><text:span text:style-name="T114">+1</text:span></text:p></draw:text-box></draw:frame><draw:line draw:style-name="gr272" draw:text-style-name="P131" svg:x1="1.115cm" svg:y1="4.909cm" svg:x2="1.298cm" svg:y2="4.72cm"><text:p/></draw:line><draw:line draw:style-name="gr273" draw:text-style-name="P131" svg:x1="1.305cm" svg:y1="4.909cm" svg:x2="1.115cm" svg:y2="4.72cm"><text:p/></draw:line><draw:line draw:style-name="gr274" draw:text-style-name="P131" svg:x1="4.755cm" svg:y1="3.709cm" svg:x2="4.945cm" svg:y2="3.518cm"><text:p/></draw:line><draw:line draw:style-name="gr275" draw:text-style-name="P131" svg:x1="4.945cm" svg:y1="3.709cm" svg:x2="4.755cm" svg:y2="3.518cm"><text:p/></draw:line><draw:line draw:style-name="gr276" draw:text-style-name="P131" svg:x1="7.184cm" svg:y1="1.898cm" svg:x2="7.371cm" svg:y2="1.709cm"><text:p/></draw:line><draw:line draw:style-name="gr277" draw:text-style-name="P131" svg:x1="7.371cm" svg:y1="1.898cm" svg:x2="7.184cm" svg:y2="1.709cm"><text:p/></draw:line><draw:line draw:style-name="gr278" draw:text-style-name="P131" svg:x1="4.152cm" svg:y1="0.696cm" svg:x2="4.344cm" svg:y2="0.509cm"><text:p/></draw:line><draw:line draw:style-name="gr279" draw:text-style-name="P131" svg:x1="4.344cm" svg:y1="0.696cm" svg:x2="4.152cm" svg:y2="0.509cm"><text:p/></draw:line><draw:frame draw:style-name="gr280" draw:text-style-name="P132" svg:width="0.276cm" svg:height="0.414cm" svg:x="3.851cm" svg:y="0.639cm"><draw:text-box><text:p text:style-name="P116"><text:span text:style-name="T114">D</text:span></text:p></draw:text-box></draw:frame><draw:frame draw:style-name="gr281" draw:text-style-name="P132" svg:width="0.294cm" svg:height="0.414cm" svg:x="7.426cm" svg:y="1.311cm"><draw:text-box><text:p text:style-name="P116"><text:span text:style-name="T114">A</text:span></text:p></draw:text-box></draw:frame><draw:frame draw:style-name="gr282" draw:text-style-name="P132" svg:width="0.278cm" svg:height="0.414cm" svg:x="4.976cm" svg:y="3.717cm"><draw:text-box><text:p text:style-name="P116"><text:span text:style-name="T114">E</text:span></text:p></draw:text-box></draw:frame><draw:frame draw:style-name="gr283" draw:text-style-name="P132" svg:width="0.232cm" svg:height="0.414cm" svg:x="0.778cm" svg:y="4.895cm"><draw:text-box><text:p text:style-name="P116"><text:span text:style-name="T114">C</text:span></text:p></draw:text-box></draw:frame><draw:line draw:style-name="gr284" draw:text-style-name="P131" svg:x1="1.732cm" svg:y1="1.301cm" svg:x2="1.922cm" svg:y2="1.115cm"><text:p/></draw:line><draw:line draw:style-name="gr285" draw:text-style-name="P131" svg:x1="1.922cm" svg:y1="1.301cm" svg:x2="1.732cm" svg:y2="1.115cm"><text:p/></draw:line><draw:frame draw:style-name="gr286" draw:text-style-name="P132" svg:width="0.246cm" svg:height="0.414cm" svg:x="1.468cm" svg:y="0.769cm"><draw:text-box><text:p text:style-name="P116"><text:span text:style-name="T114">B</text:span></text:p></draw:text-box></draw:frame><draw:line draw:style-name="gr287" draw:text-style-name="P131" svg:x1="1.118cm" svg:y1="2.497cm" svg:x2="1.305cm" svg:y2="2.31cm"><text:p/></draw:line><draw:line draw:style-name="gr288" draw:text-style-name="P131" svg:x1="1.308cm" svg:y1="2.497cm" svg:x2="1.118cm" svg:y2="2.31cm"><text:p/></draw:line><draw:frame draw:style-name="gr289" draw:text-style-name="P132" svg:width="0.207cm" svg:height="0.414cm" svg:x="0.861cm" svg:y="1.912cm"><draw:text-box><text:p text:style-name="P116"><text:span text:style-name="T114">F</text:span></text:p></draw:text-box></draw:frame><draw:line draw:style-name="gr290" draw:text-style-name="P131" svg:x1="4.152cm" svg:y1="4.312cm" svg:x2="4.342cm" svg:y2="4.125cm"><text:p/></draw:line><draw:line draw:style-name="gr291" draw:text-style-name="P131" svg:x1="4.344cm" svg:y1="4.312cm" svg:x2="4.152cm" svg:y2="4.125cm"><text:p/></draw:line><draw:frame draw:style-name="gr292" draw:text-style-name="P132" svg:width="0.257cm" svg:height="0.414cm" svg:x="3.806cm" svg:y="4.274cm"><draw:text-box><text:p text:style-name="P116"><text:span text:style-name="T114">G</text:span></text:p></draw:text-box></draw:frame><draw:line draw:style-name="gr293" draw:text-style-name="P131" svg:x1="5.971cm" svg:y1="2.492cm" svg:x2="6.158cm" svg:y2="2.305cm"><text:p/></draw:line><draw:line draw:style-name="gr294" draw:text-style-name="P131" svg:x1="6.161cm" svg:y1="2.492cm" svg:x2="5.971cm" svg:y2="2.305cm"><text:p/></draw:line><draw:frame draw:style-name="gr295" draw:text-style-name="P132" svg:width="0.269cm" svg:height="0.414cm" svg:x="5.648cm" svg:y="1.912cm"><draw:text-box><text:p text:style-name="P116"><text:span text:style-name="T114">H</text:span></text:p></draw:text-box></draw:frame><draw:line draw:style-name="gr296" draw:text-style-name="P131" svg:x1="4.853cm" svg:y1="2.303cm" svg:x2="4.853cm" svg:y2="2.517cm"><text:p/></draw:line><draw:line draw:style-name="gr297" draw:text-style-name="P131" svg:x1="4.351cm" svg:y1="1.806cm" svg:x2="4.139cm" svg:y2="1.806cm"><text:p/></draw:line><draw:line draw:style-name="gr298" draw:text-style-name="P131" svg:x1="8.489cm" svg:y1="0.011cm" svg:x2="8.489cm" svg:y2="5.416cm"><text:p/></draw:line><draw:line draw:style-name="gr299" draw:text-style-name="P131" svg:x1="4.247cm" svg:y1="0cm" svg:x2="4.247cm" svg:y2="5.428cm"><text:p/></draw:line><draw:line draw:style-name="gr300" draw:text-style-name="P131" svg:x1="0.004cm" svg:y1="2.409cm" svg:x2="8.501cm" svg:y2="2.409cm"><text:p/></draw:line></draw:g></text:p><text:p text:style-name="P63"><text:span text:style-name="Bold_5f_niv1"><text:span text:style-name="T53">Correction</text:span></text:span></text:p></text:list-header></text:list><text:section text:style-name="Sect2" text:name="Section1"><text:p text:style-name="P39"><text:span text:style-name="_5f_BVS">A(</text:span><text:span text:style-name="_5f_BVS"><text:span text:style-name="T13">5</text:span></text:span><text:span text:style-name="_5f_BVS"> ; </text:span><text:span text:style-name="_5f_BVS"><text:span text:style-name="T50">1</text:span></text:span><text:span text:style-name="_5f_BVS">)</text:span></text:p><text:p text:style-name="P25"><text:span text:style-name="_5f_BVS">B(</text:span><text:span text:style-name="_5f_BVS"><text:span text:style-name="T16">−</text:span></text:span><text:span text:style-name="_5f_BVS"><text:span text:style-name="T50">4</text:span></text:span><text:span text:style-name="_5f_BVS"> ; </text:span><text:span text:style-name="_5f_BVS"><text:span text:style-name="T50">2</text:span></text:span><text:span text:style-name="_5f_BVS">)</text:span></text:p><text:p text:style-name="P35"><text:span text:style-name="_5f_BVS"><text:span text:style-name="T99">C(</text:span></text:span><text:span text:style-name="_5f_BVS"><text:span text:style-name="T18">−</text:span></text:span><text:span text:style-name="_5f_BVS"><text:span text:style-name="T100">5</text:span></text:span><text:span text:style-name="_5f_BVS"><text:span text:style-name="T99"> ; </text:span></text:span><text:span text:style-name="_5f_BVS"><text:span text:style-name="T18">−</text:span></text:span><text:span text:style-name="_5f_BVS"><text:span text:style-name="T100">4</text:span></text:span><text:span text:style-name="_5f_BVS"><text:span text:style-name="T99">)</text:span></text:span></text:p><text:p text:style-name="P24"><text:span text:style-name="_5f_BVS">D(</text:span><text:span text:style-name="_5f_BVS"><text:span text:style-name="T50">0</text:span></text:span><text:span text:style-name="_5f_BVS"> ; </text:span><text:span text:style-name="_5f_BVS"><text:span text:style-name="T13">3</text:span></text:span><text:span text:style-name="_5f_BVS">)</text:span></text:p><text:p text:style-name="P35"><text:span text:style-name="_5f_BVS">E(</text:span><text:span text:style-name="_5f_BVS"><text:span text:style-name="T13">1</text:span></text:span><text:span text:style-name="_5f_BVS"> ; </text:span><text:span text:style-name="_5f_BVS"><text:span text:style-name="T16">−</text:span></text:span><text:span text:style-name="_5f_BVS"><text:span text:style-name="T13">2</text:span></text:span><text:span text:style-name="_5f_BVS">)</text:span></text:p><text:p text:style-name="P25"><text:span text:style-name="_5f_BVS">F(</text:span><text:span text:style-name="_5f_BVS"><text:span text:style-name="T16">−</text:span></text:span><text:span text:style-name="_5f_BVS"><text:span text:style-name="T13">5</text:span></text:span><text:span text:style-name="_5f_BVS"> ; </text:span><text:span text:style-name="_5f_BVS"><text:span text:style-name="T13">0</text:span></text:span><text:span text:style-name="_5f_BVS">)</text:span></text:p><text:p text:style-name="P35"><text:span text:style-name="_5f_BVS">G(</text:span><text:span text:style-name="_5f_BVS"><text:span text:style-name="T50">0</text:span></text:span><text:span text:style-name="_5f_BVS"> ; </text:span><text:span text:style-name="_5f_BVS"><text:span text:style-name="T16">−</text:span></text:span><text:span text:style-name="_5f_BVS"><text:span text:style-name="T13">3</text:span></text:span><text:span text:style-name="_5f_BVS">)</text:span></text:p><text:p text:style-name="P37"><text:span text:style-name="_5f_BVS"><text:span text:style-name="T7">H(</text:span></text:span><text:span text:style-name="_5f_BVS"><text:span text:style-name="T9">3</text:span></text:span><text:span text:style-name="_5f_BVS"><text:span text:style-name="T7"> ; </text:span></text:span><text:span text:style-name="_5f_BVS"><text:span text:style-name="T8">0</text:span></text:span><text:span text:style-name="_5f_BVS"><text:span text:style-name="T7">)</text:span></text:span></text:p></text:section></text:section></draw:text-box></draw:frame></text:h>
      <text:list xml:id="list3477017841" text:style-name="Num_5f_Exo">
        <text:list-item>
          <text:h text:style-name="P45" text:outline-level="1"><text:span text:style-name="Bold_5f_niv1"><text:span text:style-name="T82"> </text:span></text:span><text:span text:style-name="Bold_5f_niv1"><text:span text:style-name="T58">Estimation</text:span></text:span></text:h>
        </text:list-item>
      </text:list>
      <text:p text:style-name="P32"><draw:g text:anchor-type="paragraph" draw:z-index="15" draw:name="Forme7" draw:style-name="gr146"><draw:custom-shape draw:style-name="gr234" draw:text-style-name="P126" svg:width="4.5cm" svg:height="0.969cm" svg:x="0cm" svg:y="1.131cm"><text:p/><draw:enhanced-geometry svg:viewBox="0 0 21600 21600" draw:type="rectangle" draw:enhanced-path="M 0 0 L 21600 0 21600 21600 0 21600 0 0 Z N"/></draw:custom-shape><draw:custom-shape draw:style-name="gr235" draw:text-style-name="P127" svg:width="4.5cm" svg:height="0.969cm" svg:x="4.5cm" svg:y="1.131cm"><text:p/><draw:enhanced-geometry svg:viewBox="0 0 21600 21600" draw:type="rectangle" draw:enhanced-path="M 0 0 L 21600 0 21600 21600 0 21600 0 0 Z N"/></draw:custom-shape><draw:custom-shape draw:style-name="gr236" draw:text-style-name="P128" svg:width="4.5cm" svg:height="1.022cm" svg:x="4.5cm" svg:y="0.11cm"><text:p/><draw:enhanced-geometry svg:viewBox="0 0 21600 21600" draw:type="rectangle" draw:enhanced-path="M 0 0 L 21600 0 21600 21600 0 21600 0 0 Z N"/></draw:custom-shape><draw:custom-shape draw:style-name="gr237" draw:text-style-name="P129" svg:width="4.5cm" svg:height="1.022cm" svg:x="0cm" svg:y="0.11cm"><text:p/><draw:enhanced-geometry svg:viewBox="0 0 21600 21600" draw:type="rectangle" draw:enhanced-path="M 0 0 L 21600 0 21600 21600 0 21600 0 0 Z N"/></draw:custom-shape><draw:custom-shape draw:style-name="gr238" draw:text-style-name="P130" svg:width="9cm" svg:height="1.99cm" svg:x="0cm" svg:y="0.106cm"><text:p/><draw:enhanced-geometry svg:viewBox="0 0 21600 21600" draw:type="rectangle" draw:enhanced-path="M 0 0 L 21600 0 21600 21600 0 21600 0 0 Z N"/></draw:custom-shape><draw:line draw:style-name="gr239" draw:text-style-name="P122" svg:x1="0.001cm" svg:y1="1.127cm" svg:x2="8.997cm" svg:y2="1.127cm"><text:p/></draw:line><draw:line draw:style-name="gr240" draw:text-style-name="P122" svg:x1="4.496cm" svg:y1="0.115cm" svg:x2="4.496cm" svg:y2="2.1cm"><text:p/></draw:line><draw:line draw:style-name="gr241" draw:text-style-name="P122" svg:x1="5.505cm" svg:y1="1.007cm" svg:x2="5.505cm" svg:y2="1.227cm"><text:p/></draw:line><draw:frame draw:style-name="gr242" draw:text-style-name="P123" svg:width="1.026cm" svg:height="0.664cm" svg:x="4.99cm" svg:y="1.194cm"><draw:text-box><text:p text:style-name="P116"><text:span text:style-name="T112">+1</text:span></text:p></draw:text-box></draw:frame><draw:frame draw:style-name="gr243" draw:text-style-name="P123" svg:width="0.784cm" svg:height="0.664cm" svg:x="3.874cm" svg:y="1.09cm"><draw:text-box><text:p text:style-name="P116"><text:span text:style-name="T112">O</text:span></text:p></draw:text-box></draw:frame><draw:line draw:style-name="gr244" draw:text-style-name="P122" svg:x1="4.606cm" svg:y1="0.61cm" svg:x2="4.382cm" svg:y2="0.61cm"><text:p/></draw:line><draw:frame draw:style-name="gr245" draw:text-style-name="P123" svg:width="1.183cm" svg:height="1.075cm" svg:x="3.475cm" svg:y="0.293cm"><draw:text-box><text:p text:style-name="P116"><text:span text:style-name="T112">+1</text:span></text:p></draw:text-box></draw:frame></draw:g><text:span text:style-name="_5f_BVS"/></text:p>
      <text:p text:style-name="P38"><text:span text:style-name="_5f_BVS">Indique dans quel q</text:span><text:span text:style-name="_5f_BVS"><text:span text:style-name="T58">u</text:span></text:span><text:span text:style-name="_5f_BVS">adrant se trouvent les points suivants.</text:span></text:p>
      <text:section text:style-name="Sect3" text:name="Section2">
        <text:p text:style-name="P27">A(<text:span text:style-name="T16">−</text:span>2 ; 1) <text:span text:style-name="_5f_Correction_20_surligné"><text:span text:style-name="T70">Quadrant </text:span></text:span><text:span text:style-name="_5f_Correction_20_surligné"><text:span text:style-name="T71">b</text:span></text:span><text:span text:style-name="_5f_Correction_20_surligné"><text:span text:style-name="T70">leu</text:span></text:span></text:p>
        <text:p text:style-name="P27"><text:span text:style-name="_5f_BVS"><text:span text:style-name="T63">B</text:span></text:span><text:span text:style-name="_5f_BVS">(</text:span><text:span text:style-name="_5f_BVS"><text:span text:style-name="T16">−</text:span></text:span><text:span text:style-name="_5f_BVS"><text:span text:style-name="T60">2</text:span></text:span><text:span text:style-name="_5f_BVS"> ; </text:span><text:span text:style-name="_5f_BVS"><text:span text:style-name="T16">−</text:span></text:span><text:span text:style-name="_5f_BVS"><text:span text:style-name="T60">1</text:span></text:span><text:span text:style-name="_5f_BVS">) </text:span><text:span text:style-name="_5f_Correction_20_surligné"><text:span text:style-name="T68">Quad. jaune</text:span></text:span></text:p>
        <text:p text:style-name="P27">C(<text:span text:style-name="T58">1</text:span> ; <text:span text:style-name="T16">−</text:span><text:span text:style-name="_5f_BVS"><text:span text:style-name="T60">1</text:span></text:span>) <text:span text:style-name="_5f_Correction_20_surligné"><text:span text:style-name="T68">Quad. vert</text:span></text:span></text:p>
        <text:p text:style-name="P27">D(<text:span text:style-name="_5f_BVS"><text:span text:style-name="T17">−</text:span></text:span><text:span text:style-name="_5f_BVS"><text:span text:style-name="T62">3</text:span></text:span><text:span text:style-name="_5f_BVS"><text:span text:style-name="T61"> ; </text:span></text:span><text:span text:style-name="_5f_BVS"><text:span text:style-name="T17">−</text:span></text:span><text:span text:style-name="_5f_BVS"><text:span text:style-name="T62">2</text:span></text:span>) <text:span text:style-name="_5f_Correction_20_surligné"><text:span text:style-name="T68">Quad. jaune</text:span></text:span></text:p>
        <text:p text:style-name="P27">E(<text:span text:style-name="T58">4</text:span> ; <text:span text:style-name="T16">−</text:span>2) <text:span text:style-name="_5f_Correction_20_surligné"><text:span text:style-name="T68">Quad. vert</text:span></text:span></text:p>
        <text:p text:style-name="P27"><text:span text:style-name="_5f_BVS"><text:span text:style-name="T66">F</text:span></text:span><text:span text:style-name="_5f_BVS"><text:span text:style-name="T65">(</text:span></text:span><text:span text:style-name="_5f_BVS"><text:span text:style-name="T42">−</text:span></text:span><text:span text:style-name="_5f_BVS"><text:span text:style-name="T67">4</text:span></text:span><text:span text:style-name="_5f_BVS"><text:span text:style-name="T65"> ; </text:span></text:span><text:span text:style-name="_5f_BVS"><text:span text:style-name="T66">2</text:span></text:span><text:span text:style-name="_5f_BVS"><text:span text:style-name="T65">)</text:span></text:span><text:span text:style-name="_5f_pointillés_20_gris"><text:span text:style-name="T64"> </text:span></text:span><text:span text:style-name="_5f_Correction_20_surligné"><text:span text:style-name="T68">Quad. bleu</text:span></text:span></text:p>
      </text:section>
      <text:list xml:id="list195847048151857" text:continue-numbering="true" text:style-name="Num_5f_Exo">
        <text:list-item>
          <text:h text:style-name="P45" text:outline-level="1"><text:span text:style-name="Bold_5f_niv1"><text:span text:style-name="T82"> </text:span></text:span><text:span text:style-name="Bold_5f_niv1">Placer des points</text:span></text:h>
        </text:list-item>
      </text:list>
      <text:list xml:id="list195848138281870" text:continue-list="list1230913384" text:style-name="_5f_Numérotation_20_des_20_exercices_20_livrets">
        <text:list-header>
          <text:p text:style-name="P54"><draw:g text:anchor-type="as-char" draw:z-index="17" draw:name="Forme6_0" draw:style-name="gr106"><draw:frame draw:style-name="gr185" draw:text-style-name="P121" svg:width="0.278cm" svg:height="0.426cm" svg:x="0.88cm" svg:y="2.161cm"><draw:text-box><text:p text:style-name="P100"><text:span text:style-name="T110">D</text:span></text:p></draw:text-box></draw:frame><draw:frame draw:style-name="gr186" draw:text-style-name="P121" svg:width="0.257cm" svg:height="0.426cm" svg:x="7.34cm" svg:y="4.524cm"><draw:text-box><text:p text:style-name="P100"><text:span text:style-name="T110">C</text:span></text:p></draw:text-box></draw:frame><draw:frame draw:style-name="gr187" draw:text-style-name="P121" svg:width="0.235cm" svg:height="0.426cm" svg:x="4.671cm" svg:y="3.909cm"><draw:text-box><text:p text:style-name="P100"><text:span text:style-name="T110">E</text:span></text:p></draw:text-box></draw:frame><draw:frame draw:style-name="gr188" draw:text-style-name="P121" svg:width="0.214cm" svg:height="0.426cm" svg:x="8.045cm" svg:y="1.857cm"><draw:text-box><text:p text:style-name="P100"><text:span text:style-name="T110">F</text:span></text:p></draw:text-box></draw:frame><draw:frame draw:style-name="gr186" draw:text-style-name="P121" svg:width="0.257cm" svg:height="0.426cm" svg:x="3.286cm" svg:y="1.639cm"><draw:text-box><text:p text:style-name="P100"><text:span text:style-name="T110">A</text:span></text:p></draw:text-box></draw:frame><draw:frame draw:style-name="gr189" draw:text-style-name="P121" svg:width="0.258cm" svg:height="0.426cm" svg:x="1.55cm" svg:y="0.303cm"><draw:text-box><text:p text:style-name="P100"><text:span text:style-name="T111">B</text:span></text:p></draw:text-box></draw:frame><draw:line draw:style-name="gr190" draw:text-style-name="P122" svg:x1="0cm" svg:y1="0.647cm" svg:x2="8.998cm" svg:y2="0.647cm"><text:p/></draw:line><draw:line draw:style-name="gr191" draw:text-style-name="P122" svg:x1="0cm" svg:y1="5.775cm" svg:x2="0cm" svg:y2="0.019cm"><text:p/></draw:line><draw:line draw:style-name="gr192" draw:text-style-name="P122" svg:x1="1.926cm" svg:y1="0.019cm" svg:x2="1.93cm" svg:y2="5.78cm"><text:p/></draw:line><draw:line draw:style-name="gr193" draw:text-style-name="P122" svg:x1="4.496cm" svg:y1="0cm" svg:x2="4.496cm" svg:y2="5.779cm"><text:p/></draw:line><draw:line draw:style-name="gr194" draw:text-style-name="P122" svg:x1="0cm" svg:y1="0.012cm" svg:x2="8.998cm" svg:y2="0.012cm"><text:p/></draw:line><draw:line draw:style-name="gr195" draw:text-style-name="P122" svg:x1="0.005cm" svg:y1="1.282cm" svg:x2="8.988cm" svg:y2="1.282cm"><text:p/></draw:line><draw:line draw:style-name="gr196" draw:text-style-name="P122" svg:x1="0.005cm" svg:y1="1.924cm" svg:x2="9.001cm" svg:y2="1.924cm"><text:p/></draw:line><draw:line draw:style-name="gr197" draw:text-style-name="P122" svg:x1="0.005cm" svg:y1="3.209cm" svg:x2="9.001cm" svg:y2="3.209cm"><text:p/></draw:line><draw:line draw:style-name="gr198" draw:text-style-name="P122" svg:x1="0.005cm" svg:y1="2.566cm" svg:x2="9.001cm" svg:y2="2.566cm"><text:p/></draw:line><draw:line draw:style-name="gr199" draw:text-style-name="P122" svg:x1="0.005cm" svg:y1="4.494cm" svg:x2="9.001cm" svg:y2="4.494cm"><text:p/></draw:line><draw:line draw:style-name="gr200" draw:text-style-name="P122" svg:x1="0.005cm" svg:y1="3.851cm" svg:x2="9.001cm" svg:y2="3.851cm"><text:p/></draw:line><draw:line draw:style-name="gr201" draw:text-style-name="P122" svg:x1="0.005cm" svg:y1="5.136cm" svg:x2="9.001cm" svg:y2="5.136cm"><text:p/></draw:line><draw:line draw:style-name="gr202" draw:text-style-name="P122" svg:x1="0.005cm" svg:y1="5.771cm" svg:x2="9.001cm" svg:y2="5.771cm"><text:p/></draw:line><draw:line draw:style-name="gr203" draw:text-style-name="P122" svg:x1="0.64cm" svg:y1="0.012cm" svg:x2="0.64cm" svg:y2="5.766cm"><text:p/></draw:line><draw:line draw:style-name="gr204" draw:text-style-name="P122" svg:x1="1.282cm" svg:y1="0.012cm" svg:x2="1.282cm" svg:y2="5.766cm"><text:p/></draw:line><draw:line draw:style-name="gr205" draw:text-style-name="P122" svg:x1="2.565cm" svg:y1="0.012cm" svg:x2="2.565cm" svg:y2="5.766cm"><text:p/></draw:line><draw:line draw:style-name="gr206" draw:text-style-name="P122" svg:x1="3.207cm" svg:y1="0.012cm" svg:x2="3.211cm" svg:y2="5.766cm"><text:p/></draw:line><draw:line draw:style-name="gr207" draw:text-style-name="P122" svg:x1="3.849cm" svg:y1="0.012cm" svg:x2="3.851cm" svg:y2="5.766cm"><text:p/></draw:line><draw:line draw:style-name="gr208" draw:text-style-name="P122" svg:x1="5.138cm" svg:y1="0.012cm" svg:x2="5.138cm" svg:y2="5.766cm"><text:p/></draw:line><draw:line draw:style-name="gr209" draw:text-style-name="P122" svg:x1="5.78cm" svg:y1="0.012cm" svg:x2="5.78cm" svg:y2="5.766cm"><text:p/></draw:line><draw:line draw:style-name="gr210" draw:text-style-name="P122" svg:x1="6.422cm" svg:y1="0.012cm" svg:x2="6.422cm" svg:y2="5.766cm"><text:p/></draw:line><draw:line draw:style-name="gr211" draw:text-style-name="P122" svg:x1="7.064cm" svg:y1="0.012cm" svg:x2="7.064cm" svg:y2="5.766cm"><text:p/></draw:line><draw:line draw:style-name="gr212" draw:text-style-name="P122" svg:x1="7.71cm" svg:y1="5.766cm" svg:x2="7.71cm" svg:y2="0.012cm"><text:p/></draw:line><draw:line draw:style-name="gr213" draw:text-style-name="P122" svg:x1="8.347cm" svg:y1="0.012cm" svg:x2="8.347cm" svg:y2="5.766cm"><text:p/></draw:line><draw:frame draw:style-name="gr214" draw:text-style-name="P123" svg:width="0.786cm" svg:height="0.676cm" svg:x="3.768cm" svg:y="2.715cm"><draw:text-box><text:p text:style-name="P100"><text:span text:style-name="T112">O</text:span></text:p></draw:text-box></draw:frame><draw:frame draw:style-name="gr215" draw:text-style-name="P123" svg:width="1.031cm" svg:height="0.676cm" svg:x="4.598cm" svg:y="2.69cm"><draw:text-box><text:p text:style-name="P100"><text:span text:style-name="T112">+1</text:span></text:p></draw:text-box></draw:frame><draw:frame draw:style-name="gr216" draw:text-style-name="P123" svg:width="1.031cm" svg:height="0.676cm" svg:x="3.634cm" svg:y="1.713cm"><draw:text-box><text:p text:style-name="P100"><text:span text:style-name="T112">+1</text:span></text:p></draw:text-box></draw:frame><draw:line draw:style-name="gr217" draw:text-style-name="P122" svg:x1="7.604cm" svg:y1="4.605cm" svg:x2="7.798cm" svg:y2="4.404cm"><text:p/></draw:line><draw:line draw:style-name="gr218" draw:text-style-name="P122" svg:x1="7.805cm" svg:y1="4.605cm" svg:x2="7.604cm" svg:y2="4.404cm"><text:p/></draw:line><draw:line draw:style-name="gr219" draw:text-style-name="P122" svg:x1="4.387cm" svg:y1="3.951cm" svg:x2="4.588cm" svg:y2="3.748cm"><text:p/></draw:line><draw:line draw:style-name="gr220" draw:text-style-name="P122" svg:x1="4.588cm" svg:y1="3.951cm" svg:x2="4.387cm" svg:y2="3.748cm"><text:p/></draw:line><draw:line draw:style-name="gr221" draw:text-style-name="P122" svg:x1="3.12cm" svg:y1="2.02cm" svg:x2="3.318cm" svg:y2="1.819cm"><text:p/></draw:line><draw:line draw:style-name="gr222" draw:text-style-name="P122" svg:x1="3.318cm" svg:y1="2.02cm" svg:x2="3.12cm" svg:y2="1.819cm"><text:p/></draw:line><draw:line draw:style-name="gr223" draw:text-style-name="P122" svg:x1="1.834cm" svg:y1="0.748cm" svg:x2="2.035cm" svg:y2="0.549cm"><text:p/></draw:line><draw:line draw:style-name="gr224" draw:text-style-name="P122" svg:x1="2.035cm" svg:y1="0.748cm" svg:x2="1.834cm" svg:y2="0.549cm"><text:p/></draw:line><draw:line draw:style-name="gr225" draw:text-style-name="P122" svg:x1="1.185cm" svg:y1="2.661cm" svg:x2="1.383cm" svg:y2="2.462cm"><text:p/></draw:line><draw:line draw:style-name="gr226" draw:text-style-name="P122" svg:x1="1.386cm" svg:y1="2.661cm" svg:x2="1.185cm" svg:y2="2.462cm"><text:p/></draw:line><draw:line draw:style-name="gr227" draw:text-style-name="P122" svg:x1="8.25cm" svg:y1="2.018cm" svg:x2="8.451cm" svg:y2="1.819cm"><text:p/></draw:line><draw:line draw:style-name="gr228" draw:text-style-name="P122" svg:x1="8.453cm" svg:y1="2.018cm" svg:x2="8.25cm" svg:y2="1.819cm"><text:p/></draw:line><draw:line draw:style-name="gr229" draw:text-style-name="P122" svg:x1="5.138cm" svg:y1="2.454cm" svg:x2="5.138cm" svg:y2="2.682cm"><text:p/></draw:line><draw:line draw:style-name="gr230" draw:text-style-name="P122" svg:x1="4.607cm" svg:y1="1.924cm" svg:x2="4.383cm" svg:y2="1.924cm"><text:p/></draw:line><draw:line draw:style-name="gr231" draw:text-style-name="P122" svg:x1="8.985cm" svg:y1="0.012cm" svg:x2="8.985cm" svg:y2="5.766cm"><text:p/></draw:line></draw:g></text:p>
        </text:list-header>
      </text:list>
      <text:p text:style-name="_5f_Paragraphe_20_livret_20_">Dans le repère ci-dessus, place les points <text:span text:style-name="T85">suivants.</text:span></text:p>
      <text:section text:style-name="Sect4" text:name="Section14">
        <text:p text:style-name="P59">A(<text:span text:style-name="T16">−</text:span>2 ; 1)</text:p>
        <text:p text:style-name="P60">B(<text:span text:style-name="T16">−</text:span>4 ; 3)</text:p>
        <text:p text:style-name="P81">C(5 ; <text:span text:style-name="T16">−</text:span>3)</text:p>
        <text:p text:style-name="P61">D(<text:span text:style-name="T48">−</text:span>5 ; 0)</text:p>
        <text:p text:style-name="P82">E(0 ; <text:span text:style-name="T59">−</text:span>2)</text:p>
        <text:p text:style-name="P61">F(6 ; 1)</text:p>
      </text:section>
      <text:list xml:id="list195848758082178" text:continue-list="list195847048151857" text:style-name="Num_5f_Exo">
        <text:list-item>
          <text:h text:style-name="P46" text:outline-level="1"> Lis et écris les coordonnées des points A à H.</text:h>
        </text:list-item>
      </text:list>
      <text:list xml:id="list195849017006715" text:continue-list="list195848138281870" text:style-name="_5f_Numérotation_20_des_20_exercices_20_livrets">
        <text:list-header>
          <text:p text:style-name="P64"><draw:g text:anchor-type="as-char" draw:z-index="0" draw:name="Forme9" draw:style-name="gr106"><draw:g draw:style-name="gr3"><draw:line draw:style-name="gr306" draw:text-style-name="P137" svg:x1="0.1cm" svg:y1="0cm" svg:x2="0.1cm" svg:y2="5cm"><text:p/></draw:line><draw:line draw:style-name="gr306" draw:text-style-name="P137" svg:x1="0.2cm" svg:y1="0cm" svg:x2="0.2cm" svg:y2="5cm"><text:p/></draw:line><draw:line draw:style-name="gr306" draw:text-style-name="P137" svg:x1="0.3cm" svg:y1="0cm" svg:x2="0.3cm" svg:y2="5cm"><text:p/></draw:line><draw:line draw:style-name="gr306" draw:text-style-name="P137" svg:x1="0.4cm" svg:y1="0cm" svg:x2="0.4cm" svg:y2="5cm"><text:p/></draw:line><draw:line draw:style-name="gr306" draw:text-style-name="P137" svg:x1="0.6cm" svg:y1="0cm" svg:x2="0.6cm" svg:y2="5cm"><text:p/></draw:line><draw:line draw:style-name="gr306" draw:text-style-name="P137" svg:x1="0.7cm" svg:y1="0cm" svg:x2="0.7cm" svg:y2="5cm"><text:p/></draw:line><draw:line draw:style-name="gr306" draw:text-style-name="P137" svg:x1="0.8cm" svg:y1="0cm" svg:x2="0.8cm" svg:y2="5cm"><text:p/></draw:line><draw:line draw:style-name="gr306" draw:text-style-name="P137" svg:x1="0.9cm" svg:y1="0cm" svg:x2="0.9cm" svg:y2="5cm"><text:p/></draw:line><draw:line draw:style-name="gr306" draw:text-style-name="P137" svg:x1="1.1cm" svg:y1="0cm" svg:x2="1.1cm" svg:y2="5cm"><text:p/></draw:line><draw:line draw:style-name="gr306" draw:text-style-name="P137" svg:x1="1.2cm" svg:y1="0cm" svg:x2="1.2cm" svg:y2="5cm"><text:p/></draw:line><draw:line draw:style-name="gr306" draw:text-style-name="P137" svg:x1="1.3cm" svg:y1="0cm" svg:x2="1.3cm" svg:y2="5cm"><text:p/></draw:line><draw:line draw:style-name="gr306" draw:text-style-name="P137" svg:x1="1.4cm" svg:y1="0cm" svg:x2="1.4cm" svg:y2="5cm"><text:p/></draw:line><draw:line draw:style-name="gr306" draw:text-style-name="P137" svg:x1="1.6cm" svg:y1="0cm" svg:x2="1.6cm" svg:y2="5cm"><text:p/></draw:line><draw:line draw:style-name="gr306" draw:text-style-name="P137" svg:x1="1.7cm" svg:y1="0cm" svg:x2="1.7cm" svg:y2="5cm"><text:p/></draw:line><draw:line draw:style-name="gr306" draw:text-style-name="P137" svg:x1="1.8cm" svg:y1="0cm" svg:x2="1.8cm" svg:y2="5cm"><text:p/></draw:line><draw:line draw:style-name="gr306" draw:text-style-name="P137" svg:x1="1.9cm" svg:y1="0cm" svg:x2="1.9cm" svg:y2="5cm"><text:p/></draw:line><draw:line draw:style-name="gr306" draw:text-style-name="P137" svg:x1="2.1cm" svg:y1="0cm" svg:x2="2.1cm" svg:y2="5cm"><text:p/></draw:line><draw:line draw:style-name="gr306" draw:text-style-name="P137" svg:x1="2.2cm" svg:y1="0cm" svg:x2="2.2cm" svg:y2="5cm"><text:p/></draw:line><draw:line draw:style-name="gr306" draw:text-style-name="P137" svg:x1="2.3cm" svg:y1="0cm" svg:x2="2.3cm" svg:y2="5cm"><text:p/></draw:line><draw:line draw:style-name="gr306" draw:text-style-name="P137" svg:x1="2.4cm" svg:y1="0cm" svg:x2="2.4cm" svg:y2="5cm"><text:p/></draw:line><draw:line draw:style-name="gr306" draw:text-style-name="P137" svg:x1="2.6cm" svg:y1="0cm" svg:x2="2.6cm" svg:y2="5cm"><text:p/></draw:line><draw:line draw:style-name="gr306" draw:text-style-name="P137" svg:x1="2.7cm" svg:y1="0cm" svg:x2="2.7cm" svg:y2="5cm"><text:p/></draw:line><draw:line draw:style-name="gr306" draw:text-style-name="P137" svg:x1="2.8cm" svg:y1="0cm" svg:x2="2.8cm" svg:y2="5cm"><text:p/></draw:line><draw:line draw:style-name="gr306" draw:text-style-name="P137" svg:x1="2.9cm" svg:y1="0cm" svg:x2="2.9cm" svg:y2="5cm"><text:p/></draw:line><draw:line draw:style-name="gr306" draw:text-style-name="P137" svg:x1="3.1cm" svg:y1="0cm" svg:x2="3.1cm" svg:y2="5cm"><text:p/></draw:line><draw:line draw:style-name="gr306" draw:text-style-name="P137" svg:x1="3.2cm" svg:y1="0cm" svg:x2="3.2cm" svg:y2="5cm"><text:p/></draw:line><draw:line draw:style-name="gr306" draw:text-style-name="P137" svg:x1="3.3cm" svg:y1="0cm" svg:x2="3.3cm" svg:y2="5cm"><text:p/></draw:line><draw:line draw:style-name="gr306" draw:text-style-name="P137" svg:x1="3.4cm" svg:y1="0cm" svg:x2="3.4cm" svg:y2="5cm"><text:p/></draw:line><draw:line draw:style-name="gr306" draw:text-style-name="P137" svg:x1="3.6cm" svg:y1="0cm" svg:x2="3.6cm" svg:y2="5cm"><text:p/></draw:line><draw:line draw:style-name="gr306" draw:text-style-name="P137" svg:x1="3.7cm" svg:y1="0cm" svg:x2="3.7cm" svg:y2="5cm"><text:p/></draw:line><draw:line draw:style-name="gr306" draw:text-style-name="P137" svg:x1="3.8cm" svg:y1="0cm" svg:x2="3.8cm" svg:y2="5cm"><text:p/></draw:line><draw:line draw:style-name="gr306" draw:text-style-name="P137" svg:x1="3.9cm" svg:y1="0cm" svg:x2="3.9cm" svg:y2="5cm"><text:p/></draw:line><draw:line draw:style-name="gr306" draw:text-style-name="P137" svg:x1="4.1cm" svg:y1="0cm" svg:x2="4.1cm" svg:y2="5cm"><text:p/></draw:line><draw:line draw:style-name="gr306" draw:text-style-name="P137" svg:x1="4.2cm" svg:y1="0cm" svg:x2="4.2cm" svg:y2="5cm"><text:p/></draw:line><draw:line draw:style-name="gr306" draw:text-style-name="P137" svg:x1="4.3cm" svg:y1="0cm" svg:x2="4.3cm" svg:y2="5cm"><text:p/></draw:line><draw:line draw:style-name="gr306" draw:text-style-name="P137" svg:x1="4.4cm" svg:y1="0cm" svg:x2="4.4cm" svg:y2="5cm"><text:p/></draw:line><draw:line draw:style-name="gr306" draw:text-style-name="P137" svg:x1="4.6cm" svg:y1="0cm" svg:x2="4.6cm" svg:y2="5cm"><text:p/></draw:line><draw:line draw:style-name="gr306" draw:text-style-name="P137" svg:x1="4.7cm" svg:y1="0cm" svg:x2="4.7cm" svg:y2="5cm"><text:p/></draw:line><draw:line draw:style-name="gr306" draw:text-style-name="P137" svg:x1="4.8cm" svg:y1="0cm" svg:x2="4.8cm" svg:y2="5cm"><text:p/></draw:line><draw:line draw:style-name="gr306" draw:text-style-name="P137" svg:x1="4.9cm" svg:y1="0cm" svg:x2="4.9cm" svg:y2="5cm"><text:p/></draw:line><draw:line draw:style-name="gr306" draw:text-style-name="P137" svg:x1="5.1cm" svg:y1="0cm" svg:x2="5.1cm" svg:y2="5cm"><text:p/></draw:line><draw:line draw:style-name="gr306" draw:text-style-name="P137" svg:x1="5.2cm" svg:y1="0cm" svg:x2="5.2cm" svg:y2="5cm"><text:p/></draw:line><draw:line draw:style-name="gr306" draw:text-style-name="P137" svg:x1="5.3cm" svg:y1="0cm" svg:x2="5.3cm" svg:y2="5cm"><text:p/></draw:line><draw:line draw:style-name="gr306" draw:text-style-name="P137" svg:x1="5.4cm" svg:y1="0cm" svg:x2="5.4cm" svg:y2="5cm"><text:p/></draw:line><draw:line draw:style-name="gr306" draw:text-style-name="P137" svg:x1="5.6cm" svg:y1="0cm" svg:x2="5.6cm" svg:y2="5cm"><text:p/></draw:line><draw:line draw:style-name="gr306" draw:text-style-name="P137" svg:x1="5.7cm" svg:y1="0cm" svg:x2="5.7cm" svg:y2="5cm"><text:p/></draw:line><draw:line draw:style-name="gr306" draw:text-style-name="P137" svg:x1="5.8cm" svg:y1="0cm" svg:x2="5.8cm" svg:y2="5cm"><text:p/></draw:line><draw:line draw:style-name="gr306" draw:text-style-name="P137" svg:x1="5.9cm" svg:y1="0cm" svg:x2="5.9cm" svg:y2="5cm"><text:p/></draw:line><draw:line draw:style-name="gr306" draw:text-style-name="P137" svg:x1="6.1cm" svg:y1="0cm" svg:x2="6.1cm" svg:y2="5cm"><text:p/></draw:line><draw:line draw:style-name="gr306" draw:text-style-name="P137" svg:x1="6.2cm" svg:y1="0cm" svg:x2="6.2cm" svg:y2="5cm"><text:p/></draw:line><draw:line draw:style-name="gr306" draw:text-style-name="P137" svg:x1="6.3cm" svg:y1="0cm" svg:x2="6.3cm" svg:y2="5cm"><text:p/></draw:line><draw:line draw:style-name="gr306" draw:text-style-name="P137" svg:x1="6.4cm" svg:y1="0cm" svg:x2="6.4cm" svg:y2="5cm"><text:p/></draw:line><draw:line draw:style-name="gr306" draw:text-style-name="P137" svg:x1="6.6cm" svg:y1="0cm" svg:x2="6.6cm" svg:y2="5cm"><text:p/></draw:line><draw:line draw:style-name="gr306" draw:text-style-name="P137" svg:x1="6.7cm" svg:y1="0cm" svg:x2="6.7cm" svg:y2="5cm"><text:p/></draw:line><draw:line draw:style-name="gr306" draw:text-style-name="P137" svg:x1="6.8cm" svg:y1="0cm" svg:x2="6.8cm" svg:y2="5cm"><text:p/></draw:line><draw:line draw:style-name="gr306" draw:text-style-name="P137" svg:x1="6.9cm" svg:y1="0cm" svg:x2="6.9cm" svg:y2="5cm"><text:p/></draw:line><draw:line draw:style-name="gr306" draw:text-style-name="P137" svg:x1="7.1cm" svg:y1="0cm" svg:x2="7.1cm" svg:y2="5cm"><text:p/></draw:line><draw:line draw:style-name="gr306" draw:text-style-name="P137" svg:x1="7.2cm" svg:y1="0cm" svg:x2="7.2cm" svg:y2="5cm"><text:p/></draw:line><draw:line draw:style-name="gr306" draw:text-style-name="P137" svg:x1="7.3cm" svg:y1="0cm" svg:x2="7.3cm" svg:y2="5cm"><text:p/></draw:line><draw:line draw:style-name="gr306" draw:text-style-name="P137" svg:x1="7.4cm" svg:y1="0cm" svg:x2="7.4cm" svg:y2="5cm"><text:p/></draw:line><draw:line draw:style-name="gr306" draw:text-style-name="P137" svg:x1="7.6cm" svg:y1="0cm" svg:x2="7.6cm" svg:y2="5cm"><text:p/></draw:line><draw:line draw:style-name="gr306" draw:text-style-name="P137" svg:x1="7.7cm" svg:y1="0cm" svg:x2="7.7cm" svg:y2="5cm"><text:p/></draw:line><draw:line draw:style-name="gr306" draw:text-style-name="P137" svg:x1="7.8cm" svg:y1="0cm" svg:x2="7.8cm" svg:y2="5cm"><text:p/></draw:line><draw:line draw:style-name="gr306" draw:text-style-name="P137" svg:x1="7.9cm" svg:y1="0cm" svg:x2="7.9cm" svg:y2="5cm"><text:p/></draw:line><draw:line draw:style-name="gr306" draw:text-style-name="P137" svg:x1="8.1cm" svg:y1="0cm" svg:x2="8.1cm" svg:y2="5cm"><text:p/></draw:line><draw:line draw:style-name="gr306" draw:text-style-name="P137" svg:x1="8.2cm" svg:y1="0cm" svg:x2="8.2cm" svg:y2="5cm"><text:p/></draw:line><draw:line draw:style-name="gr306" draw:text-style-name="P137" svg:x1="8.3cm" svg:y1="0cm" svg:x2="8.3cm" svg:y2="5cm"><text:p/></draw:line><draw:line draw:style-name="gr306" draw:text-style-name="P137" svg:x1="8.4cm" svg:y1="0cm" svg:x2="8.4cm" svg:y2="5cm"><text:p/></draw:line><draw:line draw:style-name="gr306" draw:text-style-name="P137" svg:x1="8.6cm" svg:y1="0cm" svg:x2="8.6cm" svg:y2="5cm"><text:p/></draw:line><draw:line draw:style-name="gr306" draw:text-style-name="P137" svg:x1="8.7cm" svg:y1="0cm" svg:x2="8.7cm" svg:y2="5cm"><text:p/></draw:line><draw:line draw:style-name="gr306" draw:text-style-name="P137" svg:x1="8.8cm" svg:y1="0cm" svg:x2="8.8cm" svg:y2="5cm"><text:p/></draw:line><draw:line draw:style-name="gr306" draw:text-style-name="P137" svg:x1="8.9cm" svg:y1="0cm" svg:x2="8.9cm" svg:y2="5cm"><text:p/></draw:line><draw:line draw:style-name="gr306" draw:text-style-name="P137" svg:x1="0cm" svg:y1="0.102cm" svg:x2="9cm" svg:y2="0.102cm"><text:p/></draw:line><draw:line draw:style-name="gr306" draw:text-style-name="P137" svg:x1="0cm" svg:y1="0.2cm" svg:x2="9cm" svg:y2="0.2cm"><text:p/></draw:line><draw:line draw:style-name="gr306" draw:text-style-name="P137" svg:x1="0cm" svg:y1="0.3cm" svg:x2="9cm" svg:y2="0.3cm"><text:p/></draw:line><draw:line draw:style-name="gr306" draw:text-style-name="P137" svg:x1="0cm" svg:y1="0.4cm" svg:x2="9cm" svg:y2="0.4cm"><text:p/></draw:line><draw:line draw:style-name="gr306" draw:text-style-name="P137" svg:x1="0cm" svg:y1="0.6cm" svg:x2="9cm" svg:y2="0.6cm"><text:p/></draw:line><draw:line draw:style-name="gr306" draw:text-style-name="P137" svg:x1="0cm" svg:y1="0.7cm" svg:x2="9cm" svg:y2="0.7cm"><text:p/></draw:line><draw:line draw:style-name="gr306" draw:text-style-name="P137" svg:x1="0cm" svg:y1="0.8cm" svg:x2="9cm" svg:y2="0.8cm"><text:p/></draw:line><draw:line draw:style-name="gr306" draw:text-style-name="P137" svg:x1="0cm" svg:y1="0.901cm" svg:x2="9cm" svg:y2="0.901cm"><text:p/></draw:line><draw:line draw:style-name="gr306" draw:text-style-name="P137" svg:x1="0cm" svg:y1="1.102cm" svg:x2="9cm" svg:y2="1.102cm"><text:p/></draw:line><draw:line draw:style-name="gr306" draw:text-style-name="P137" svg:x1="0cm" svg:y1="1.2cm" svg:x2="9cm" svg:y2="1.2cm"><text:p/></draw:line><draw:line draw:style-name="gr306" draw:text-style-name="P137" svg:x1="0cm" svg:y1="1.3cm" svg:x2="9cm" svg:y2="1.3cm"><text:p/></draw:line><draw:line draw:style-name="gr306" draw:text-style-name="P137" svg:x1="0cm" svg:y1="1.402cm" svg:x2="9cm" svg:y2="1.402cm"><text:p/></draw:line><draw:line draw:style-name="gr306" draw:text-style-name="P137" svg:x1="0cm" svg:y1="1.6cm" svg:x2="9cm" svg:y2="1.6cm"><text:p/></draw:line><draw:line draw:style-name="gr306" draw:text-style-name="P137" svg:x1="0cm" svg:y1="1.7cm" svg:x2="9cm" svg:y2="1.7cm"><text:p/></draw:line><draw:line draw:style-name="gr306" draw:text-style-name="P137" svg:x1="0cm" svg:y1="1.8cm" svg:x2="9cm" svg:y2="1.8cm"><text:p/></draw:line><draw:line draw:style-name="gr306" draw:text-style-name="P137" svg:x1="0cm" svg:y1="1.9cm" svg:x2="9cm" svg:y2="1.9cm"><text:p/></draw:line><draw:line draw:style-name="gr306" draw:text-style-name="P137" svg:x1="0cm" svg:y1="2.1cm" svg:x2="9cm" svg:y2="2.1cm"><text:p/></draw:line><draw:line draw:style-name="gr306" draw:text-style-name="P137" svg:x1="0cm" svg:y1="2.201cm" svg:x2="9cm" svg:y2="2.201cm"><text:p/></draw:line><draw:line draw:style-name="gr306" draw:text-style-name="P137" svg:x1="0cm" svg:y1="2.3cm" svg:x2="9cm" svg:y2="2.3cm"><text:p/></draw:line><draw:line draw:style-name="gr306" draw:text-style-name="P137" svg:x1="0cm" svg:y1="2.402cm" svg:x2="9cm" svg:y2="2.402cm"><text:p/></draw:line><draw:line draw:style-name="gr306" draw:text-style-name="P137" svg:x1="0cm" svg:y1="2.6cm" svg:x2="9cm" svg:y2="2.6cm"><text:p/></draw:line><draw:line draw:style-name="gr306" draw:text-style-name="P137" svg:x1="0cm" svg:y1="2.702cm" svg:x2="9cm" svg:y2="2.702cm"><text:p/></draw:line><draw:line draw:style-name="gr306" draw:text-style-name="P137" svg:x1="0cm" svg:y1="2.8cm" svg:x2="9cm" svg:y2="2.8cm"><text:p/></draw:line><draw:line draw:style-name="gr306" draw:text-style-name="P137" svg:x1="0cm" svg:y1="2.9cm" svg:x2="9cm" svg:y2="2.9cm"><text:p/></draw:line><draw:line draw:style-name="gr306" draw:text-style-name="P137" svg:x1="0cm" svg:y1="3.1cm" svg:x2="9cm" svg:y2="3.1cm"><text:p/></draw:line><draw:line draw:style-name="gr306" draw:text-style-name="P137" svg:x1="0cm" svg:y1="3.2cm" svg:x2="9cm" svg:y2="3.2cm"><text:p/></draw:line><draw:line draw:style-name="gr306" draw:text-style-name="P137" svg:x1="0cm" svg:y1="3.3cm" svg:x2="9cm" svg:y2="3.3cm"><text:p/></draw:line><draw:line draw:style-name="gr306" draw:text-style-name="P137" svg:x1="0cm" svg:y1="3.4cm" svg:x2="9cm" svg:y2="3.4cm"><text:p/></draw:line><draw:line draw:style-name="gr306" draw:text-style-name="P137" svg:x1="0cm" svg:y1="3.6cm" svg:x2="9cm" svg:y2="3.6cm"><text:p/></draw:line><draw:line draw:style-name="gr306" draw:text-style-name="P137" svg:x1="0cm" svg:y1="3.702cm" svg:x2="9cm" svg:y2="3.702cm"><text:p/></draw:line><draw:line draw:style-name="gr306" draw:text-style-name="P137" svg:x1="0cm" svg:y1="3.8cm" svg:x2="9cm" svg:y2="3.8cm"><text:p/></draw:line><draw:line draw:style-name="gr306" draw:text-style-name="P137" svg:x1="0cm" svg:y1="3.9cm" svg:x2="9cm" svg:y2="3.9cm"><text:p/></draw:line><draw:line draw:style-name="gr306" draw:text-style-name="P137" svg:x1="0cm" svg:y1="4.1cm" svg:x2="9cm" svg:y2="4.1cm"><text:p/></draw:line><draw:line draw:style-name="gr306" draw:text-style-name="P137" svg:x1="0cm" svg:y1="4.2cm" svg:x2="9cm" svg:y2="4.2cm"><text:p/></draw:line><draw:line draw:style-name="gr306" draw:text-style-name="P137" svg:x1="0cm" svg:y1="4.3cm" svg:x2="9cm" svg:y2="4.3cm"><text:p/></draw:line><draw:line draw:style-name="gr306" draw:text-style-name="P137" svg:x1="0cm" svg:y1="4.4cm" svg:x2="9cm" svg:y2="4.4cm"><text:p/></draw:line><draw:line draw:style-name="gr306" draw:text-style-name="P137" svg:x1="0cm" svg:y1="4.6cm" svg:x2="9cm" svg:y2="4.6cm"><text:p/></draw:line><draw:line draw:style-name="gr306" draw:text-style-name="P137" svg:x1="0cm" svg:y1="4.7cm" svg:x2="9cm" svg:y2="4.7cm"><text:p/></draw:line><draw:line draw:style-name="gr306" draw:text-style-name="P137" svg:x1="0cm" svg:y1="4.801cm" svg:x2="9cm" svg:y2="4.801cm"><text:p/></draw:line><draw:line draw:style-name="gr306" draw:text-style-name="P137" svg:x1="0cm" svg:y1="4.9cm" svg:x2="9cm" svg:y2="4.9cm"><text:p/></draw:line><draw:line draw:style-name="gr307" draw:text-style-name="P137" svg:x1="0.5cm" svg:y1="0cm" svg:x2="0.5cm" svg:y2="5cm"><text:p/></draw:line><draw:line draw:style-name="gr307" draw:text-style-name="P137" svg:x1="1.5cm" svg:y1="0cm" svg:x2="1.5cm" svg:y2="5cm"><text:p/></draw:line><draw:line draw:style-name="gr307" draw:text-style-name="P137" svg:x1="2.5cm" svg:y1="0cm" svg:x2="2.5cm" svg:y2="5cm"><text:p/></draw:line><draw:line draw:style-name="gr307" draw:text-style-name="P137" svg:x1="3.5cm" svg:y1="0cm" svg:x2="3.5cm" svg:y2="5cm"><text:p/></draw:line><draw:line draw:style-name="gr307" draw:text-style-name="P137" svg:x1="4.5cm" svg:y1="0cm" svg:x2="4.5cm" svg:y2="5cm"><text:p/></draw:line><draw:line draw:style-name="gr307" draw:text-style-name="P137" svg:x1="5.5cm" svg:y1="0cm" svg:x2="5.5cm" svg:y2="5cm"><text:p/></draw:line><draw:line draw:style-name="gr307" draw:text-style-name="P137" svg:x1="6.5cm" svg:y1="0cm" svg:x2="6.5cm" svg:y2="5cm"><text:p/></draw:line><draw:line draw:style-name="gr307" draw:text-style-name="P137" svg:x1="7.5cm" svg:y1="0cm" svg:x2="7.5cm" svg:y2="5cm"><text:p/></draw:line><draw:line draw:style-name="gr307" draw:text-style-name="P137" svg:x1="8.5cm" svg:y1="0cm" svg:x2="8.5cm" svg:y2="5cm"><text:p/></draw:line><draw:line draw:style-name="gr307" draw:text-style-name="P137" svg:x1="0cm" svg:y1="0.5cm" svg:x2="9cm" svg:y2="0.5cm"><text:p/></draw:line><draw:line draw:style-name="gr307" draw:text-style-name="P137" svg:x1="0cm" svg:y1="1.5cm" svg:x2="9cm" svg:y2="1.5cm"><text:p/></draw:line><draw:line draw:style-name="gr307" draw:text-style-name="P137" svg:x1="0cm" svg:y1="2.5cm" svg:x2="9cm" svg:y2="2.5cm"><text:p/></draw:line><draw:line draw:style-name="gr307" draw:text-style-name="P137" svg:x1="0cm" svg:y1="3.501cm" svg:x2="9cm" svg:y2="3.501cm"><text:p/></draw:line><draw:line draw:style-name="gr307" draw:text-style-name="P137" svg:x1="0cm" svg:y1="4.501cm" svg:x2="9cm" svg:y2="4.501cm"><text:p/></draw:line><draw:line draw:style-name="gr308" draw:text-style-name="P137" svg:x1="0cm" svg:y1="0cm" svg:x2="0cm" svg:y2="5cm"><text:p/></draw:line><draw:line draw:style-name="gr308" draw:text-style-name="P137" svg:x1="1cm" svg:y1="0cm" svg:x2="1cm" svg:y2="5cm"><text:p/></draw:line><draw:line draw:style-name="gr308" draw:text-style-name="P137" svg:x1="2cm" svg:y1="0cm" svg:x2="2cm" svg:y2="5cm"><text:p/></draw:line><draw:line draw:style-name="gr308" draw:text-style-name="P137" svg:x1="3cm" svg:y1="0cm" svg:x2="3cm" svg:y2="5cm"><text:p/></draw:line><draw:line draw:style-name="gr308" draw:text-style-name="P137" svg:x1="5cm" svg:y1="0cm" svg:x2="5cm" svg:y2="5cm"><text:p/></draw:line><draw:line draw:style-name="gr308" draw:text-style-name="P137" svg:x1="6cm" svg:y1="0cm" svg:x2="6cm" svg:y2="5cm"><text:p/></draw:line><draw:line draw:style-name="gr308" draw:text-style-name="P137" svg:x1="7cm" svg:y1="0cm" svg:x2="7cm" svg:y2="5cm"><text:p/></draw:line><draw:line draw:style-name="gr308" draw:text-style-name="P137" svg:x1="8cm" svg:y1="0cm" svg:x2="8cm" svg:y2="5cm"><text:p/></draw:line><draw:line draw:style-name="gr308" draw:text-style-name="P137" svg:x1="0cm" svg:y1="0cm" svg:x2="9cm" svg:y2="0cm"><text:p/></draw:line><draw:line draw:style-name="gr308" draw:text-style-name="P137" svg:x1="0cm" svg:y1="1cm" svg:x2="9cm" svg:y2="1cm"><text:p/></draw:line><draw:line draw:style-name="gr308" draw:text-style-name="P137" svg:x1="0cm" svg:y1="2cm" svg:x2="9cm" svg:y2="2cm"><text:p/></draw:line><draw:line draw:style-name="gr309" draw:text-style-name="P137" svg:x1="0cm" svg:y1="3cm" svg:x2="9cm" svg:y2="3cm"><text:p/></draw:line><draw:line draw:style-name="gr308" draw:text-style-name="P137" svg:x1="0cm" svg:y1="4.002cm" svg:x2="9cm" svg:y2="4.002cm"><text:p/></draw:line><draw:line draw:style-name="gr308" draw:text-style-name="P137" svg:x1="9cm" svg:y1="0cm" svg:x2="9cm" svg:y2="5cm"><text:p/></draw:line><draw:line draw:style-name="gr308" draw:text-style-name="P137" svg:x1="0cm" svg:y1="5.002cm" svg:x2="9cm" svg:y2="5.002cm"><text:p/></draw:line><draw:line draw:style-name="gr310" draw:text-style-name="P137" svg:x1="4cm" svg:y1="0cm" svg:x2="4cm" svg:y2="5cm"><text:p/></draw:line></draw:g><draw:g draw:style-name="gr3"><draw:frame draw:style-name="gr311" draw:text-style-name="P138" svg:width="0.207cm" svg:height="0.403cm" svg:x="3.713cm" svg:y="3.062cm"><draw:text-box><text:p text:style-name="P110"><text:span text:style-name="T116">0</text:span></text:p></draw:text-box></draw:frame><draw:frame draw:style-name="gr312" draw:text-style-name="P138" svg:width="0.526cm" svg:height="0.375cm" svg:x="4.777cm" svg:y="3.134cm"><draw:text-box><text:p text:style-name="P110"><text:span text:style-name="T116">+1</text:span></text:p></draw:text-box></draw:frame><draw:frame draw:style-name="gr313" draw:text-style-name="P138" svg:width="0.526cm" svg:height="0.539cm" svg:x="3.33cm" svg:y="1.7cm"><draw:text-box><text:p text:style-name="P110"><text:span text:style-name="T116">+1</text:span></text:p></draw:text-box></draw:frame><draw:line draw:style-name="gr314" draw:text-style-name="P139" svg:x1="5cm" svg:y1="2.85cm" svg:x2="5cm" svg:y2="3.153cm"><text:p/></draw:line><draw:line draw:style-name="gr314" draw:text-style-name="P139" svg:x1="4.164cm" svg:y1="1.997cm" svg:x2="3.861cm" svg:y2="1.997cm"><text:p/></draw:line><draw:g draw:style-name="gr3"><draw:line draw:style-name="gr315" draw:text-style-name="P139" svg:x1="5.427cm" svg:y1="0.383cm" svg:x2="5.628cm" svg:y2="0.586cm"><text:p/></draw:line><draw:line draw:style-name="gr316" draw:text-style-name="P139" svg:x1="5.628cm" svg:y1="0.383cm" svg:x2="5.427cm" svg:y2="0.586cm"><text:p/></draw:line></draw:g><draw:frame draw:style-name="gr317" draw:text-style-name="P138" svg:width="0.221cm" svg:height="0.403cm" svg:x="5.63cm" svg:y="0.049cm"><draw:text-box><text:p text:style-name="P110"><text:span text:style-name="T116">A</text:span></text:p></draw:text-box></draw:frame><draw:g draw:style-name="gr3"><draw:line draw:style-name="gr318" draw:text-style-name="P139" svg:x1="1.594cm" svg:y1="1.392cm" svg:x2="1.797cm" svg:y2="1.595cm"><text:p/></draw:line><draw:line draw:style-name="gr319" draw:text-style-name="P139" svg:x1="1.797cm" svg:y1="1.392cm" svg:x2="1.594cm" svg:y2="1.595cm"><text:p/></draw:line></draw:g><draw:frame draw:style-name="gr320" draw:text-style-name="P138" svg:width="0.223cm" svg:height="0.406cm" svg:x="1.408cm" svg:y="1.057cm"><draw:text-box><text:p text:style-name="P110"><text:span text:style-name="T116">B</text:span></text:p></draw:text-box></draw:frame><draw:g draw:style-name="gr3"><draw:line draw:style-name="gr321" draw:text-style-name="P139" svg:x1="1.09cm" svg:y1="3.612cm" svg:x2="1.293cm" svg:y2="3.815cm"><text:p/></draw:line><draw:line draw:style-name="gr322" draw:text-style-name="P139" svg:x1="1.293cm" svg:y1="3.612cm" svg:x2="1.09cm" svg:y2="3.815cm"><text:p/></draw:line></draw:g><draw:frame draw:style-name="gr323" draw:text-style-name="P138" svg:width="0.227cm" svg:height="0.403cm" svg:x="1.307cm" svg:y="3.261cm"><draw:text-box><text:p text:style-name="P110"><text:span text:style-name="T116">C</text:span></text:p></draw:text-box></draw:frame><draw:g draw:style-name="gr3"><draw:line draw:style-name="gr324" draw:text-style-name="P139" svg:x1="6.4cm" svg:y1="4.614cm" svg:x2="6.599cm" svg:y2="4.817cm"><text:p/></draw:line><draw:line draw:style-name="gr325" draw:text-style-name="P139" svg:x1="6.599cm" svg:y1="4.614cm" svg:x2="6.4cm" svg:y2="4.817cm"><text:p/></draw:line></draw:g><draw:frame draw:style-name="gr326" draw:text-style-name="P138" svg:width="0.249cm" svg:height="0.403cm" svg:x="6.683cm" svg:y="4.516cm"><draw:text-box><text:p text:style-name="P110"><text:span text:style-name="T116">D</text:span></text:p></draw:text-box></draw:frame><draw:g draw:style-name="gr3"><draw:line draw:style-name="gr327" draw:text-style-name="P139" svg:x1="6.501cm" svg:y1="1.59cm" svg:x2="6.702cm" svg:y2="1.789cm"><text:p/></draw:line><draw:line draw:style-name="gr328" draw:text-style-name="P139" svg:x1="6.702cm" svg:y1="1.59cm" svg:x2="6.501cm" svg:y2="1.789cm"><text:p/></draw:line></draw:g><draw:frame draw:style-name="gr329" draw:text-style-name="P138" svg:width="0.251cm" svg:height="0.406cm" svg:x="6.613cm" svg:y="1.215cm"><draw:text-box><text:p text:style-name="P110"><text:span text:style-name="T116">G</text:span></text:p></draw:text-box></draw:frame><draw:g draw:style-name="gr3"><draw:line draw:style-name="gr330" draw:text-style-name="P139" svg:x1="3.9cm" svg:y1="1.39cm" svg:x2="4.099cm" svg:y2="1.591cm"><text:p/></draw:line><draw:line draw:style-name="gr331" draw:text-style-name="P139" svg:x1="4.099cm" svg:y1="1.39cm" svg:x2="3.9cm" svg:y2="1.591cm"><text:p/></draw:line></draw:g><draw:frame draw:style-name="gr332" draw:text-style-name="P138" svg:width="0.218cm" svg:height="0.403cm" svg:x="4.138cm" svg:y="1.037cm"><draw:text-box><text:p text:style-name="P110"><text:span text:style-name="T116">E</text:span></text:p></draw:text-box></draw:frame><draw:g draw:style-name="gr3"><draw:line draw:style-name="gr333" draw:text-style-name="P139" svg:x1="2.501cm" svg:y1="2.904cm" svg:x2="2.702cm" svg:y2="3.103cm"><text:p/></draw:line><draw:line draw:style-name="gr334" draw:text-style-name="P139" svg:x1="2.702cm" svg:y1="2.904cm" svg:x2="2.501cm" svg:y2="3.103cm"><text:p/></draw:line></draw:g><draw:frame draw:style-name="gr332" draw:text-style-name="P138" svg:width="0.218cm" svg:height="0.403cm" svg:x="2.686cm" svg:y="2.579cm"><draw:text-box><text:p text:style-name="P110"><text:span text:style-name="T116">F</text:span></text:p></draw:text-box></draw:frame><draw:g draw:style-name="gr3"><draw:line draw:style-name="gr335" draw:text-style-name="P139" svg:x1="2.198cm" svg:y1="4.616cm" svg:x2="2.399cm" svg:y2="4.819cm"><text:p/></draw:line><draw:line draw:style-name="gr336" draw:text-style-name="P139" svg:x1="2.399cm" svg:y1="4.616cm" svg:x2="2.198cm" svg:y2="4.819cm"><text:p/></draw:line></draw:g><draw:frame draw:style-name="gr337" draw:text-style-name="P138" svg:width="0.242cm" svg:height="0.403cm" svg:x="2.427cm" svg:y="4.292cm"><draw:text-box><text:p text:style-name="P110"><text:span text:style-name="T116">H</text:span></text:p></draw:text-box></draw:frame></draw:g></draw:g></text:p>
        </text:list-header>
      </text:list>
      <text:section text:style-name="Sect2" text:name="Section15">
        <text:p text:style-name="P29"><text:span text:style-name="T88">A(</text:span><text:span text:style-name="_5f_Correction_20_surligné"><text:span text:style-name="T87">1,5</text:span></text:span><text:span text:style-name="_5f_gris"><text:span text:style-name="T87"> ; </text:span></text:span><text:span text:style-name="_5f_Correction_20_surligné"><text:span text:style-name="T87">2,5</text:span></text:span><text:span text:style-name="T88">)</text:span></text:p>
        <text:p text:style-name="P28"><text:span text:style-name="T45">B(</text:span><text:span text:style-name="_5f_Correction_20_surligné"><text:span text:style-name="T46">-2,3</text:span></text:span><text:span text:style-name="_5f_gris"><text:span text:style-name="T47"> </text:span></text:span><text:span text:style-name="_5f_gris"><text:span text:style-name="T46">; </text:span></text:span><text:span text:style-name="_5f_Correction_20_surligné"><text:span text:style-name="T46">1,5</text:span></text:span><text:span text:style-name="T45">)</text:span></text:p>
        <text:p text:style-name="P36"><text:span text:style-name="T45">C(</text:span><text:span text:style-name="_5f_Correction_20_surligné"><text:span text:style-name="T46">-2,8</text:span></text:span><text:span text:style-name="_5f_gris"><text:span text:style-name="T46"> ; </text:span></text:span><text:span text:style-name="_5f_Correction_20_surligné"><text:span text:style-name="T46">-0,7</text:span></text:span><text:span text:style-name="T45">)</text:span></text:p>
        <text:p text:style-name="P28"><text:span text:style-name="T45">D(</text:span><text:span text:style-name="_5f_Correction_20_surligné"><text:span text:style-name="T46">2,5</text:span></text:span><text:span text:style-name="_5f_gris"><text:span text:style-name="T46"> ; </text:span></text:span><text:span text:style-name="_5f_Correction_20_surligné"><text:span text:style-name="T46">-1,7</text:span></text:span><text:span text:style-name="T45">)</text:span></text:p>
        <text:p text:style-name="P36"><text:span text:style-name="T45">E(</text:span><text:span text:style-name="_5f_Correction_20_surligné"><text:span text:style-name="T46">0</text:span></text:span><text:span text:style-name="_5f_gris"><text:span text:style-name="T46"> ; </text:span></text:span><text:span text:style-name="_5f_Correction_20_surligné"><text:span text:style-name="T46">1,5</text:span></text:span><text:span text:style-name="T45">)</text:span></text:p>
        <text:p text:style-name="P28"><text:span text:style-name="T45">F(</text:span><text:span text:style-name="_5f_Correction_20_surligné"><text:span text:style-name="T46">-1,4</text:span></text:span><text:span text:style-name="_5f_gris"><text:span text:style-name="T46"> ; </text:span></text:span><text:span text:style-name="_5f_Correction_20_surligné"><text:span text:style-name="T46">0</text:span></text:span><text:span text:style-name="T45">)</text:span></text:p>
        <text:p text:style-name="P36"><text:span text:style-name="T45">G(</text:span><text:span text:style-name="_5f_Correction_20_surligné"><text:span text:style-name="T46">2,6</text:span></text:span><text:span text:style-name="_5f_gris"><text:span text:style-name="T46"> ; </text:span></text:span><text:span text:style-name="_5f_Correction_20_surligné"><text:span text:style-name="T46">1,3</text:span></text:span><text:span text:style-name="T45">)</text:span></text:p>
        <text:p text:style-name="P28"><text:span text:style-name="T45">H(</text:span><text:span text:style-name="_5f_Correction_20_surligné"><text:span text:style-name="T46">-1,7</text:span></text:span><text:span text:style-name="_5f_gris"><text:span text:style-name="T46">; </text:span></text:span><text:span text:style-name="_5f_Correction_20_surligné"><text:span text:style-name="T46">-1,</text:span></text:span><text:span text:style-name="_5f_Correction_20_surligné"><text:span text:style-name="T87">7</text:span></text:span><text:span text:style-name="T88">)</text:span></text:p>
      </text:section>
      <text:list xml:id="list195847496678324" text:continue-list="list195848758082178" text:style-name="Num_5f_Exo">
        <text:list-item>
          <text:h text:style-name="P47" text:outline-level="1"> Dans le repère ci-dessous :</text:h>
        </text:list-item>
      </text:list>
      <text:list xml:id="list801283391" text:style-name="liste_5f_abc">
        <text:list-item text:start-value="1">
          <text:p text:style-name="P65"><draw:g text:anchor-type="paragraph" draw:z-index="18" draw:name="Forme9_0" draw:style-name="gr146"><draw:frame draw:style-name="gr147" draw:text-style-name="P117" svg:width="0.246cm" svg:height="0.417cm" svg:x="2.377cm" svg:y="4.071cm"><draw:text-box><text:p text:style-name="P116"><text:span text:style-name="T108">A</text:span></text:p></draw:text-box></draw:frame><draw:frame draw:style-name="gr148" draw:text-style-name="P117" svg:width="0.276cm" svg:height="0.417cm" svg:x="6.867cm" svg:y="2.981cm"><draw:text-box><text:p text:style-name="P116"><text:span text:style-name="T108">D</text:span></text:p></draw:text-box></draw:frame><draw:frame draw:style-name="gr149" draw:text-style-name="P117" svg:width="0.251cm" svg:height="0.417cm" svg:x="5.835cm" svg:y="0.393cm"><draw:text-box><text:p text:style-name="P116"><text:span text:style-name="T108">C</text:span></text:p></draw:text-box></draw:frame><draw:frame draw:style-name="gr150" draw:text-style-name="P117" svg:width="0.309cm" svg:height="0.417cm" svg:x="1.988cm" svg:y="1.454cm"><draw:text-box><text:p text:style-name="P116"><text:span text:style-name="T108">M</text:span></text:p></draw:text-box></draw:frame><draw:line draw:style-name="gr151" draw:text-style-name="P118" svg:x1="1.275cm" svg:y1="0.785cm" svg:x2="7.754cm" svg:y2="0.785cm"><text:p/></draw:line><draw:line draw:style-name="gr152" draw:text-style-name="P118" svg:x1="1.817cm" svg:y1="0.249cm" svg:x2="1.817cm" svg:y2="5.647cm"><text:p/></draw:line><draw:line draw:style-name="gr153" draw:text-style-name="P118" svg:x1="2.355cm" svg:y1="0.249cm" svg:x2="2.355cm" svg:y2="5.638cm"><text:p/></draw:line><draw:line draw:style-name="gr154" draw:text-style-name="P118" svg:x1="2.891cm" svg:y1="0.249cm" svg:x2="2.891cm" svg:y2="5.638cm"><text:p/></draw:line><draw:line draw:style-name="gr155" draw:text-style-name="P118" svg:x1="3.429cm" svg:y1="0.249cm" svg:x2="3.429cm" svg:y2="5.638cm"><text:p/></draw:line><draw:line draw:style-name="gr156" draw:text-style-name="P118" svg:x1="3.976cm" svg:y1="0.249cm" svg:x2="3.976cm" svg:y2="5.638cm"><text:p/></draw:line><draw:line draw:style-name="gr157" draw:text-style-name="P118" svg:x1="4.521cm" svg:y1="0.249cm" svg:x2="4.521cm" svg:y2="5.638cm"><text:p/></draw:line><draw:line draw:style-name="gr158" draw:text-style-name="P118" svg:x1="5.05cm" svg:y1="0.249cm" svg:x2="5.05cm" svg:y2="5.638cm"><text:p/></draw:line><draw:line draw:style-name="gr159" draw:text-style-name="P118" svg:x1="5.597cm" svg:y1="0.249cm" svg:x2="5.597cm" svg:y2="5.638cm"><text:p/></draw:line><draw:line draw:style-name="gr160" draw:text-style-name="P118" svg:x1="6.135cm" svg:y1="0.249cm" svg:x2="6.135cm" svg:y2="5.638cm"><text:p/></draw:line><draw:line draw:style-name="gr161" draw:text-style-name="P118" svg:x1="6.664cm" svg:y1="0.249cm" svg:x2="6.664cm" svg:y2="5.638cm"><text:p/></draw:line><draw:line draw:style-name="gr162" draw:text-style-name="P118" svg:x1="7.214cm" svg:y1="0.249cm" svg:x2="7.214cm" svg:y2="5.638cm"><text:p/></draw:line><draw:line draw:style-name="gr163" draw:text-style-name="P118" svg:x1="7.747cm" svg:y1="0.249cm" svg:x2="7.747cm" svg:y2="5.638cm"><text:p/></draw:line><draw:line draw:style-name="gr164" draw:text-style-name="P118" svg:x1="1.279cm" svg:y1="0.249cm" svg:x2="1.279cm" svg:y2="5.647cm"><text:p/></draw:line><draw:line draw:style-name="gr165" draw:text-style-name="P118" svg:x1="1.275cm" svg:y1="1.323cm" svg:x2="7.754cm" svg:y2="1.323cm"><text:p/></draw:line><draw:line draw:style-name="gr166" draw:text-style-name="P118" svg:x1="1.275cm" svg:y1="1.863cm" svg:x2="7.754cm" svg:y2="1.863cm"><text:p/></draw:line><draw:line draw:style-name="gr167" draw:text-style-name="P118" svg:x1="1.275cm" svg:y1="2.406cm" svg:x2="7.754cm" svg:y2="2.406cm"><text:p/></draw:line><draw:line draw:style-name="gr168" draw:text-style-name="P118" svg:x1="1.275cm" svg:y1="2.942cm" svg:x2="7.754cm" svg:y2="2.942cm"><text:p/></draw:line><draw:line draw:style-name="gr169" draw:text-style-name="P118" svg:x1="1.275cm" svg:y1="3.482cm" svg:x2="7.754cm" svg:y2="3.482cm"><text:p/></draw:line><draw:line draw:style-name="gr170" draw:text-style-name="P118" svg:x1="1.275cm" svg:y1="4.022cm" svg:x2="7.754cm" svg:y2="4.022cm"><text:p/></draw:line><draw:line draw:style-name="gr171" draw:text-style-name="P118" svg:x1="1.275cm" svg:y1="4.563cm" svg:x2="7.754cm" svg:y2="4.563cm"><text:p/></draw:line><draw:line draw:style-name="gr172" draw:text-style-name="P118" svg:x1="1.275cm" svg:y1="5.098cm" svg:x2="7.754cm" svg:y2="5.098cm"><text:p/></draw:line><draw:frame draw:style-name="gr173" draw:text-style-name="P119" svg:width="0.311cm" svg:height="0.417cm" svg:x="4.148cm" svg:y="3.131cm"><draw:text-box><text:p text:style-name="P116"><text:span text:style-name="T109">O</text:span></text:p></draw:text-box></draw:frame><draw:frame draw:style-name="gr174" draw:text-style-name="P119" svg:width="0.525cm" svg:height="0.417cm" svg:x="3.879cm" svg:y="1.681cm"><draw:text-box><text:p text:style-name="P116"><text:span text:style-name="T109">+1</text:span></text:p></draw:text-box></draw:frame><draw:frame draw:style-name="gr175" draw:text-style-name="P119" svg:width="0.525cm" svg:height="0.417cm" svg:x="5.284cm" svg:y="3.055cm"><draw:text-box><text:p text:style-name="P116"><text:span text:style-name="T109">+1</text:span></text:p></draw:text-box></draw:frame><draw:line draw:style-name="gr176" draw:text-style-name="P118" svg:x1="2.249cm" svg:y1="1.978cm" svg:x2="2.457cm" svg:y2="1.759cm"><text:p/></draw:line><draw:line draw:style-name="gr177" draw:text-style-name="P118" svg:x1="2.464cm" svg:y1="1.978cm" svg:x2="2.249cm" svg:y2="1.759cm"><text:p/></draw:line><draw:line draw:style-name="gr178" draw:text-style-name="P118" svg:x1="4.642cm" svg:y1="1.863cm" svg:x2="4.397cm" svg:y2="1.863cm"><text:p/></draw:line><draw:line draw:style-name="gr179" draw:text-style-name="P118" svg:x1="5.597cm" svg:y1="2.822cm" svg:x2="5.597cm" svg:y2="3.062cm"><text:p/></draw:line><draw:line draw:style-name="gr180" draw:text-style-name="P118" svg:x1="1.279cm" svg:y1="0.247cm" svg:x2="7.758cm" svg:y2="0.247cm"><text:p/></draw:line><draw:line draw:style-name="gr181" draw:text-style-name="P118" svg:x1="1.279cm" svg:y1="5.646cm" svg:x2="7.758cm" svg:y2="5.646cm"><text:p/></draw:line><draw:line draw:style-name="gr176" draw:text-style-name="P118" svg:x1="2.249cm" svg:y1="4.142cm" svg:x2="2.457cm" svg:y2="3.923cm"><text:p/></draw:line><draw:line draw:style-name="gr177" draw:text-style-name="P118" svg:x1="2.464cm" svg:y1="4.142cm" svg:x2="2.249cm" svg:y2="3.923cm"><text:p/></draw:line><draw:line draw:style-name="gr176" draw:text-style-name="P118" svg:x1="6.56cm" svg:y1="1.978cm" svg:x2="6.768cm" svg:y2="1.759cm"><text:p/></draw:line><draw:line draw:style-name="gr177" draw:text-style-name="P118" svg:x1="6.775cm" svg:y1="1.978cm" svg:x2="6.56cm" svg:y2="1.759cm"><text:p/></draw:line><draw:frame draw:style-name="gr182" draw:text-style-name="P117" svg:width="0.246cm" svg:height="0.417cm" svg:x="6.729cm" svg:y="1.288cm"><draw:text-box><text:p text:style-name="P116"><text:span text:style-name="T108">B</text:span></text:p></draw:text-box></draw:frame><draw:line draw:style-name="gr176" draw:text-style-name="P118" svg:x1="6.038cm" svg:y1="0.879cm" svg:x2="6.246cm" svg:y2="0.66cm"><text:p/></draw:line><draw:line draw:style-name="gr177" draw:text-style-name="P118" svg:x1="6.253cm" svg:y1="0.879cm" svg:x2="6.038cm" svg:y2="0.66cm"><text:p/></draw:line><draw:line draw:style-name="gr183" draw:text-style-name="P120" svg:x1="1.681cm" svg:y1="4.378cm" svg:x2="7.341cm" svg:y2="1.528cm"><text:p/></draw:line><draw:line draw:style-name="gr176" draw:text-style-name="P118" svg:x1="7.121cm" svg:y1="3.038cm" svg:x2="7.327cm" svg:y2="2.819cm"><text:p/></draw:line><draw:line draw:style-name="gr177" draw:text-style-name="P118" svg:x1="7.334cm" svg:y1="3.038cm" svg:x2="7.121cm" svg:y2="2.819cm"><text:p/></draw:line><draw:line draw:style-name="gr184" draw:text-style-name="P120" svg:x1="6.142cm" svg:y1="0.787cm" svg:x2="7.234cm" svg:y2="2.948cm"><text:p/></draw:line></draw:g>Place le point A, symétrique du point M par rapport à l’axe des abscisses.</text:p>
        </text:list-item>
      </text:list>
      <text:list xml:id="list195848127493353" text:continue-list="list195849017006715" text:style-name="_5f_Numérotation_20_des_20_exercices_20_livrets">
        <text:list-item>
          <text:list>
            <text:list-header>
              <text:p text:style-name="P85">Donne ses coordonnées : A<text:span text:style-name="T89">(</text:span> <text:span text:style-name="_5f_BVS"><text:span text:style-name="T20">−</text:span></text:span><text:span text:style-name="_5f_Correction_20_surligné"><text:span text:style-name="T98"> </text:span></text:span><text:span text:style-name="_5f_Correction_20_surligné"><text:span text:style-name="T49">2</text:span></text:span><text:span text:style-name="_5f_gris"><text:span text:style-name="T49">  ;  </text:span></text:span><text:span text:style-name="_5f_BVS"><text:span text:style-name="T20">−</text:span></text:span><text:span text:style-name="_5f_Correction_20_surligné"><text:span text:style-name="T98"> </text:span></text:span><text:span text:style-name="_5f_Correction_20_surligné"><text:span text:style-name="T49">1</text:span></text:span> ).</text:p>
            </text:list-header>
          </text:list>
        </text:list-item>
      </text:list>
      <text:list xml:id="list195847197593284" text:continue-list="list801283391" text:style-name="liste_5f_abc">
        <text:list-item>
          <text:p text:style-name="P66">Place le point B, symétrique du point M par rapport à l’axe des ordonnées.</text:p>
        </text:list-item>
      </text:list>
      <text:list xml:id="list195847390244569" text:continue-list="list195848127493353" text:style-name="_5f_Numérotation_20_des_20_exercices_20_livrets">
        <text:list-item>
          <text:list>
            <text:list-header>
              <text:p text:style-name="P83">Donne ses coordonnées : B(  <text:span text:style-name="_5f_Correction_20_surligné"><text:span text:style-name="T49">2</text:span></text:span><text:span text:style-name="_5f_gris"><text:span text:style-name="T49">  ;  </text:span></text:span><text:span text:style-name="_5f_Correction_20_surligné"><text:span text:style-name="T49">1</text:span></text:span> ).</text:p>
            </text:list-header>
          </text:list>
        </text:list-item>
      </text:list>
      <text:list xml:id="list195847586919154" text:continue-list="list195847197593284" text:style-name="liste_5f_abc">
        <text:list-item>
          <text:p text:style-name="P68">Que dire des coordonnées des points A et B ?</text:p>
        </text:list-item>
      </text:list>
      <text:list xml:id="list195849199261922" text:continue-list="list195847390244569" text:style-name="_5f_Numérotation_20_des_20_exercices_20_livrets">
        <text:list-item>
          <text:list>
            <text:list-header>
              <text:p text:style-name="P88"><text:span text:style-name="_5f_Correction_20_surligné"><text:span text:style-name="T54">Les coordonnées des points A et B sont opposées.</text:span></text:span></text:p>
            </text:list-header>
          </text:list>
        </text:list-item>
      </text:list>
      <text:list xml:id="list195847112368144" text:continue-list="list195847586919154" text:style-name="liste_5f_abc">
        <text:list-item>
          <text:p text:style-name="P72">Que <text:span text:style-name="T77">représente le point O pour le segment [AB] ?</text:span></text:p>
        </text:list-item>
      </text:list>
      <text:list xml:id="list195848287455538" text:continue-list="list195849199261922" text:style-name="_5f_Numérotation_20_des_20_exercices_20_livrets">
        <text:list-item>
          <text:list>
            <text:list-header>
              <text:p text:style-name="P88"><text:span text:style-name="_5f_Correction_20_surligné"><text:span text:style-name="T54">Les points A et B sont symétriques par rapport à l'origine O.</text:span></text:span></text:p>
            </text:list-header>
          </text:list>
        </text:list-item>
      </text:list>
      <text:list xml:id="list195848168313083" text:continue-list="list195847112368144" text:style-name="liste_5f_abc">
        <text:list-item>
          <text:p text:style-name="P77">Place le point C de coordonnées (1,5 ; 2).</text:p>
        </text:list-item>
        <text:list-item>
          <text:p text:style-name="P58">Place le point D, symétrique du point C par rapport à la droite (AB).</text:p>
        </text:list-item>
      </text:list>
      <text:list xml:id="list195847769636677" text:continue-list="list195848287455538" text:style-name="_5f_Numérotation_20_des_20_exercices_20_livrets">
        <text:list-item>
          <text:list>
            <text:list-header>
              <text:p text:style-name="P84">Donne ses coordonnées : D( <text:span text:style-name="_5f_Correction_20_surligné"><text:span text:style-name="T41">2,5</text:span></text:span><text:span text:style-name="T90">  ;  </text:span><text:span text:style-name="_5f_Correction_20_surligné"><text:span text:style-name="T41">0</text:span></text:span> ).</text:p>
            </text:list-header>
          </text:list>
        </text:list-item>
      </text:list>
      <text:list xml:id="list195847355471514" text:continue-list="list195847496678324" text:style-name="Num_5f_Exo">
        <text:list-item>
          <text:h text:style-name="P95" text:outline-level="1"><text:soft-page-break/><text:span text:style-name="T72"> </text:span><text:span text:style-name="T22">Pl</text:span><text:span text:style-name="T21">ace les points dans le repère ci-dessous d’unité 1 cm puis relie ABCDEFGHIJKLMA.</text:span></text:h>
        </text:list-item>
      </text:list>
      <text:section text:style-name="Sect5" text:name="Section16">
        <text:p text:style-name="P26">A(0,5 ; 0,5)</text:p>
        <text:p text:style-name="P26">B(1,6 ; 1)</text:p>
        <text:p text:style-name="P26">C(2,7 ; 1)</text:p>
        <text:p text:style-name="P26">D(2,3 ; 0)</text:p>
        <text:p text:style-name="P33">E(1,2 ; 0)</text:p>
        <text:p text:style-name="P26">F(2,4 ; <text:span text:style-name="T51">−</text:span>1,5)</text:p>
        <text:p text:style-name="P26">G(1,5 ; <text:span text:style-name="T51">−</text:span>2,4)</text:p>
        <text:p text:style-name="P26">H(<text:span text:style-name="T51">−</text:span>0,7 ; <text:span text:style-name="T51">−</text:span>1,3)</text:p>
        <text:p text:style-name="P26">I(<text:span text:style-name="T51">−</text:span>1,8 ; <text:span text:style-name="T51">−</text:span>2,2)</text:p>
        <text:p text:style-name="P26"/>
        <text:p text:style-name="P26">J(<text:span text:style-name="T51">−</text:span>3,5 ; <text:span text:style-name="T51">−</text:span>0,5)</text:p>
        <text:p text:style-name="P26">K(<text:span text:style-name="T51">−</text:span>1,8 ; <text:span text:style-name="T51">−</text:span>1)</text:p>
        <text:p text:style-name="P26">L(<text:span text:style-name="T51">−</text:span>1 ; <text:span text:style-name="T51">−</text:span>0,5)</text:p>
        <text:p text:style-name="P40">M<text:span text:style-name="T14">(</text:span><text:span text:style-name="T15">0,9</text:span><text:span text:style-name="T14"> ;</text:span> <text:span text:style-name="T51">−</text:span>1,1)</text:p>
      </text:section>
      <text:list xml:id="list195849086713684" text:continue-list="list195847769636677" text:style-name="_5f_Numérotation_20_des_20_exercices_20_livrets">
        <text:list-header>
          <text:h text:style-name="P96" text:outline-level="1"><draw:g text:anchor-type="as-char" draw:z-index="19" draw:name="Forme8" draw:style-name="gr106"><draw:frame draw:style-name="gr107" draw:text-style-name="P111" svg:width="0.223cm" svg:height="0.382cm" svg:x="6.085cm" svg:y="0.586cm"><draw:text-box><text:p text:style-name="P110"><text:span text:style-name="T107">B</text:span></text:p></draw:text-box></draw:frame><draw:frame draw:style-name="gr108" draw:text-style-name="P111" svg:width="0.227cm" svg:height="0.384cm" svg:x="7.616cm" svg:y="0.6cm"><draw:text-box><text:p text:style-name="P110"><text:span text:style-name="T107">C</text:span></text:p></draw:text-box></draw:frame><draw:g draw:style-name="gr3"><draw:line draw:style-name="gr109" draw:text-style-name="P112" svg:x1="7.598cm" svg:y1="0.898cm" svg:x2="7.801cm" svg:y2="1.101cm"><text:p/></draw:line><draw:line draw:style-name="gr110" draw:text-style-name="P112" svg:x1="7.801cm" svg:y1="0.898cm" svg:x2="7.598cm" svg:y2="1.101cm"><text:p/></draw:line></draw:g><draw:g draw:style-name="gr3"><draw:g draw:style-name="gr3"><draw:line draw:style-name="gr111" draw:text-style-name="P113" svg:x1="0.099cm" svg:y1="-0.001cm" svg:x2="0.099cm" svg:y2="5.002cm"><text:p/></draw:line><draw:line draw:style-name="gr111" draw:text-style-name="P113" svg:x1="0.196cm" svg:y1="-0.001cm" svg:x2="0.196cm" svg:y2="5.002cm"><text:p/></draw:line><draw:line draw:style-name="gr111" draw:text-style-name="P113" svg:x1="0.299cm" svg:y1="-0.001cm" svg:x2="0.299cm" svg:y2="5.002cm"><text:p/></draw:line><draw:line draw:style-name="gr111" draw:text-style-name="P113" svg:x1="0.397cm" svg:y1="-0.001cm" svg:x2="0.397cm" svg:y2="5.002cm"><text:p/></draw:line><draw:line draw:style-name="gr111" draw:text-style-name="P113" svg:x1="0.598cm" svg:y1="-0.001cm" svg:x2="0.598cm" svg:y2="5.002cm"><text:p/></draw:line><draw:line draw:style-name="gr111" draw:text-style-name="P113" svg:x1="0.697cm" svg:y1="-0.001cm" svg:x2="0.697cm" svg:y2="5.002cm"><text:p/></draw:line><draw:line draw:style-name="gr111" draw:text-style-name="P113" svg:x1="0.8cm" svg:y1="-0.001cm" svg:x2="0.8cm" svg:y2="5.002cm"><text:p/></draw:line><draw:line draw:style-name="gr111" draw:text-style-name="P113" svg:x1="0.898cm" svg:y1="-0.001cm" svg:x2="0.898cm" svg:y2="5.002cm"><text:p/></draw:line><draw:line draw:style-name="gr111" draw:text-style-name="P113" svg:x1="1.099cm" svg:y1="-0.001cm" svg:x2="1.099cm" svg:y2="5.002cm"><text:p/></draw:line><draw:line draw:style-name="gr111" draw:text-style-name="P113" svg:x1="1.196cm" svg:y1="-0.001cm" svg:x2="1.196cm" svg:y2="5.002cm"><text:p/></draw:line><draw:line draw:style-name="gr111" draw:text-style-name="P113" svg:x1="1.3cm" svg:y1="-0.001cm" svg:x2="1.3cm" svg:y2="5.002cm"><text:p/></draw:line><draw:line draw:style-name="gr111" draw:text-style-name="P113" svg:x1="1.399cm" svg:y1="-0.001cm" svg:x2="1.399cm" svg:y2="5.002cm"><text:p/></draw:line><draw:line draw:style-name="gr111" draw:text-style-name="P113" svg:x1="1.6cm" svg:y1="-0.001cm" svg:x2="1.6cm" svg:y2="5.002cm"><text:p/></draw:line><draw:line draw:style-name="gr111" draw:text-style-name="P113" svg:x1="1.7cm" svg:y1="-0.001cm" svg:x2="1.7cm" svg:y2="5.002cm"><text:p/></draw:line><draw:line draw:style-name="gr111" draw:text-style-name="P113" svg:x1="1.799cm" svg:y1="-0.001cm" svg:x2="1.799cm" svg:y2="5.002cm"><text:p/></draw:line><draw:line draw:style-name="gr111" draw:text-style-name="P113" svg:x1="1.898cm" svg:y1="-0.001cm" svg:x2="1.898cm" svg:y2="5.002cm"><text:p/></draw:line><draw:line draw:style-name="gr111" draw:text-style-name="P113" svg:x1="2.101cm" svg:y1="-0.001cm" svg:x2="2.101cm" svg:y2="5.002cm"><text:p/></draw:line><draw:line draw:style-name="gr111" draw:text-style-name="P113" svg:x1="2.198cm" svg:y1="-0.001cm" svg:x2="2.198cm" svg:y2="5.002cm"><text:p/></draw:line><draw:line draw:style-name="gr111" draw:text-style-name="P113" svg:x1="2.3cm" svg:y1="-0.001cm" svg:x2="2.3cm" svg:y2="5.002cm"><text:p/></draw:line><draw:line draw:style-name="gr111" draw:text-style-name="P113" svg:x1="2.399cm" svg:y1="-0.001cm" svg:x2="2.399cm" svg:y2="5.002cm"><text:p/></draw:line><draw:line draw:style-name="gr111" draw:text-style-name="P113" svg:x1="2.6cm" svg:y1="-0.001cm" svg:x2="2.6cm" svg:y2="5.002cm"><text:p/></draw:line><draw:line draw:style-name="gr111" draw:text-style-name="P113" svg:x1="2.699cm" svg:y1="-0.001cm" svg:x2="2.699cm" svg:y2="5.002cm"><text:p/></draw:line><draw:line draw:style-name="gr111" draw:text-style-name="P113" svg:x1="2.799cm" svg:y1="-0.001cm" svg:x2="2.799cm" svg:y2="5.002cm"><text:p/></draw:line><draw:line draw:style-name="gr111" draw:text-style-name="P113" svg:x1="2.9cm" svg:y1="-0.001cm" svg:x2="2.9cm" svg:y2="5.002cm"><text:p/></draw:line><draw:line draw:style-name="gr111" draw:text-style-name="P113" svg:x1="3.099cm" svg:y1="-0.001cm" svg:x2="3.099cm" svg:y2="5.002cm"><text:p/></draw:line><draw:line draw:style-name="gr111" draw:text-style-name="P113" svg:x1="3.198cm" svg:y1="-0.001cm" svg:x2="3.198cm" svg:y2="5.002cm"><text:p/></draw:line><draw:line draw:style-name="gr111" draw:text-style-name="P113" svg:x1="3.3cm" svg:y1="-0.001cm" svg:x2="3.3cm" svg:y2="5.002cm"><text:p/></draw:line><draw:line draw:style-name="gr111" draw:text-style-name="P113" svg:x1="3.401cm" svg:y1="-0.001cm" svg:x2="3.401cm" svg:y2="5.002cm"><text:p/></draw:line><draw:line draw:style-name="gr111" draw:text-style-name="P113" svg:x1="3.6cm" svg:y1="-0.001cm" svg:x2="3.6cm" svg:y2="5.002cm"><text:p/></draw:line><draw:line draw:style-name="gr111" draw:text-style-name="P113" svg:x1="3.699cm" svg:y1="-0.001cm" svg:x2="3.699cm" svg:y2="5.002cm"><text:p/></draw:line><draw:line draw:style-name="gr111" draw:text-style-name="P113" svg:x1="3.799cm" svg:y1="-0.001cm" svg:x2="3.799cm" svg:y2="5.002cm"><text:p/></draw:line><draw:line draw:style-name="gr111" draw:text-style-name="P113" svg:x1="3.9cm" svg:y1="-0.001cm" svg:x2="3.9cm" svg:y2="5.002cm"><text:p/></draw:line><draw:line draw:style-name="gr111" draw:text-style-name="P113" svg:x1="4.099cm" svg:y1="-0.001cm" svg:x2="4.099cm" svg:y2="5.002cm"><text:p/></draw:line><draw:line draw:style-name="gr111" draw:text-style-name="P113" svg:x1="4.2cm" svg:y1="-0.001cm" svg:x2="4.2cm" svg:y2="5.002cm"><text:p/></draw:line><draw:line draw:style-name="gr111" draw:text-style-name="P113" svg:x1="4.3cm" svg:y1="-0.001cm" svg:x2="4.3cm" svg:y2="5.002cm"><text:p/></draw:line><draw:line draw:style-name="gr111" draw:text-style-name="P113" svg:x1="4.399cm" svg:y1="-0.001cm" svg:x2="4.399cm" svg:y2="5.002cm"><text:p/></draw:line><draw:line draw:style-name="gr111" draw:text-style-name="P113" svg:x1="4.6cm" svg:y1="-0.001cm" svg:x2="4.6cm" svg:y2="5.002cm"><text:p/></draw:line><draw:line draw:style-name="gr111" draw:text-style-name="P113" svg:x1="4.701cm" svg:y1="-0.001cm" svg:x2="4.701cm" svg:y2="5.002cm"><text:p/></draw:line><draw:line draw:style-name="gr111" draw:text-style-name="P113" svg:x1="4.801cm" svg:y1="-0.001cm" svg:x2="4.801cm" svg:y2="5.002cm"><text:p/></draw:line><draw:line draw:style-name="gr111" draw:text-style-name="P113" svg:x1="4.901cm" svg:y1="-0.001cm" svg:x2="4.901cm" svg:y2="5.002cm"><text:p/></draw:line><draw:line draw:style-name="gr111" draw:text-style-name="P113" svg:x1="5.1cm" svg:y1="-0.001cm" svg:x2="5.1cm" svg:y2="5.002cm"><text:p/></draw:line><draw:line draw:style-name="gr111" draw:text-style-name="P113" svg:x1="5.2cm" svg:y1="-0.001cm" svg:x2="5.2cm" svg:y2="5.002cm"><text:p/></draw:line><draw:line draw:style-name="gr111" draw:text-style-name="P113" svg:x1="5.301cm" svg:y1="-0.001cm" svg:x2="5.301cm" svg:y2="5.002cm"><text:p/></draw:line><draw:line draw:style-name="gr111" draw:text-style-name="P113" svg:x1="5.4cm" svg:y1="-0.001cm" svg:x2="5.4cm" svg:y2="5.002cm"><text:p/></draw:line><draw:line draw:style-name="gr111" draw:text-style-name="P113" svg:x1="5.601cm" svg:y1="-0.001cm" svg:x2="5.601cm" svg:y2="5.002cm"><text:p/></draw:line><draw:line draw:style-name="gr111" draw:text-style-name="P113" svg:x1="5.7cm" svg:y1="-0.001cm" svg:x2="5.7cm" svg:y2="5.002cm"><text:p/></draw:line><draw:line draw:style-name="gr111" draw:text-style-name="P113" svg:x1="5.801cm" svg:y1="-0.001cm" svg:x2="5.801cm" svg:y2="5.002cm"><text:p/></draw:line><draw:line draw:style-name="gr111" draw:text-style-name="P113" svg:x1="5.901cm" svg:y1="-0.001cm" svg:x2="5.901cm" svg:y2="5.002cm"><text:p/></draw:line><draw:line draw:style-name="gr111" draw:text-style-name="P113" svg:x1="6.101cm" svg:y1="-0.001cm" svg:x2="6.101cm" svg:y2="5.002cm"><text:p/></draw:line><draw:line draw:style-name="gr111" draw:text-style-name="P113" svg:x1="6.201cm" svg:y1="-0.001cm" svg:x2="6.201cm" svg:y2="5.002cm"><text:p/></draw:line><draw:line draw:style-name="gr111" draw:text-style-name="P113" svg:x1="6.302cm" svg:y1="-0.001cm" svg:x2="6.302cm" svg:y2="5.002cm"><text:p/></draw:line><draw:line draw:style-name="gr111" draw:text-style-name="P113" svg:x1="6.4cm" svg:y1="-0.001cm" svg:x2="6.4cm" svg:y2="5.002cm"><text:p/></draw:line><draw:line draw:style-name="gr111" draw:text-style-name="P113" svg:x1="6.601cm" svg:y1="-0.001cm" svg:x2="6.601cm" svg:y2="5.002cm"><text:p/></draw:line><draw:line draw:style-name="gr111" draw:text-style-name="P113" svg:x1="6.7cm" svg:y1="-0.001cm" svg:x2="6.7cm" svg:y2="5.002cm"><text:p/></draw:line><draw:line draw:style-name="gr111" draw:text-style-name="P113" svg:x1="6.8cm" svg:y1="-0.001cm" svg:x2="6.8cm" svg:y2="5.002cm"><text:p/></draw:line><draw:line draw:style-name="gr111" draw:text-style-name="P113" svg:x1="6.901cm" svg:y1="-0.001cm" svg:x2="6.901cm" svg:y2="5.002cm"><text:p/></draw:line><draw:line draw:style-name="gr111" draw:text-style-name="P113" svg:x1="7.101cm" svg:y1="-0.001cm" svg:x2="7.101cm" svg:y2="5.002cm"><text:p/></draw:line><draw:line draw:style-name="gr111" draw:text-style-name="P113" svg:x1="7.201cm" svg:y1="-0.001cm" svg:x2="7.201cm" svg:y2="5.002cm"><text:p/></draw:line><draw:line draw:style-name="gr111" draw:text-style-name="P113" svg:x1="7.301cm" svg:y1="-0.001cm" svg:x2="7.301cm" svg:y2="5.002cm"><text:p/></draw:line><draw:line draw:style-name="gr111" draw:text-style-name="P113" svg:x1="7.401cm" svg:y1="-0.001cm" svg:x2="7.401cm" svg:y2="5.002cm"><text:p/></draw:line><draw:line draw:style-name="gr111" draw:text-style-name="P113" svg:x1="7.602cm" svg:y1="-0.001cm" svg:x2="7.602cm" svg:y2="5.002cm"><text:p/></draw:line><draw:line draw:style-name="gr111" draw:text-style-name="P113" svg:x1="7.7cm" svg:y1="-0.001cm" svg:x2="7.7cm" svg:y2="5.002cm"><text:p/></draw:line><draw:line draw:style-name="gr111" draw:text-style-name="P113" svg:x1="7.8cm" svg:y1="-0.001cm" svg:x2="7.8cm" svg:y2="5.002cm"><text:p/></draw:line><draw:line draw:style-name="gr111" draw:text-style-name="P113" svg:x1="7.901cm" svg:y1="-0.001cm" svg:x2="7.901cm" svg:y2="5.002cm"><text:p/></draw:line><draw:line draw:style-name="gr111" draw:text-style-name="P113" svg:x1="8.1cm" svg:y1="-0.001cm" svg:x2="8.1cm" svg:y2="5.002cm"><text:p/></draw:line><draw:line draw:style-name="gr111" draw:text-style-name="P113" svg:x1="8.201cm" svg:y1="-0.001cm" svg:x2="8.201cm" svg:y2="5.002cm"><text:p/></draw:line><draw:line draw:style-name="gr111" draw:text-style-name="P113" svg:x1="8.301cm" svg:y1="-0.001cm" svg:x2="8.301cm" svg:y2="5.002cm"><text:p/></draw:line><draw:line draw:style-name="gr111" draw:text-style-name="P113" svg:x1="8.402cm" svg:y1="-0.001cm" svg:x2="8.402cm" svg:y2="5.002cm"><text:p/></draw:line><draw:line draw:style-name="gr111" draw:text-style-name="P113" svg:x1="8.603cm" svg:y1="-0.001cm" svg:x2="8.603cm" svg:y2="5.002cm"><text:p/></draw:line><draw:line draw:style-name="gr111" draw:text-style-name="P113" svg:x1="8.702cm" svg:y1="-0.001cm" svg:x2="8.702cm" svg:y2="5.002cm"><text:p/></draw:line><draw:line draw:style-name="gr111" draw:text-style-name="P113" svg:x1="8.802cm" svg:y1="-0.001cm" svg:x2="8.802cm" svg:y2="5.002cm"><text:p/></draw:line><draw:line draw:style-name="gr111" draw:text-style-name="P113" svg:x1="8.903cm" svg:y1="-0.001cm" svg:x2="8.903cm" svg:y2="5.002cm"><text:p/></draw:line><draw:line draw:style-name="gr111" draw:text-style-name="P113" svg:x1="-0.001cm" svg:y1="0.102cm" svg:x2="9.001cm" svg:y2="0.102cm"><text:p/></draw:line><draw:line draw:style-name="gr111" draw:text-style-name="P113" svg:x1="-0.001cm" svg:y1="0.199cm" svg:x2="9.001cm" svg:y2="0.199cm"><text:p/></draw:line><draw:line draw:style-name="gr111" draw:text-style-name="P113" svg:x1="-0.001cm" svg:y1="0.299cm" svg:x2="9.001cm" svg:y2="0.299cm"><text:p/></draw:line><draw:line draw:style-name="gr111" draw:text-style-name="P113" svg:x1="-0.001cm" svg:y1="0.4cm" svg:x2="9.001cm" svg:y2="0.4cm"><text:p/></draw:line><draw:line draw:style-name="gr111" draw:text-style-name="P113" svg:x1="-0.001cm" svg:y1="0.598cm" svg:x2="9.001cm" svg:y2="0.598cm"><text:p/></draw:line><draw:line draw:style-name="gr111" draw:text-style-name="P113" svg:x1="-0.001cm" svg:y1="0.7cm" svg:x2="9.001cm" svg:y2="0.7cm"><text:p/></draw:line><draw:line draw:style-name="gr111" draw:text-style-name="P113" svg:x1="-0.001cm" svg:y1="0.8cm" svg:x2="9.001cm" svg:y2="0.8cm"><text:p/></draw:line><draw:line draw:style-name="gr111" draw:text-style-name="P113" svg:x1="-0.001cm" svg:y1="0.901cm" svg:x2="9.001cm" svg:y2="0.901cm"><text:p/></draw:line><draw:line draw:style-name="gr111" draw:text-style-name="P113" svg:x1="-0.001cm" svg:y1="1.102cm" svg:x2="9.001cm" svg:y2="1.102cm"><text:p/></draw:line><draw:line draw:style-name="gr111" draw:text-style-name="P113" svg:x1="-0.001cm" svg:y1="1.199cm" svg:x2="9.001cm" svg:y2="1.199cm"><text:p/></draw:line><draw:line draw:style-name="gr111" draw:text-style-name="P113" svg:x1="-0.001cm" svg:y1="1.299cm" svg:x2="9.001cm" svg:y2="1.299cm"><text:p/></draw:line><draw:line draw:style-name="gr111" draw:text-style-name="P113" svg:x1="-0.001cm" svg:y1="1.402cm" svg:x2="9.001cm" svg:y2="1.402cm"><text:p/></draw:line><draw:line draw:style-name="gr111" draw:text-style-name="P113" svg:x1="-0.001cm" svg:y1="1.599cm" svg:x2="9.001cm" svg:y2="1.599cm"><text:p/></draw:line><draw:line draw:style-name="gr111" draw:text-style-name="P113" svg:x1="-0.001cm" svg:y1="1.7cm" svg:x2="9.001cm" svg:y2="1.7cm"><text:p/></draw:line><draw:line draw:style-name="gr111" draw:text-style-name="P113" svg:x1="-0.001cm" svg:y1="1.798cm" svg:x2="9.001cm" svg:y2="1.798cm"><text:p/></draw:line><draw:line draw:style-name="gr111" draw:text-style-name="P113" svg:x1="-0.001cm" svg:y1="1.898cm" svg:x2="9.001cm" svg:y2="1.898cm"><text:p/></draw:line><draw:line draw:style-name="gr111" draw:text-style-name="P113" svg:x1="-0.001cm" svg:y1="2.101cm" svg:x2="9.001cm" svg:y2="2.101cm"><text:p/></draw:line><draw:line draw:style-name="gr111" draw:text-style-name="P113" svg:x1="-0.001cm" svg:y1="2.201cm" svg:x2="9.001cm" svg:y2="2.201cm"><text:p/></draw:line><draw:line draw:style-name="gr111" draw:text-style-name="P113" svg:x1="-0.001cm" svg:y1="2.3cm" svg:x2="9.001cm" svg:y2="2.3cm"><text:p/></draw:line><draw:line draw:style-name="gr111" draw:text-style-name="P113" svg:x1="-0.001cm" svg:y1="2.402cm" svg:x2="9.001cm" svg:y2="2.402cm"><text:p/></draw:line><draw:line draw:style-name="gr111" draw:text-style-name="P113" svg:x1="-0.001cm" svg:y1="2.6cm" svg:x2="9.001cm" svg:y2="2.6cm"><text:p/></draw:line><draw:line draw:style-name="gr111" draw:text-style-name="P113" svg:x1="-0.001cm" svg:y1="2.702cm" svg:x2="9.001cm" svg:y2="2.702cm"><text:p/></draw:line><draw:line draw:style-name="gr111" draw:text-style-name="P113" svg:x1="-0.001cm" svg:y1="2.799cm" svg:x2="9.001cm" svg:y2="2.799cm"><text:p/></draw:line><draw:line draw:style-name="gr111" draw:text-style-name="P113" svg:x1="-0.001cm" svg:y1="2.9cm" svg:x2="9.001cm" svg:y2="2.9cm"><text:p/></draw:line><draw:line draw:style-name="gr111" draw:text-style-name="P113" svg:x1="-0.001cm" svg:y1="3.099cm" svg:x2="9.001cm" svg:y2="3.099cm"><text:p/></draw:line><draw:line draw:style-name="gr111" draw:text-style-name="P113" svg:x1="-0.001cm" svg:y1="3.198cm" svg:x2="9.001cm" svg:y2="3.198cm"><text:p/></draw:line><draw:line draw:style-name="gr111" draw:text-style-name="P113" svg:x1="-0.001cm" svg:y1="3.295cm" svg:x2="9.001cm" svg:y2="3.295cm"><text:p/></draw:line><draw:line draw:style-name="gr111" draw:text-style-name="P113" svg:x1="-0.001cm" svg:y1="3.401cm" svg:x2="9.001cm" svg:y2="3.401cm"><text:p/></draw:line><draw:line draw:style-name="gr111" draw:text-style-name="P113" svg:x1="-0.001cm" svg:y1="3.6cm" svg:x2="9.001cm" svg:y2="3.6cm"><text:p/></draw:line><draw:line draw:style-name="gr111" draw:text-style-name="P113" svg:x1="-0.001cm" svg:y1="3.702cm" svg:x2="9.001cm" svg:y2="3.702cm"><text:p/></draw:line><draw:line draw:style-name="gr111" draw:text-style-name="P113" svg:x1="-0.001cm" svg:y1="3.799cm" svg:x2="9.001cm" svg:y2="3.799cm"><text:p/></draw:line><draw:line draw:style-name="gr111" draw:text-style-name="P113" svg:x1="-0.001cm" svg:y1="3.9cm" svg:x2="9.001cm" svg:y2="3.9cm"><text:p/></draw:line><draw:line draw:style-name="gr111" draw:text-style-name="P113" svg:x1="-0.001cm" svg:y1="4.099cm" svg:x2="9.001cm" svg:y2="4.099cm"><text:p/></draw:line><draw:line draw:style-name="gr111" draw:text-style-name="P113" svg:x1="-0.001cm" svg:y1="4.2cm" svg:x2="9.001cm" svg:y2="4.2cm"><text:p/></draw:line><draw:line draw:style-name="gr111" draw:text-style-name="P113" svg:x1="-0.001cm" svg:y1="4.3cm" svg:x2="9.001cm" svg:y2="4.3cm"><text:p/></draw:line><draw:line draw:style-name="gr111" draw:text-style-name="P113" svg:x1="-0.001cm" svg:y1="4.399cm" svg:x2="9.001cm" svg:y2="4.399cm"><text:p/></draw:line><draw:line draw:style-name="gr111" draw:text-style-name="P113" svg:x1="-0.001cm" svg:y1="4.595cm" svg:x2="9.001cm" svg:y2="4.595cm"><text:p/></draw:line><draw:line draw:style-name="gr111" draw:text-style-name="P113" svg:x1="-0.001cm" svg:y1="4.701cm" svg:x2="9.001cm" svg:y2="4.701cm"><text:p/></draw:line><draw:line draw:style-name="gr111" draw:text-style-name="P113" svg:x1="-0.001cm" svg:y1="4.801cm" svg:x2="9.001cm" svg:y2="4.801cm"><text:p/></draw:line><draw:line draw:style-name="gr111" draw:text-style-name="P113" svg:x1="-0.001cm" svg:y1="4.901cm" svg:x2="9.001cm" svg:y2="4.901cm"><text:p/></draw:line><draw:line draw:style-name="gr112" draw:text-style-name="P113" svg:x1="0.498cm" svg:y1="-0.001cm" svg:x2="0.498cm" svg:y2="5.002cm"><text:p/></draw:line><draw:line draw:style-name="gr112" draw:text-style-name="P113" svg:x1="1.499cm" svg:y1="-0.001cm" svg:x2="1.499cm" svg:y2="5.002cm"><text:p/></draw:line><draw:line draw:style-name="gr112" draw:text-style-name="P113" svg:x1="2.499cm" svg:y1="-0.001cm" svg:x2="2.499cm" svg:y2="5.002cm"><text:p/></draw:line><draw:line draw:style-name="gr112" draw:text-style-name="P113" svg:x1="3.498cm" svg:y1="-0.001cm" svg:x2="3.498cm" svg:y2="5.002cm"><text:p/></draw:line><draw:line draw:style-name="gr112" draw:text-style-name="P113" svg:x1="4.498cm" svg:y1="-0.001cm" svg:x2="4.498cm" svg:y2="5.002cm"><text:p/></draw:line><draw:line draw:style-name="gr112" draw:text-style-name="P113" svg:x1="5.5cm" svg:y1="-0.001cm" svg:x2="5.5cm" svg:y2="5.002cm"><text:p/></draw:line><draw:line draw:style-name="gr112" draw:text-style-name="P113" svg:x1="6.5cm" svg:y1="-0.001cm" svg:x2="6.5cm" svg:y2="5.002cm"><text:p/></draw:line><draw:line draw:style-name="gr112" draw:text-style-name="P113" svg:x1="7.501cm" svg:y1="-0.001cm" svg:x2="7.501cm" svg:y2="5.002cm"><text:p/></draw:line><draw:line draw:style-name="gr112" draw:text-style-name="P113" svg:x1="8.502cm" svg:y1="-0.001cm" svg:x2="8.502cm" svg:y2="5.002cm"><text:p/></draw:line><draw:line draw:style-name="gr112" draw:text-style-name="P113" svg:x1="-0.001cm" svg:y1="0.497cm" svg:x2="9.001cm" svg:y2="0.497cm"><text:p/></draw:line><draw:line draw:style-name="gr112" draw:text-style-name="P113" svg:x1="-0.001cm" svg:y1="1.499cm" svg:x2="9.001cm" svg:y2="1.499cm"><text:p/></draw:line><draw:line draw:style-name="gr112" draw:text-style-name="P113" svg:x1="-0.001cm" svg:y1="2.499cm" svg:x2="9.001cm" svg:y2="2.499cm"><text:p/></draw:line><draw:line draw:style-name="gr112" draw:text-style-name="P113" svg:x1="-0.001cm" svg:y1="3.501cm" svg:x2="9.001cm" svg:y2="3.501cm"><text:p/></draw:line><draw:line draw:style-name="gr112" draw:text-style-name="P113" svg:x1="-0.001cm" svg:y1="4.501cm" svg:x2="9.001cm" svg:y2="4.501cm"><text:p/></draw:line><draw:line draw:style-name="gr113" draw:text-style-name="P113" svg:x1="-0.001cm" svg:y1="-0.001cm" svg:x2="-0.001cm" svg:y2="5.002cm"><text:p/></draw:line><draw:line draw:style-name="gr113" draw:text-style-name="P113" svg:x1="0.999cm" svg:y1="-0.001cm" svg:x2="0.999cm" svg:y2="5.002cm"><text:p/></draw:line><draw:line draw:style-name="gr113" draw:text-style-name="P113" svg:x1="2cm" svg:y1="-0.001cm" svg:x2="2cm" svg:y2="5.002cm"><text:p/></draw:line><draw:line draw:style-name="gr113" draw:text-style-name="P113" svg:x1="3cm" svg:y1="-0.001cm" svg:x2="3cm" svg:y2="5.002cm"><text:p/></draw:line><draw:line draw:style-name="gr114" draw:text-style-name="P113" svg:x1="3.999cm" svg:y1="-0.001cm" svg:x2="3.999cm" svg:y2="5.002cm"><text:p/></draw:line><draw:line draw:style-name="gr113" draw:text-style-name="P113" svg:x1="6.001cm" svg:y1="-0.001cm" svg:x2="6.001cm" svg:y2="5.002cm"><text:p/></draw:line><draw:line draw:style-name="gr113" draw:text-style-name="P113" svg:x1="7.001cm" svg:y1="-0.001cm" svg:x2="7.001cm" svg:y2="5.002cm"><text:p/></draw:line><draw:line draw:style-name="gr113" draw:text-style-name="P113" svg:x1="8cm" svg:y1="-0.001cm" svg:x2="8cm" svg:y2="5.002cm"><text:p/></draw:line><draw:line draw:style-name="gr113" draw:text-style-name="P113" svg:x1="-0.001cm" svg:y1="-0.001cm" svg:x2="9.001cm" svg:y2="-0.001cm"><text:p/></draw:line><draw:line draw:style-name="gr113" draw:text-style-name="P113" svg:x1="-0.001cm" svg:y1="0.999cm" svg:x2="9.001cm" svg:y2="0.999cm"><text:p/></draw:line><draw:line draw:style-name="gr115" draw:text-style-name="P113" svg:x1="-0.001cm" svg:y1="1.995cm" svg:x2="9.001cm" svg:y2="1.995cm"><text:p/></draw:line><draw:line draw:style-name="gr116" draw:text-style-name="P113" svg:x1="-0.001cm" svg:y1="3cm" svg:x2="9.001cm" svg:y2="3cm"><text:p/></draw:line><draw:line draw:style-name="gr113" draw:text-style-name="P113" svg:x1="-0.001cm" svg:y1="4.002cm" svg:x2="9.001cm" svg:y2="4.002cm"><text:p/></draw:line><draw:line draw:style-name="gr113" draw:text-style-name="P113" svg:x1="9.001cm" svg:y1="-0.001cm" svg:x2="9.001cm" svg:y2="5.002cm"><text:p/></draw:line><draw:line draw:style-name="gr113" draw:text-style-name="P113" svg:x1="-0.001cm" svg:y1="5.002cm" svg:x2="9.001cm" svg:y2="5.002cm"><text:p/></draw:line><draw:line draw:style-name="gr117" draw:text-style-name="P113" svg:x1="5.002cm" svg:y1="-0.001cm" svg:x2="5.002cm" svg:y2="5.002cm"><text:p/></draw:line></draw:g><draw:custom-shape draw:style-name="gr118" draw:text-style-name="P114" svg:width="0.302cm" svg:height="0.302cm" draw:transform="rotate (1.5707963267949) translate (7.10141666666667cm 1.19925cm)"><text:p/><draw:enhanced-geometry draw:glue-point-type="segments" draw:type="mso-spt100" draw:modifiers="-90 90.160491959851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frame draw:style-name="gr119" draw:text-style-name="P111" svg:width="0.468cm" svg:height="0.384cm" svg:x="5.676cm" svg:y="2.074cm"><draw:text-box><text:p text:style-name="P110"><text:span text:style-name="T107"></text:span><text:span text:style-name="T107">1</text:span></text:p></draw:text-box></draw:frame><draw:frame draw:style-name="gr119" draw:text-style-name="P111" svg:width="0.468cm" svg:height="0.384cm" svg:x="4.175cm" svg:y="0.649cm"><draw:text-box><text:p text:style-name="P110"><text:span text:style-name="T107"></text:span><text:span text:style-name="T107">1</text:span></text:p></draw:text-box></draw:frame><draw:line draw:style-name="gr120" draw:text-style-name="P112" svg:x1="6.011cm" svg:y1="1.804cm" svg:x2="6.011cm" svg:y2="2.107cm"><text:p/></draw:line><draw:line draw:style-name="gr120" draw:text-style-name="P112" svg:x1="5.128cm" svg:y1="0.987cm" svg:x2="4.825cm" svg:y2="0.987cm"><text:p/></draw:line><draw:g draw:style-name="gr3"><draw:line draw:style-name="gr121" draw:text-style-name="P112" svg:x1="5.409cm" svg:y1="1.405cm" svg:x2="5.61cm" svg:y2="1.608cm"><text:p/></draw:line><draw:line draw:style-name="gr122" draw:text-style-name="P112" svg:x1="5.61cm" svg:y1="1.405cm" svg:x2="5.409cm" svg:y2="1.608cm"><text:p/></draw:line></draw:g><draw:frame draw:style-name="gr123" draw:text-style-name="P111" svg:width="0.221cm" svg:height="0.384cm" svg:x="5.558cm" svg:y="1.05cm"><draw:text-box><text:p text:style-name="P110"><text:span text:style-name="T107">A</text:span></text:p></draw:text-box></draw:frame><draw:g draw:style-name="gr3"><draw:line draw:style-name="gr124" draw:text-style-name="P112" svg:x1="6.512cm" svg:y1="0.895cm" svg:x2="6.715cm" svg:y2="1.098cm"><text:p/></draw:line><draw:line draw:style-name="gr125" draw:text-style-name="P112" svg:x1="6.715cm" svg:y1="0.895cm" svg:x2="6.512cm" svg:y2="1.098cm"><text:p/></draw:line></draw:g><draw:frame draw:style-name="gr126" draw:text-style-name="P111" svg:width="0.257cm" svg:height="0.382cm" svg:x="7.43cm" svg:y="1.849cm"><draw:text-box><text:p text:style-name="P110"><text:span text:style-name="T107">D</text:span></text:p></draw:text-box></draw:frame><draw:g draw:style-name="gr3"><draw:line draw:style-name="gr127" draw:text-style-name="P112" svg:x1="6.4cm" svg:y1="4.3cm" svg:x2="6.601cm" svg:y2="4.499cm"><text:p/></draw:line><draw:line draw:style-name="gr128" draw:text-style-name="P112" svg:x1="6.601cm" svg:y1="4.3cm" svg:x2="6.4cm" svg:y2="4.499cm"><text:p/></draw:line></draw:g><draw:frame draw:style-name="gr129" draw:text-style-name="P111" svg:width="0.257cm" svg:height="0.384cm" svg:x="6.429cm" svg:y="3.951cm"><draw:text-box><text:p text:style-name="P110"><text:span text:style-name="T107">G</text:span></text:p></draw:text-box></draw:frame><draw:frame draw:style-name="gr130" draw:text-style-name="P111" svg:width="0.205cm" svg:height="0.382cm" svg:x="6.26cm" svg:y="1.55cm"><draw:text-box><text:p text:style-name="P110"><text:span text:style-name="T107">E</text:span></text:p></draw:text-box></draw:frame><draw:g draw:style-name="gr3"><draw:line draw:style-name="gr131" draw:text-style-name="P112" svg:x1="7.292cm" svg:y1="3.401cm" svg:x2="7.493cm" svg:y2="3.6cm"><text:p/></draw:line><draw:line draw:style-name="gr132" draw:text-style-name="P112" svg:x1="7.493cm" svg:y1="3.401cm" svg:x2="7.292cm" svg:y2="3.6cm"><text:p/></draw:line></draw:g><draw:frame draw:style-name="gr133" draw:text-style-name="P111" svg:width="0.193cm" svg:height="0.384cm" svg:x="7.361cm" svg:y="3.05cm"><draw:text-box><text:p text:style-name="P110"><text:span text:style-name="T107">F</text:span></text:p></draw:text-box></draw:frame><draw:g draw:style-name="gr3"><draw:line draw:style-name="gr134" draw:text-style-name="P112" svg:x1="1.399cm" svg:y1="2.402cm" svg:x2="1.6cm" svg:y2="2.605cm"><text:p/></draw:line><draw:line draw:style-name="gr135" draw:text-style-name="P112" svg:x1="1.6cm" svg:y1="2.402cm" svg:x2="1.399cm" svg:y2="2.605cm"><text:p/></draw:line></draw:g><draw:frame draw:style-name="gr136" draw:text-style-name="P111" svg:width="0.124cm" svg:height="0.384cm" svg:x="3.097cm" svg:y="3.747cm"><draw:text-box><text:p text:style-name="P110"><text:span text:style-name="T107">I</text:span></text:p></draw:text-box></draw:frame><draw:g draw:style-name="gr3"><draw:line draw:style-name="gr134" draw:text-style-name="P112" svg:x1="3.113cm" svg:y1="4.108cm" svg:x2="3.314cm" svg:y2="4.311cm"><text:p/></draw:line><draw:line draw:style-name="gr135" draw:text-style-name="P112" svg:x1="3.314cm" svg:y1="4.108cm" svg:x2="3.113cm" svg:y2="4.311cm"><text:p/></draw:line></draw:g><draw:frame draw:style-name="gr136" draw:text-style-name="P111" svg:width="0.124cm" svg:height="0.384cm" svg:x="1.545cm" svg:y="2.032cm"><draw:text-box><text:p text:style-name="P110"><text:span text:style-name="T107">J</text:span></text:p></draw:text-box></draw:frame><draw:g draw:style-name="gr3"><draw:line draw:style-name="gr134" draw:text-style-name="P112" svg:x1="4.198cm" svg:y1="3.198cm" svg:x2="4.399cm" svg:y2="3.403cm"><text:p/></draw:line><draw:line draw:style-name="gr135" draw:text-style-name="P112" svg:x1="4.399cm" svg:y1="3.198cm" svg:x2="4.198cm" svg:y2="3.403cm"><text:p/></draw:line></draw:g><draw:frame draw:style-name="gr137" draw:text-style-name="P111" svg:width="0.242cm" svg:height="0.382cm" svg:x="4.36cm" svg:y="2.849cm"><draw:text-box><text:p text:style-name="P110"><text:span text:style-name="T107">H</text:span></text:p></draw:text-box></draw:frame><draw:g draw:style-name="gr3"><draw:line draw:style-name="gr134" draw:text-style-name="P112" svg:x1="3.106cm" svg:y1="2.884cm" svg:x2="3.307cm" svg:y2="3.087cm"><text:p/></draw:line><draw:line draw:style-name="gr135" draw:text-style-name="P112" svg:x1="3.307cm" svg:y1="2.884cm" svg:x2="3.106cm" svg:y2="3.087cm"><text:p/></draw:line></draw:g><draw:frame draw:style-name="gr138" draw:text-style-name="P111" svg:width="0.214cm" svg:height="0.384cm" svg:x="3.239cm" svg:y="2.547cm"><draw:text-box><text:p text:style-name="P110"><text:span text:style-name="T107">K</text:span></text:p></draw:text-box></draw:frame><draw:g draw:style-name="gr3"><draw:line draw:style-name="gr134" draw:text-style-name="P112" svg:x1="3.907cm" svg:y1="2.402cm" svg:x2="4.108cm" svg:y2="2.605cm"><text:p/></draw:line><draw:line draw:style-name="gr135" draw:text-style-name="P112" svg:x1="4.108cm" svg:y1="2.402cm" svg:x2="3.907cm" svg:y2="2.605cm"><text:p/></draw:line></draw:g><draw:frame draw:style-name="gr139" draw:text-style-name="P111" svg:width="0.182cm" svg:height="0.382cm" svg:x="4.038cm" svg:y="2.05cm"><draw:text-box><text:p text:style-name="P110"><text:span text:style-name="T107">L</text:span></text:p></draw:text-box></draw:frame><draw:g draw:style-name="gr3"><draw:line draw:style-name="gr140" draw:text-style-name="P112" svg:x1="5.798cm" svg:y1="2.993cm" svg:x2="5.997cm" svg:y2="3.194cm"><text:p/></draw:line><draw:line draw:style-name="gr141" draw:text-style-name="P112" svg:x1="5.997cm" svg:y1="2.993cm" svg:x2="5.798cm" svg:y2="3.194cm"><text:p/></draw:line></draw:g><draw:frame draw:style-name="gr142" draw:text-style-name="P111" svg:width="0.279cm" svg:height="0.382cm" svg:x="5.96cm" svg:y="2.648cm"><draw:text-box><text:p text:style-name="P110"><text:span text:style-name="T107">M</text:span></text:p></draw:text-box></draw:frame><draw:line draw:style-name="gr143" draw:text-style-name="P115" svg:x1="5.5cm" svg:y1="1.498cm" svg:x2="6.601cm" svg:y2="0.999cm"><text:p/></draw:line><draw:line draw:style-name="gr143" draw:text-style-name="P115" svg:x1="6.601cm" svg:y1="0.999cm" svg:x2="7.7cm" svg:y2="0.999cm"><text:p/></draw:line><draw:line draw:style-name="gr143" draw:text-style-name="P115" svg:x1="7.7cm" svg:y1="0.999cm" svg:x2="7.301cm" svg:y2="1.999cm"><text:p/></draw:line><draw:line draw:style-name="gr143" draw:text-style-name="P115" svg:x1="7.302cm" svg:y1="1.995cm" svg:x2="6.201cm" svg:y2="1.995cm"><text:p/></draw:line><draw:line draw:style-name="gr143" draw:text-style-name="P115" svg:x1="6.201cm" svg:y1="1.995cm" svg:x2="7.4cm" svg:y2="3.497cm"><text:p/></draw:line><draw:line draw:style-name="gr143" draw:text-style-name="P115" svg:x1="7.4cm" svg:y1="3.501cm" svg:x2="6.5cm" svg:y2="4.399cm"><text:p/></draw:line><draw:line draw:style-name="gr143" draw:text-style-name="P115" svg:x1="6.501cm" svg:y1="4.394cm" svg:x2="4.3cm" svg:y2="3.295cm"><text:p/></draw:line><draw:line draw:style-name="gr143" draw:text-style-name="P115" svg:x1="4.299cm" svg:y1="3.295cm" svg:x2="3.198cm" svg:y2="4.195cm"><text:p/></draw:line><draw:line draw:style-name="gr143" draw:text-style-name="P115" svg:x1="3.199cm" svg:y1="4.2cm" svg:x2="1.499cm" svg:y2="2.499cm"><text:p/></draw:line><draw:line draw:style-name="gr143" draw:text-style-name="P115" svg:x1="1.499cm" svg:y1="2.499cm" svg:x2="3.199cm" svg:y2="3cm"><text:p/></draw:line><draw:line draw:style-name="gr143" draw:text-style-name="P115" svg:x1="3.198cm" svg:y1="3cm" svg:x2="3.999cm" svg:y2="2.499cm"><text:p/></draw:line><draw:line draw:style-name="gr143" draw:text-style-name="P115" svg:x1="3.999cm" svg:y1="2.499cm" svg:x2="5.9cm" svg:y2="3.099cm"><text:p/></draw:line><draw:line draw:style-name="gr143" draw:text-style-name="P115" svg:x1="5.9cm" svg:y1="3.059cm" svg:x2="5.5cm" svg:y2="1.499cm"><text:p/></draw:line><draw:g draw:style-name="gr3"><draw:line draw:style-name="gr144" draw:text-style-name="P112" svg:x1="7.206cm" svg:y1="1.894cm" svg:x2="7.405cm" svg:y2="2.097cm"><text:p/></draw:line><draw:line draw:style-name="gr145" draw:text-style-name="P112" svg:x1="7.405cm" svg:y1="1.894cm" svg:x2="7.206cm" svg:y2="2.097cm"><text:p/></draw:line></draw:g><draw:g draw:style-name="gr3"><draw:line draw:style-name="gr140" draw:text-style-name="P112" svg:x1="6.098cm" svg:y1="1.894cm" svg:x2="6.296cm" svg:y2="2.095cm"><text:p/></draw:line><draw:line draw:style-name="gr141" draw:text-style-name="P112" svg:x1="6.296cm" svg:y1="1.894cm" svg:x2="6.098cm" svg:y2="2.095cm"><text:p/></draw:line></draw:g></draw:g></text:h>
          <text:p text:style-name="P86">Tu obtiens : <text:span text:style-name="_5f_pointillés_20_gris"><text:span text:style-name="T43">Un serpent </text:span></text:span><text:span text:style-name="_5f_pointillés_20_gris"><text:span text:style-name="T44">(ou un ver)</text:span></text:span></text:p>
        </text:list-header>
      </text:list>
      <text:list xml:id="list195848651359555" text:continue-list="list195847355471514" text:style-name="Num_5f_Exo">
        <text:list-item>
          <text:h text:style-name="P48" text:outline-level="1"><text:span text:style-name="Bold_5f_niv1"><text:span text:style-name="T82"> </text:span></text:span><text:span text:style-name="Bold_5f_niv1"><text:span text:style-name="T75">Coordonnées et parallélogramme</text:span></text:span></text:h>
        </text:list-item>
      </text:list>
      <text:list xml:id="list195849097839951" text:continue-list="list195848168313083" text:style-name="liste_5f_abc">
        <text:list-header>
          <text:p text:style-name="P55"><draw:g text:anchor-type="as-char" svg:y="-5.165cm" draw:z-index="20" draw:name="Forme10" draw:style-name="gr91"><draw:line draw:style-name="gr92" draw:text-style-name="P106" svg:x1="-0.001cm" svg:y1="4.109cm" svg:x2="-0.001cm" svg:y2="0cm"><text:p/></draw:line><draw:line draw:style-name="gr92" draw:text-style-name="P106" svg:x1="-0.001cm" svg:y1="4.109cm" svg:x2="7.997cm" svg:y2="4.109cm"><text:p/></draw:line><draw:line draw:style-name="gr92" draw:text-style-name="P106" svg:x1="-0.001cm" svg:y1="2.795cm" svg:x2="7.997cm" svg:y2="2.795cm"><text:p/></draw:line><draw:line draw:style-name="gr92" draw:text-style-name="P106" svg:x1="-0.001cm" svg:y1="1.477cm" svg:x2="7.997cm" svg:y2="1.477cm"><text:p/></draw:line><draw:line draw:style-name="gr92" draw:text-style-name="P106" svg:x1="-0.001cm" svg:y1="2.136cm" svg:x2="7.997cm" svg:y2="2.136cm"><text:p/></draw:line><draw:line draw:style-name="gr92" draw:text-style-name="P106" svg:x1="-0.001cm" svg:y1="0.819cm" svg:x2="7.997cm" svg:y2="0.819cm"><text:p/></draw:line><draw:line draw:style-name="gr92" draw:text-style-name="P106" svg:x1="-0.001cm" svg:y1="3.452cm" svg:x2="7.997cm" svg:y2="3.452cm"><text:p/></draw:line><draw:line draw:style-name="gr92" draw:text-style-name="P106" svg:x1="0.799cm" svg:y1="4.109cm" svg:x2="0.799cm" svg:y2="0cm"><text:p/></draw:line><draw:line draw:style-name="gr92" draw:text-style-name="P106" svg:x1="1.6cm" svg:y1="4.109cm" svg:x2="1.6cm" svg:y2="0cm"><text:p/></draw:line><draw:line draw:style-name="gr92" draw:text-style-name="P106" svg:x1="2.396cm" svg:y1="4.109cm" svg:x2="2.396cm" svg:y2="0cm"><text:p/></draw:line><draw:line draw:style-name="gr93" draw:text-style-name="P106" svg:x1="3.196cm" svg:y1="4.109cm" svg:x2="3.196cm" svg:y2="0cm"><text:p/></draw:line><draw:line draw:style-name="gr92" draw:text-style-name="P106" svg:x1="3.997cm" svg:y1="4.109cm" svg:x2="3.997cm" svg:y2="0cm"><text:p/></draw:line><draw:line draw:style-name="gr92" draw:text-style-name="P106" svg:x1="0.4cm" svg:y1="4.109cm" svg:x2="0.4cm" svg:y2="0cm"><text:p/></draw:line><draw:line draw:style-name="gr92" draw:text-style-name="P106" svg:x1="1.199cm" svg:y1="4.109cm" svg:x2="1.199cm" svg:y2="0cm"><text:p/></draw:line><draw:line draw:style-name="gr92" draw:text-style-name="P106" svg:x1="1.999cm" svg:y1="4.109cm" svg:x2="1.999cm" svg:y2="0cm"><text:p/></draw:line><draw:line draw:style-name="gr92" draw:text-style-name="P106" svg:x1="2.8cm" svg:y1="4.109cm" svg:x2="2.8cm" svg:y2="0cm"><text:p/></draw:line><draw:line draw:style-name="gr92" draw:text-style-name="P106" svg:x1="3.598cm" svg:y1="4.109cm" svg:x2="3.598cm" svg:y2="0cm"><text:p/></draw:line><draw:line draw:style-name="gr92" draw:text-style-name="P106" svg:x1="-0.001cm" svg:y1="3.78cm" svg:x2="7.997cm" svg:y2="3.78cm"><text:p/></draw:line><draw:line draw:style-name="gr92" draw:text-style-name="P106" svg:x1="-0.001cm" svg:y1="3.12cm" svg:x2="7.997cm" svg:y2="3.12cm"><text:p/></draw:line><draw:line draw:style-name="gr94" draw:text-style-name="P106" svg:x1="-0.001cm" svg:y1="2.462cm" svg:x2="7.997cm" svg:y2="2.462cm"><text:p/></draw:line><draw:line draw:style-name="gr92" draw:text-style-name="P106" svg:x1="-0.001cm" svg:y1="1.806cm" svg:x2="7.997cm" svg:y2="1.806cm"><text:p/></draw:line><draw:line draw:style-name="gr92" draw:text-style-name="P106" svg:x1="-0.001cm" svg:y1="1.148cm" svg:x2="7.997cm" svg:y2="1.148cm"><text:p/></draw:line><draw:line draw:style-name="gr92" draw:text-style-name="P106" svg:x1="4.397cm" svg:y1="4.109cm" svg:x2="4.397cm" svg:y2="0cm"><text:p/></draw:line><draw:line draw:style-name="gr92" draw:text-style-name="P106" svg:x1="4.801cm" svg:y1="4.109cm" svg:x2="4.801cm" svg:y2="0cm"><text:p/></draw:line><draw:line draw:style-name="gr92" draw:text-style-name="P106" svg:x1="5.197cm" svg:y1="4.109cm" svg:x2="5.197cm" svg:y2="0cm"><text:p/></draw:line><draw:line draw:style-name="gr92" draw:text-style-name="P106" svg:x1="5.597cm" svg:y1="4.109cm" svg:x2="5.597cm" svg:y2="0cm"><text:p/></draw:line><draw:line draw:style-name="gr92" draw:text-style-name="P106" svg:x1="5.996cm" svg:y1="4.109cm" svg:x2="5.996cm" svg:y2="0cm"><text:p/></draw:line><draw:line draw:style-name="gr92" draw:text-style-name="P106" svg:x1="6.399cm" svg:y1="4.109cm" svg:x2="6.399cm" svg:y2="0cm"><text:p/></draw:line><draw:line draw:style-name="gr92" draw:text-style-name="P106" svg:x1="6.796cm" svg:y1="4.109cm" svg:x2="6.796cm" svg:y2="0cm"><text:p/></draw:line><draw:line draw:style-name="gr92" draw:text-style-name="P106" svg:x1="7.198cm" svg:y1="4.109cm" svg:x2="7.198cm" svg:y2="0cm"><text:p/></draw:line><draw:line draw:style-name="gr92" draw:text-style-name="P106" svg:x1="7.595cm" svg:y1="4.109cm" svg:x2="7.595cm" svg:y2="0cm"><text:p/></draw:line><draw:line draw:style-name="gr92" draw:text-style-name="P106" svg:x1="7.999cm" svg:y1="4.109cm" svg:x2="7.999cm" svg:y2="0cm"><text:p/></draw:line><draw:line draw:style-name="gr92" draw:text-style-name="P106" svg:x1="-0.001cm" svg:y1="0.493cm" svg:x2="7.997cm" svg:y2="0.493cm"><text:p/></draw:line><draw:line draw:style-name="gr92" draw:text-style-name="P106" svg:x1="-0.001cm" svg:y1="0.162cm" svg:x2="7.997cm" svg:y2="0.162cm"><text:p/></draw:line><draw:frame draw:style-name="gr95" draw:text-style-name="P107" svg:width="0.798cm" svg:height="0.727cm" svg:x="2.649cm" svg:y="2.314cm"><draw:text-box><text:p text:style-name="P100"><text:span text:style-name="T104">0</text:span></text:p></draw:text-box></draw:frame><draw:frame draw:style-name="gr96" draw:text-style-name="P108" svg:width="0.775cm" svg:height="0.685cm" svg:x="3.381cm" svg:y="2.357cm"><draw:text-box><text:p text:style-name="P100"><text:span text:style-name="T105">1</text:span></text:p></draw:text-box></draw:frame><draw:frame draw:style-name="gr97" draw:text-style-name="P107" svg:width="0.997cm" svg:height="0.727cm" svg:x="2.545cm" svg:y="1.63cm"><draw:text-box><text:p text:style-name="P100"><text:span text:style-name="T104">1</text:span></text:p></draw:text-box></draw:frame><draw:g draw:style-name="gr3"><draw:line draw:style-name="gr98" draw:text-style-name="P106" svg:x1="4.096cm" svg:y1="1.723cm" svg:x2="3.896cm" svg:y2="1.887cm"><text:p/></draw:line><draw:line draw:style-name="gr98" draw:text-style-name="P106" svg:x1="4.096cm" svg:y1="1.887cm" svg:x2="3.896cm" svg:y2="1.723cm"><text:p/></draw:line></draw:g><draw:line draw:style-name="gr99" draw:text-style-name="P109" svg:x1="3.136cm" svg:y1="2.134cm" svg:x2="3.289cm" svg:y2="2.134cm"><text:p/></draw:line><draw:line draw:style-name="gr99" draw:text-style-name="P109" svg:x1="3.599cm" svg:y1="2.558cm" svg:x2="3.599cm" svg:y2="2.404cm"><text:p/></draw:line><draw:g draw:style-name="gr3"><draw:line draw:style-name="gr98" draw:text-style-name="P106" svg:x1="4.923cm" svg:y1="3.023cm" svg:x2="4.718cm" svg:y2="3.191cm"><text:p/></draw:line><draw:line draw:style-name="gr98" draw:text-style-name="P106" svg:x1="4.923cm" svg:y1="3.191cm" svg:x2="4.718cm" svg:y2="3.023cm"><text:p/></draw:line></draw:g><draw:g draw:style-name="gr3"><draw:line draw:style-name="gr98" draw:text-style-name="P106" svg:x1="2.11cm" svg:y1="2.709cm" svg:x2="1.91cm" svg:y2="2.873cm"><text:p/></draw:line><draw:line draw:style-name="gr98" draw:text-style-name="P106" svg:x1="2.11cm" svg:y1="2.873cm" svg:x2="1.91cm" svg:y2="2.709cm"><text:p/></draw:line></draw:g><draw:frame draw:style-name="gr100" draw:text-style-name="P108" svg:width="0.793cm" svg:height="0.683cm" svg:x="3.902cm" svg:y="1.292cm"><draw:text-box><text:p text:style-name="P100"><text:span text:style-name="T105">A</text:span></text:p></draw:text-box></draw:frame><draw:frame draw:style-name="gr101" draw:text-style-name="P108" svg:width="0.791cm" svg:height="0.683cm" svg:x="4.718cm" svg:y="3.022cm"><draw:text-box><text:p text:style-name="P100"><text:span text:style-name="T105">B</text:span></text:p></draw:text-box></draw:frame><draw:frame draw:style-name="gr102" draw:text-style-name="P108" svg:width="0.796cm" svg:height="0.687cm" svg:x="1.383cm" svg:y="2.623cm"><draw:text-box><text:p text:style-name="P100"><text:span text:style-name="T105">C</text:span></text:p></draw:text-box></draw:frame><draw:frame draw:style-name="gr103" draw:text-style-name="P101" svg:width="0.793cm" svg:height="1.013cm" svg:x="0.854cm" svg:y="0.776cm"><draw:text-box><text:p text:style-name="P100"><text:span text:style-name="T101">D</text:span></text:p><text:p text:style-name="P100"><text:span text:style-name="T106">x</text:span></text:p></draw:text-box></draw:frame><draw:polygon draw:style-name="gr104" draw:text-style-name="P104" svg:width="3.597cm" svg:height="1.642cm" svg:x="1.204cm" svg:y="1.476cm" svg:viewBox="0 0 3598 1643" draw:points="2785,305 3598,1643 838,1321 0,0"><text:p/></draw:polygon><draw:frame draw:style-name="gr103" draw:text-style-name="P101" svg:width="0.793cm" svg:height="1.013cm" svg:x="6.442cm" svg:y="1.419cm"><draw:text-box><text:p text:style-name="P100"><text:span text:style-name="T101">E</text:span></text:p><text:p text:style-name="P100"><text:span text:style-name="T106">x</text:span></text:p></draw:text-box></draw:frame><draw:polygon draw:style-name="gr105" draw:text-style-name="P104" svg:width="4.757cm" svg:height="1.329cm" svg:x="2.017cm" svg:y="1.805cm" svg:viewBox="0 0 4758 1330" draw:points="0,991 1972,0 4758,314 2794,1330"><text:p/></draw:polygon><draw:frame draw:style-name="gr101" draw:text-style-name="P101" svg:width="0.791cm" svg:height="0.683cm" svg:x="6.638cm" svg:y="1.995cm"><draw:text-box><text:p text:style-name="P100"><text:span text:style-name="T101">F</text:span></text:p></draw:text-box></draw:frame></draw:g></text:p>
        </text:list-header>
        <text:list-item text:start-value="1">
          <text:p text:style-name="P89">Donne les coordonnées des points A, B et C.</text:p>
          <text:p text:style-name="P51"><text:span text:style-name="_5f_Correction_20_surligné"><text:span text:style-name="T91">A(2 ; 2) <text:s text:c="6"/></text:span></text:span><text:span text:style-name="_5f_Correction_20_surligné"><text:span text:style-name="T35">B</text:span></text:span><text:span text:style-name="_5f_Correction_20_surligné"><text:span text:style-name="T91">(</text:span></text:span><text:span text:style-name="_5f_Correction_20_surligné"><text:span text:style-name="T35">4 </text:span></text:span><text:span text:style-name="_5f_Correction_20_surligné"><text:span text:style-name="T91">; – 2) <text:s text:c="6"/></text:span></text:span><text:span text:style-name="_5f_Correction_20_surligné"><text:span text:style-name="T35">C</text:span></text:span><text:span text:style-name="_5f_Correction_20_surligné"><text:span text:style-name="T91">(– 3 ; – </text:span></text:span><text:span text:style-name="_5f_Correction_20_surligné"><text:span text:style-name="T35">1</text:span></text:span><text:span text:style-name="_5f_Correction_20_surligné"><text:span text:style-name="T91">) .</text:span></text:span></text:p>
        </text:list-item>
        <text:list-item>
          <text:p text:style-name="P70">Place le point D sur le repère tel que ABCD soit un parallélogramme. Li<text:span text:style-name="T74">s</text:span> puis écri<text:span text:style-name="T74">s</text:span> les coordonnées de D.</text:p>
        </text:list-item>
      </text:list>
      <text:p text:style-name="P42"><text:span text:style-name="_5f_Correction_20_surligné"><text:span text:style-name="T38">D</text:span></text:span><text:span text:style-name="_5f_Correction_20_surligné"><text:span text:style-name="T56">(– 5 ; 3).</text:span></text:span></text:p>
      <text:list xml:id="list195847279211202" text:continue-numbering="true" text:style-name="liste_5f_abc">
        <text:list-item>
          <text:p text:style-name="P69">Place le point <text:span text:style-name="T73">E</text:span> sur le repère tel que <text:span text:style-name="T73">CAEB</text:span> soit un parallélogramme. Li<text:span text:style-name="T74">s </text:span>puis écri<text:span text:style-name="T74">s</text:span> les coordonnées de <text:span text:style-name="T73">E.</text:span></text:p>
        </text:list-item>
      </text:list>
      <text:p text:style-name="P42"><text:span text:style-name="_5f_Correction_20_surligné"><text:span text:style-name="T38">E</text:span></text:span><text:span text:style-name="_5f_Correction_20_surligné"><text:span text:style-name="T56">(</text:span></text:span><text:span text:style-name="_5f_Correction_20_surligné"><text:span text:style-name="T38">9 </text:span></text:span><text:span text:style-name="_5f_Correction_20_surligné"><text:span text:style-name="T56">; </text:span></text:span><text:span text:style-name="_5f_Correction_20_surligné"><text:span text:style-name="T38">1</text:span></text:span><text:span text:style-name="_5f_Correction_20_surligné"><text:span text:style-name="T56">).</text:span></text:span></text:p>
      <text:list xml:id="list195849086231551" text:continue-numbering="true" text:style-name="liste_5f_abc">
        <text:list-item>
          <text:p text:style-name="P71">Place le point <text:span text:style-name="T75">F, symétrique de D par rapport à A. Que remarques-tu ?</text:span></text:p>
          <text:p text:style-name="P49"><text:span text:style-name="_5f_Correction_20_surligné"><text:span text:style-name="T38">E</text:span></text:span><text:span text:style-name="_5f_Correction_20_surligné"><text:span text:style-name="T56"> et F sont confondus.</text:span></text:span></text:p>
        </text:list-item>
      </text:list>
      <text:list xml:id="list195848810497090" text:continue-list="list195848651359555" text:style-name="Num_5f_Exo">
        <text:list-item>
          <text:h text:style-name="P99" text:outline-level="1"> <text:span text:style-name="Bold_5f_niv1"><text:span text:style-name="T55">Coordonnées et triangles</text:span></text:span></text:h>
        </text:list-item>
      </text:list>
      <text:p text:style-name="_5f_Paragraphe_20_livret"><draw:g text:anchor-type="paragraph" draw:z-index="21" draw:name="Forme11" draw:style-name="gr1"><draw:frame draw:style-name="gr2" draw:text-style-name="P101" svg:width="0.795cm" svg:height="1.015cm" svg:x="1.653cm" svg:y="6.282cm"><draw:text-box><text:p text:style-name="P100"><text:span text:style-name="T101">A</text:span></text:p><text:p text:style-name="P100"><text:span text:style-name="T102">x</text:span></text:p></draw:text-box></draw:frame><draw:g draw:name="Forme1_1" draw:style-name="gr3"><draw:g draw:style-name="gr3"><draw:line draw:style-name="gr4" draw:text-style-name="P102" svg:x1="0.004cm" svg:y1="4.491cm" svg:x2="4.003cm" svg:y2="4.491cm"><text:p/></draw:line><draw:line draw:style-name="gr5" draw:text-style-name="P102" svg:x1="0.004cm" svg:y1="3.99cm" svg:x2="4.003cm" svg:y2="3.99cm"><text:p/></draw:line><draw:line draw:style-name="gr6" draw:text-style-name="P102" svg:x1="0.004cm" svg:y1="3.489cm" svg:x2="4.003cm" svg:y2="3.489cm"><text:p/></draw:line><draw:line draw:style-name="gr7" draw:text-style-name="P102" svg:x1="0.004cm" svg:y1="2.995cm" svg:x2="4.003cm" svg:y2="2.995cm"><text:p/></draw:line><draw:line draw:style-name="gr8" draw:text-style-name="P102" svg:x1="0.004cm" svg:y1="2.494cm" svg:x2="4.003cm" svg:y2="2.494cm"><text:p/></draw:line><draw:line draw:style-name="gr9" draw:text-style-name="P102" svg:x1="0.004cm" svg:y1="1.995cm" svg:x2="4.003cm" svg:y2="1.995cm"><text:p/></draw:line><draw:line draw:style-name="gr10" draw:text-style-name="P102" svg:x1="0.004cm" svg:y1="1.494cm" svg:x2="4.003cm" svg:y2="1.494cm"><text:p/></draw:line><draw:line draw:style-name="gr11" draw:text-style-name="P102" svg:x1="0.004cm" svg:y1="0.995cm" svg:x2="4.003cm" svg:y2="0.995cm"><text:p/></draw:line><draw:line draw:style-name="gr12" draw:text-style-name="P102" svg:x1="3.501cm" svg:y1="4.995cm" svg:x2="3.501cm" svg:y2="0.995cm"><text:p/></draw:line><draw:line draw:style-name="gr13" draw:text-style-name="P102" svg:x1="3cm" svg:y1="4.995cm" svg:x2="3cm" svg:y2="0.995cm"><text:p/></draw:line><draw:line draw:style-name="gr14" draw:text-style-name="P102" svg:x1="2.499cm" svg:y1="4.995cm" svg:x2="2.499cm" svg:y2="0.995cm"><text:p/></draw:line><draw:line draw:style-name="gr15" draw:text-style-name="P102" svg:x1="2cm" svg:y1="4.995cm" svg:x2="2cm" svg:y2="0.995cm"><text:p/></draw:line><draw:line draw:style-name="gr16" draw:text-style-name="P102" svg:x1="1.499cm" svg:y1="4.995cm" svg:x2="1.499cm" svg:y2="0.995cm"><text:p/></draw:line><draw:line draw:style-name="gr17" draw:text-style-name="P102" svg:x1="1.004cm" svg:y1="4.995cm" svg:x2="1.004cm" svg:y2="0.995cm"><text:p/></draw:line><draw:line draw:style-name="gr18" draw:text-style-name="P102" svg:x1="0.5cm" svg:y1="4.995cm" svg:x2="0.5cm" svg:y2="0.995cm"><text:p/></draw:line><draw:line draw:style-name="gr19" draw:text-style-name="P102" svg:x1="0.004cm" svg:y1="4.995cm" svg:x2="0.004cm" svg:y2="0.995cm"><text:p/></draw:line></draw:g><draw:frame draw:style-name="gr20" draw:text-style-name="P103" svg:width="0.278cm" svg:height="0.676cm" svg:x="4.65cm" svg:y="4.994cm"><draw:text-box><text:p text:style-name="P100"><text:span text:style-name="T103">1</text:span></text:p></draw:text-box></draw:frame><draw:g draw:style-name="gr3"><draw:line draw:style-name="gr21" draw:text-style-name="P102" svg:x1="4.927cm" svg:y1="4.879cm" svg:x2="5.126cm" svg:y2="5.08cm"><text:p/></draw:line><draw:line draw:style-name="gr22" draw:text-style-name="P102" svg:x1="4.927cm" svg:y1="5.08cm" svg:x2="5.126cm" svg:y2="4.879cm"><text:p/></draw:line></draw:g><draw:line draw:style-name="gr23" draw:text-style-name="P102" svg:x1="4.001cm" svg:y1="4.992cm" svg:x2="8cm" svg:y2="4.992cm"><text:p/></draw:line><draw:line draw:style-name="gr24" draw:text-style-name="P102" svg:x1="4.001cm" svg:y1="4.491cm" svg:x2="8cm" svg:y2="4.491cm"><text:p/></draw:line><draw:line draw:style-name="gr25" draw:text-style-name="P102" svg:x1="4.001cm" svg:y1="3.99cm" svg:x2="8cm" svg:y2="3.99cm"><text:p/></draw:line><draw:line draw:style-name="gr26" draw:text-style-name="P102" svg:x1="4.001cm" svg:y1="3.489cm" svg:x2="8cm" svg:y2="3.489cm"><text:p/></draw:line><draw:line draw:style-name="gr27" draw:text-style-name="P102" svg:x1="4.001cm" svg:y1="2.988cm" svg:x2="8cm" svg:y2="2.988cm"><text:p/></draw:line><draw:line draw:style-name="gr28" draw:text-style-name="P102" svg:x1="4.001cm" svg:y1="2.489cm" svg:x2="8cm" svg:y2="2.489cm"><text:p/></draw:line><draw:line draw:style-name="gr29" draw:text-style-name="P102" svg:x1="4.001cm" svg:y1="1.993cm" svg:x2="8cm" svg:y2="1.993cm"><text:p/></draw:line><draw:line draw:style-name="gr30" draw:text-style-name="P102" svg:x1="4.001cm" svg:y1="1.487cm" svg:x2="8cm" svg:y2="1.487cm"><text:p/></draw:line><draw:line draw:style-name="gr31" draw:text-style-name="P102" svg:x1="4.001cm" svg:y1="0.993cm" svg:x2="8cm" svg:y2="0.993cm"><text:p/></draw:line><draw:line draw:style-name="gr32" draw:text-style-name="P102" svg:x1="7.996cm" svg:y1="4.993cm" svg:x2="7.996cm" svg:y2="0.993cm"><text:p/></draw:line><draw:line draw:style-name="gr33" draw:text-style-name="P102" svg:x1="7.497cm" svg:y1="4.993cm" svg:x2="7.497cm" svg:y2="0.993cm"><text:p/></draw:line><draw:line draw:style-name="gr34" draw:text-style-name="P102" svg:x1="6.997cm" svg:y1="4.993cm" svg:x2="6.997cm" svg:y2="0.993cm"><text:p/></draw:line><draw:line draw:style-name="gr35" draw:text-style-name="P102" svg:x1="6.496cm" svg:y1="4.993cm" svg:x2="6.496cm" svg:y2="0.993cm"><text:p/></draw:line><draw:line draw:style-name="gr36" draw:text-style-name="P102" svg:x1="5.997cm" svg:y1="4.993cm" svg:x2="5.997cm" svg:y2="0.993cm"><text:p/></draw:line><draw:line draw:style-name="gr37" draw:text-style-name="P102" svg:x1="5.497cm" svg:y1="4.993cm" svg:x2="5.497cm" svg:y2="0.993cm"><text:p/></draw:line><draw:line draw:style-name="gr38" draw:text-style-name="P102" svg:x1="5.002cm" svg:y1="4.993cm" svg:x2="5.002cm" svg:y2="0.993cm"><text:p/></draw:line><draw:line draw:style-name="gr39" draw:text-style-name="P102" svg:x1="4.501cm" svg:y1="4.993cm" svg:x2="4.501cm" svg:y2="0.993cm"><text:p/></draw:line><draw:line draw:style-name="gr40" draw:text-style-name="P102" svg:x1="4.001cm" svg:y1="4.993cm" svg:x2="4.001cm" svg:y2="0.993cm"><text:p/></draw:line><draw:line draw:style-name="gr41" draw:text-style-name="P102" svg:x1="4.001cm" svg:y1="8.994cm" svg:x2="8cm" svg:y2="8.994cm"><text:p/></draw:line><draw:line draw:style-name="gr42" draw:text-style-name="P102" svg:x1="4.001cm" svg:y1="8.493cm" svg:x2="8cm" svg:y2="8.493cm"><text:p/></draw:line><draw:line draw:style-name="gr43" draw:text-style-name="P102" svg:x1="4.001cm" svg:y1="7.994cm" svg:x2="8cm" svg:y2="7.994cm"><text:p/></draw:line><draw:line draw:style-name="gr44" draw:text-style-name="P102" svg:x1="4.001cm" svg:y1="7.493cm" svg:x2="8cm" svg:y2="7.493cm"><text:p/></draw:line><draw:line draw:style-name="gr45" draw:text-style-name="P102" svg:x1="4.001cm" svg:y1="6.993cm" svg:x2="8cm" svg:y2="6.993cm"><text:p/></draw:line><draw:line draw:style-name="gr46" draw:text-style-name="P102" svg:x1="4.001cm" svg:y1="6.492cm" svg:x2="8cm" svg:y2="6.492cm"><text:p/></draw:line><draw:line draw:style-name="gr47" draw:text-style-name="P102" svg:x1="4.001cm" svg:y1="5.992cm" svg:x2="8cm" svg:y2="5.992cm"><text:p/></draw:line><draw:line draw:style-name="gr48" draw:text-style-name="P102" svg:x1="4.001cm" svg:y1="5.491cm" svg:x2="8cm" svg:y2="5.491cm"><text:p/></draw:line><draw:line draw:style-name="gr49" draw:text-style-name="P102" svg:x1="4.001cm" svg:y1="4.992cm" svg:x2="8cm" svg:y2="4.992cm"><text:p/></draw:line><draw:line draw:style-name="gr50" draw:text-style-name="P102" svg:x1="7.994cm" svg:y1="8.992cm" svg:x2="7.994cm" svg:y2="4.992cm"><text:p/></draw:line><draw:line draw:style-name="gr51" draw:text-style-name="P102" svg:x1="7.497cm" svg:y1="8.992cm" svg:x2="7.497cm" svg:y2="4.992cm"><text:p/></draw:line><draw:line draw:style-name="gr52" draw:text-style-name="P102" svg:x1="6.997cm" svg:y1="8.992cm" svg:x2="6.997cm" svg:y2="4.992cm"><text:p/></draw:line><draw:line draw:style-name="gr53" draw:text-style-name="P102" svg:x1="6.496cm" svg:y1="8.992cm" svg:x2="6.496cm" svg:y2="4.992cm"><text:p/></draw:line><draw:line draw:style-name="gr54" draw:text-style-name="P102" svg:x1="5.995cm" svg:y1="8.992cm" svg:x2="5.995cm" svg:y2="4.992cm"><text:p/></draw:line><draw:line draw:style-name="gr55" draw:text-style-name="P102" svg:x1="5.495cm" svg:y1="8.992cm" svg:x2="5.495cm" svg:y2="4.992cm"><text:p/></draw:line><draw:line draw:style-name="gr56" draw:text-style-name="P102" svg:x1="4.996cm" svg:y1="8.992cm" svg:x2="4.996cm" svg:y2="4.992cm"><text:p/></draw:line><draw:line draw:style-name="gr57" draw:text-style-name="P102" svg:x1="4.495cm" svg:y1="8.992cm" svg:x2="4.495cm" svg:y2="4.992cm"><text:p/></draw:line><draw:line draw:style-name="gr58" draw:text-style-name="P102" svg:x1="-0.001cm" svg:y1="8.994cm" svg:x2="3.998cm" svg:y2="8.994cm"><text:p/></draw:line><draw:line draw:style-name="gr59" draw:text-style-name="P102" svg:x1="-0.001cm" svg:y1="8.493cm" svg:x2="3.998cm" svg:y2="8.493cm"><text:p/></draw:line><draw:line draw:style-name="gr60" draw:text-style-name="P102" svg:x1="-0.001cm" svg:y1="7.994cm" svg:x2="3.998cm" svg:y2="7.994cm"><text:p/></draw:line><draw:line draw:style-name="gr61" draw:text-style-name="P102" svg:x1="-0.001cm" svg:y1="7.493cm" svg:x2="3.998cm" svg:y2="7.493cm"><text:p/></draw:line><draw:line draw:style-name="gr62" draw:text-style-name="P102" svg:x1="-0.001cm" svg:y1="6.993cm" svg:x2="3.998cm" svg:y2="6.993cm"><text:p/></draw:line><draw:line draw:style-name="gr63" draw:text-style-name="P102" svg:x1="-0.001cm" svg:y1="6.492cm" svg:x2="3.998cm" svg:y2="6.492cm"><text:p/></draw:line><draw:line draw:style-name="gr64" draw:text-style-name="P102" svg:x1="-0.001cm" svg:y1="5.992cm" svg:x2="3.998cm" svg:y2="5.992cm"><text:p/></draw:line><draw:line draw:style-name="gr65" draw:text-style-name="P102" svg:x1="-0.001cm" svg:y1="5.491cm" svg:x2="3.998cm" svg:y2="5.491cm"><text:p/></draw:line><draw:line draw:style-name="gr66" draw:text-style-name="P102" svg:x1="3.5cm" svg:y1="8.992cm" svg:x2="3.5cm" svg:y2="4.992cm"><text:p/></draw:line><draw:line draw:style-name="gr67" draw:text-style-name="P102" svg:x1="3cm" svg:y1="8.992cm" svg:x2="3cm" svg:y2="4.992cm"><text:p/></draw:line><draw:line draw:style-name="gr68" draw:text-style-name="P102" svg:x1="2.499cm" svg:y1="8.992cm" svg:x2="2.499cm" svg:y2="4.992cm"><text:p/></draw:line><draw:line draw:style-name="gr69" draw:text-style-name="P102" svg:x1="1.997cm" svg:y1="8.992cm" svg:x2="1.997cm" svg:y2="4.992cm"><text:p/></draw:line><draw:line draw:style-name="gr70" draw:text-style-name="P102" svg:x1="1.498cm" svg:y1="8.992cm" svg:x2="1.498cm" svg:y2="4.992cm"><text:p/></draw:line><draw:line draw:style-name="gr71" draw:text-style-name="P102" svg:x1="0.998cm" svg:y1="8.992cm" svg:x2="0.998cm" svg:y2="4.992cm"><text:p/></draw:line><draw:line draw:style-name="gr72" draw:text-style-name="P102" svg:x1="0.498cm" svg:y1="8.992cm" svg:x2="0.498cm" svg:y2="4.992cm"><text:p/></draw:line><draw:line draw:style-name="gr73" draw:text-style-name="P102" svg:x1="-0.001cm" svg:y1="8.992cm" svg:x2="-0.001cm" svg:y2="4.992cm"><text:p/></draw:line><draw:frame draw:style-name="gr74" draw:text-style-name="P103" svg:width="0.278cm" svg:height="0.675cm" svg:x="3.616cm" svg:y="3.578cm"><draw:text-box><text:p text:style-name="P100"><text:span text:style-name="T103">1</text:span></text:p></draw:text-box></draw:frame><draw:g draw:style-name="gr3"><draw:line draw:style-name="gr75" draw:text-style-name="P102" svg:x1="3.889cm" svg:y1="3.893cm" svg:x2="4.088cm" svg:y2="4.094cm"><text:p/></draw:line><draw:line draw:style-name="gr76" draw:text-style-name="P102" svg:x1="3.889cm" svg:y1="4.094cm" svg:x2="4.088cm" svg:y2="3.893cm"><text:p/></draw:line></draw:g><draw:line draw:style-name="gr77" draw:text-style-name="P102" svg:x1="-0.001cm" svg:y1="4.992cm" svg:x2="3.998cm" svg:y2="4.992cm"><text:p/></draw:line><draw:line draw:style-name="gr78" draw:text-style-name="P102" svg:x1="4.001cm" svg:y1="8.992cm" svg:x2="4.001cm" svg:y2="4.992cm"><text:p/></draw:line></draw:g><draw:frame draw:style-name="gr79" draw:text-style-name="P101" svg:width="0.791cm" svg:height="1.015cm" svg:x="4.65cm" svg:y="6.292cm"><draw:text-box><text:p text:style-name="P100"><text:span text:style-name="T101">B</text:span></text:p><text:p text:style-name="P100"><text:span text:style-name="T102">x</text:span></text:p></draw:text-box></draw:frame><draw:frame draw:style-name="gr80" draw:text-style-name="P101" svg:width="0.791cm" svg:height="1.013cm" svg:x="2.154cm" svg:y="3.786cm"><draw:text-box><text:p text:style-name="P100"><text:span text:style-name="T101">C</text:span></text:p><text:p text:style-name="P100"><text:span text:style-name="T102">x</text:span></text:p></draw:text-box></draw:frame><draw:frame draw:style-name="gr81" draw:text-style-name="P101" svg:width="0.791cm" svg:height="1.013cm" svg:x="3.17cm" svg:y="2.801cm"><draw:text-box><text:p text:style-name="P100"><text:span text:style-name="T101">H</text:span></text:p><text:p text:style-name="P100"><text:span text:style-name="T102">x</text:span></text:p></draw:text-box></draw:frame><draw:polygon draw:style-name="gr82" draw:text-style-name="P104" svg:width="2.998cm" svg:height="3.506cm" svg:x="1.997cm" svg:y="3.481cm" svg:viewBox="0 0 2999 3507" draw:points="0,3507 2999,3507 1507,0"><text:p/></draw:polygon><draw:frame draw:style-name="gr83" draw:text-style-name="P101" svg:width="0.929cm" svg:height="1.013cm" svg:x="0.457cm" svg:y="0.302cm"><draw:text-box><text:p text:style-name="P100"><text:span text:style-name="T101">K <text:s/></text:span></text:p><text:p text:style-name="P100"><text:span text:style-name="T102"><text:s text:c="2"/></text:span><text:span text:style-name="T102">x</text:span></text:p></draw:text-box></draw:frame><draw:polygon draw:style-name="gr84" draw:text-style-name="P104" svg:width="4.015cm" svg:height="5.996cm" svg:x="0.986cm" svg:y="0.99cm" svg:viewBox="0 0 4016 5997" draw:points="2518,2490 4016,5997 1509,3500 0,0"><text:p/></draw:polygon><draw:frame draw:style-name="gr85" draw:text-style-name="P101" svg:width="0.795cm" svg:height="1.015cm" svg:x="7.151cm" svg:y="3.789cm"><draw:text-box><text:p text:style-name="P100"><text:span text:style-name="T101">D</text:span></text:p><text:p text:style-name="P100"><text:span text:style-name="T102">x</text:span></text:p></draw:text-box></draw:frame><draw:frame draw:style-name="gr86" draw:text-style-name="P101" svg:width="0.793cm" svg:height="1.015cm" svg:x="4.646cm" svg:y="1.27cm"><draw:text-box><text:p text:style-name="P100"><text:span text:style-name="T101">E</text:span></text:p><text:p text:style-name="P100"><text:span text:style-name="T102">x</text:span></text:p></draw:text-box></draw:frame><draw:polygon draw:style-name="gr87" draw:text-style-name="P104" svg:width="4.971cm" svg:height="4.983cm" svg:x="2.506cm" svg:y="1.985cm" svg:viewBox="0 0 4972 4984" draw:points="2474,4984 0,2511 2496,0 4972,2489"><text:p/></draw:polygon><draw:polygon draw:style-name="gr88" draw:text-style-name="P104" svg:width="6.466cm" svg:height="3.479cm" svg:x="1.004cm" svg:y="0.995cm" svg:viewBox="0 0 6467 3480" draw:points="0,0 3976,989 6467,3480 2497,2494"><text:p/></draw:polygon><draw:frame draw:style-name="gr89" draw:text-style-name="P101" svg:width="0.791cm" svg:height="1.013cm" svg:x="7.168cm" svg:y="6.802cm"><draw:text-box><text:p text:style-name="P100"><text:span text:style-name="T101">G</text:span></text:p><text:p text:style-name="P100"><text:span text:style-name="T102">x</text:span></text:p></draw:text-box></draw:frame><draw:polygon draw:style-name="gr90" draw:text-style-name="P105" svg:width="4.997cm" svg:height="4.012cm" svg:x="2.499cm" svg:y="3.481cm" svg:viewBox="0 0 4998 4013" draw:points="0,1011 4998,4013 1005,0"><text:p/></draw:polygon></draw:g><text:span text:style-name="Bold_5f_niv1"/></text:p>
      <text:p text:style-name="_5f_Paragraphe_20_livret"><text:span text:style-name="Bold_5f_niv1"/></text:p>
      <text:p text:style-name="_5f_Paragraphe_20_livret"/>
      <text:p text:style-name="_5f_Paragraphe_20_livret"/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P41"><text:span text:style-name="Bold_5f_niv1"/></text:p>
      <text:list xml:id="list195848399679948" text:continue-list="list195849086231551" text:style-name="liste_5f_abc">
        <text:list-item text:start-value="1">
          <text:p text:style-name="P78">Dans le repère ci-dessus, place les points A(<text:span text:style-name="T51">−</text:span><text:span text:style-name="T80">2</text:span> ; <text:span text:style-name="T51">−</text:span><text:span text:style-name="T78">2</text:span>) ; B(<text:span text:style-name="T80">1</text:span> ; <text:span text:style-name="T51">−</text:span><text:span text:style-name="T78">2</text:span>) et C(<text:span text:style-name="T51">−</text:span><text:span text:style-name="T80">1</text:span>,5 ; <text:span text:style-name="T79">0,5</text:span>).</text:p>
        </text:list-item>
        <text:list-item>
          <text:p text:style-name="P67"><text:span text:style-name="_5f_pointillés_20_gris"><text:span text:style-name="T24">Place le point </text:span></text:span><text:span text:style-name="_5f_pointillés_20_gris"><text:span text:style-name="T23">H</text:span></text:span><text:span text:style-name="_5f_pointillés_20_gris"><text:span text:style-name="T24"> sur le repère tel que </text:span></text:span><text:span text:style-name="_5f_pointillés_20_gris"><text:span text:style-name="T23">HA</text:span></text:span><text:span text:style-name="_5f_pointillés_20_gris"><text:span text:style-name="T28">B</text:span></text:span><text:span text:style-name="_5f_pointillés_20_gris"><text:span text:style-name="T23"> soit un triangle isocèle en H avec l’ordonnée de H </text:span></text:span><text:span text:style-name="_5f_pointillés_20_gris"><text:span text:style-name="T28">égale à </text:span></text:span><text:span text:style-name="_5f_pointillés_20_gris"><text:span text:style-name="T29">1,</text:span></text:span><text:span text:style-name="_5f_pointillés_20_gris"><text:span text:style-name="T30">5</text:span></text:span><text:span text:style-name="_5f_pointillés_20_gris"><text:span text:style-name="T23">. Lis puis écris les coordonnées de H.</text:span></text:span></text:p>
          <text:p text:style-name="P52"><text:span text:style-name="_5f_Correction_20_surligné"><text:span text:style-name="T39">H</text:span></text:span><text:span text:style-name="_5f_Correction_20_surligné"><text:span text:style-name="T56">(– </text:span></text:span><text:span text:style-name="_5f_Correction_20_surligné"><text:span text:style-name="T57">0,</text:span></text:span><text:span text:style-name="_5f_Correction_20_surligné"><text:span text:style-name="T56">5 ; </text:span></text:span><text:span text:style-name="_5f_Correction_20_surligné"><text:span text:style-name="T39">1,5</text:span></text:span><text:span text:style-name="_5f_Correction_20_surligné"><text:span text:style-name="T56">) .</text:span></text:span></text:p>
        </text:list-item>
        <text:list-item>
          <text:p text:style-name="P56"><text:span text:style-name="_5f_BVS">Place le point K sur le repère tel que HBCK soit un parallélogramme. Lis puis écris les coordonnées de K.</text:span></text:p>
          <text:p text:style-name="P52"><text:span text:style-name="_5f_Correction_20_surligné"><text:span text:style-name="T39">K</text:span></text:span><text:span text:style-name="_5f_Correction_20_surligné"><text:span text:style-name="T56">(– </text:span></text:span><text:span text:style-name="_5f_Correction_20_surligné"><text:span text:style-name="T40">3</text:span></text:span><text:span text:style-name="_5f_Correction_20_surligné"><text:span text:style-name="T56"> ; </text:span></text:span><text:span text:style-name="_5f_Correction_20_surligné"><text:span text:style-name="T40">4</text:span></text:span><text:span text:style-name="_5f_Correction_20_surligné"><text:span text:style-name="T56">) .</text:span></text:span></text:p>
        </text:list-item>
        <text:list-item>
          <text:p text:style-name="P74"><text:span text:style-name="_5f_BVS"><text:span text:style-name="T83">Place les points E et D tels que </text:span></text:span><text:span text:style-name="_5f_BVS"><text:span text:style-name="T84">BCED est un losange. </text:span></text:span><text:span text:style-name="_5f_BVS"><text:span text:style-name="T92">C </text:span></text:span><text:span text:style-name="_5f_BVS"><text:span text:style-name="T93">et D ont </text:span></text:span><text:span text:style-name="_5f_BVS"><text:span text:style-name="T92">la même ordonnée.</text:span></text:span><text:span text:style-name="_5f_BVS"><text:span text:style-name="T94"> </text:span></text:span><text:span text:style-name="_5f_BVS"><text:span text:style-name="T95">(énoncé modifié)</text:span></text:span></text:p>
        </text:list-item>
        <text:list-item>
          <text:p text:style-name="P57"><text:span text:style-name="_5f_BVS"><text:span text:style-name="T76">Lis puis éc</text:span></text:span><text:span text:style-name="_5f_pointillés_20_gris"><text:span text:style-name="T27">ris les coordonnées de E et D.</text:span></text:span></text:p>
        </text:list-item>
      </text:list>
      <text:p text:style-name="P34"><text:span text:style-name="_5f_Correction_20_surligné"><text:span text:style-name="T40">E</text:span></text:span><text:span text:style-name="_5f_Correction_20_surligné"><text:span text:style-name="T56">(</text:span></text:span><text:span text:style-name="_5f_Correction_20_surligné"><text:span text:style-name="T40">1</text:span></text:span><text:span text:style-name="_5f_Correction_20_surligné"><text:span text:style-name="T56"> ; </text:span></text:span><text:span text:style-name="_5f_Correction_20_surligné"><text:span text:style-name="T40">3</text:span></text:span><text:span text:style-name="_5f_Correction_20_surligné"><text:span text:style-name="T56">) <text:s text:c="4"/></text:span></text:span><text:span text:style-name="_5f_Correction_20_surligné"><text:span text:style-name="T40">D</text:span></text:span><text:span text:style-name="_5f_Correction_20_surligné"><text:span text:style-name="T56">(</text:span></text:span><text:span text:style-name="_5f_Correction_20_surligné"><text:span text:style-name="T40">3,5</text:span></text:span><text:span text:style-name="_5f_Correction_20_surligné"><text:span text:style-name="T56"> ; </text:span></text:span><text:span text:style-name="_5f_Correction_20_surligné"><text:span text:style-name="T40">0,5</text:span></text:span><text:span text:style-name="_5f_Correction_20_surligné"><text:span text:style-name="T56">)</text:span></text:span></text:p>
      <text:list xml:id="list195848949975614" text:continue-numbering="true" text:style-name="liste_5f_abc">
        <text:list-item>
          <text:p text:style-name="P73"><text:span text:style-name="_5f_pointillés_20_gris"><text:span text:style-name="T31">Que</text:span></text:span><text:span text:style-name="_5f_pointillés_20_gris"><text:span text:style-name="T32">lle remarque peux-tu faire concernant BCE</text:span></text:span><text:span text:style-name="_5f_pointillés_20_gris"><text:span text:style-name="T33">D</text:span></text:span><text:span text:style-name="_5f_pointillés_20_gris"><text:span text:style-name="T32"> ?</text:span></text:span></text:p>
        </text:list-item>
      </text:list>
      <text:p text:style-name="P43"><text:span text:style-name="_5f_Correction_20_surligné"><text:span text:style-name="T96">BCED est un carré.</text:span></text:span></text:p>
      <text:list xml:id="list195848313579997" text:continue-numbering="true" text:style-name="liste_5f_abc">
        <text:list-item>
          <text:p text:style-name="P75"><text:span text:style-name="_5f_pointillés_20_gris"><text:span text:style-name="T25">Trace le quadrilatère E</text:span></text:span><text:span text:style-name="_5f_pointillés_20_gris"><text:span text:style-name="T26">DHK</text:span></text:span><text:span text:style-name="_5f_pointillés_20_gris"><text:span text:style-name="T25">. Que remarques-tu ?</text:span></text:span></text:p>
          <text:p text:style-name="P50"><text:span text:style-name="_5f_Correction_20_surligné"><text:span text:style-name="T36">EDHK est un parallélogramme.</text:span></text:span><text:span text:style-name="_5f_Correction_20_surligné"><text:span text:style-name="T96"> </text:span></text:span></text:p>
        </text:list-item>
        <text:list-item>
          <text:p text:style-name="P76">Place le point G tel que :</text:p>
        </text:list-item>
      </text:list>
      <text:list xml:id="list2866274480" text:style-name="L1">
        <text:list-item>
          <text:p text:style-name="P79">G a la même abscisse que <text:span text:style-name="T81">D</text:span></text:p>
        </text:list-item>
        <text:list-item>
          <text:p text:style-name="P80">l’ordonnée de G est <text:span text:style-name="T52">−</text:span><text:span text:style-name="T34">2</text:span><text:span text:style-name="T86">,5</text:span>.</text:p>
        </text:list-item>
      </text:list>
      <text:p text:style-name="P31">Lis puis écris les coordonnées de G.</text:p>
      <text:list xml:id="list195847880510203" text:continue-list="list195848313579997" text:style-name="liste_5f_abc">
        <text:list-header>
          <text:p text:style-name="P53"><text:span text:style-name="_5f_Correction_20_surligné"><text:span text:style-name="T40">G</text:span></text:span><text:span text:style-name="_5f_Correction_20_surligné"><text:span text:style-name="T56">(</text:span></text:span><text:span text:style-name="_5f_Correction_20_surligné"><text:span text:style-name="T40">3,5</text:span></text:span><text:span text:style-name="_5f_Correction_20_surligné"><text:span text:style-name="T56"> ; –</text:span></text:span><text:span text:style-name="_5f_Correction_20_surligné"><text:span text:style-name="T40"> 2,5</text:span></text:span><text:span text:style-name="_5f_Correction_20_surligné"><text:span text:style-name="T56">)</text:span></text:span></text:p>
        </text:list-header>
        <text:list-item>
          <text:p text:style-name="P73">Trace le triangle CHG. Que remarques-tu ?</text:p>
        </text:list-item>
      </text:list>
      <text:p text:style-name="P44"><text:span text:style-name="_5f_Correction_20_surligné"><text:span text:style-name="T37">CHG est un triangle rectangle en H</text:span></text:span><text:span text:style-name="_5f_Correction_20_surligné"><text:span text:style-name="T36">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" svg:font-family="OpenSymbol" style:font-adornments="Roman" style:font-family-generic="swiss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quadrillage" draw:style="double" draw:color="#333333" draw:distance="0.283cm" draw:rotation="90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54" draw:display-name="Dashed (var) 1054" draw:style="rect" draw:dots1="1" draw:dots1-length="0.005cm" draw:dots2="1" draw:dots2-length="0.005cm" draw:distance="0.005cm"/>
    <draw:stroke-dash draw:name="Dashed_20__28_var_29__20_1055" draw:display-name="Dashed (var) 1055" draw:style="rect" draw:dots1="1" draw:dots1-length="0.005cm" draw:dots2="1" draw:dots2-length="0.005cm" draw:distance="0.005cm"/>
    <draw:stroke-dash draw:name="Dashed_20__28_var_29__20_1056" draw:display-name="Dashed (var) 1056" draw:style="rect" draw:dots1="1" draw:dots1-length="0.005cm" draw:dots2="1" draw:dots2-length="0.005cm" draw:distance="0.005cm"/>
    <draw:stroke-dash draw:name="Dashed_20__28_var_29__20_1057" draw:display-name="Dashed (var) 1057" draw:style="rect" draw:dots1="1" draw:dots1-length="0.005cm" draw:dots2="1" draw:dots2-length="0.005cm" draw:distance="0.005cm"/>
    <draw:stroke-dash draw:name="Dashed_20__28_var_29__20_1058" draw:display-name="Dashed (var) 1058" draw:style="rect" draw:dots1="1" draw:dots1-length="0.005cm" draw:dots2="1" draw:dots2-length="0.005cm" draw:distance="0.005cm"/>
    <draw:stroke-dash draw:name="Dashed_20__28_var_29__20_1059" draw:display-name="Dashed (var) 1059" draw:style="rect" draw:dots1="1" draw:dots1-length="0.005cm" draw:dots2="1" draw:dots2-length="0.005cm" draw:distance="0.005cm"/>
    <draw:stroke-dash draw:name="Dashed_20__28_var_29__20_106" draw:display-name="Dashed (var) 106" draw:style="round" draw:dots1="1" draw:dots1-length="0.003cm" draw:dots2="2" draw:distance="0.023cm"/>
    <draw:stroke-dash draw:name="Dashed_20__28_var_29__20_1060" draw:display-name="Dashed (var) 1060" draw:style="rect" draw:dots1="1" draw:dots1-length="0.005cm" draw:dots2="1" draw:dots2-length="0.005cm" draw:distance="0.005cm"/>
    <draw:stroke-dash draw:name="Dashed_20__28_var_29__20_1061" draw:display-name="Dashed (var) 1061" draw:style="rect" draw:dots1="1" draw:dots1-length="0.005cm" draw:dots2="1" draw:dots2-length="0.005cm" draw:distance="0.005cm"/>
    <draw:stroke-dash draw:name="Dashed_20__28_var_29__20_1062" draw:display-name="Dashed (var) 1062" draw:style="rect" draw:dots1="1" draw:dots1-length="0.005cm" draw:dots2="1" draw:dots2-length="0.005cm" draw:distance="0.005cm"/>
    <draw:stroke-dash draw:name="Dashed_20__28_var_29__20_1063" draw:display-name="Dashed (var) 1063" draw:style="rect" draw:dots1="1" draw:dots1-length="0.005cm" draw:dots2="1" draw:dots2-length="0.005cm" draw:distance="0.005cm"/>
    <draw:stroke-dash draw:name="Dashed_20__28_var_29__20_1064" draw:display-name="Dashed (var) 1064" draw:style="rect" draw:dots1="1" draw:dots1-length="0.005cm" draw:dots2="1" draw:dots2-length="0.005cm" draw:distance="0.005cm"/>
    <draw:stroke-dash draw:name="Dashed_20__28_var_29__20_1065" draw:display-name="Dashed (var) 1065" draw:style="rect" draw:dots1="1" draw:dots1-length="0.005cm" draw:dots2="1" draw:dots2-length="0.005cm" draw:distance="0.005cm"/>
    <draw:stroke-dash draw:name="Dashed_20__28_var_29__20_1066" draw:display-name="Dashed (var) 1066" draw:style="rect" draw:dots1="1" draw:dots1-length="0.005cm" draw:dots2="1" draw:dots2-length="0.005cm" draw:distance="0.005cm"/>
    <draw:stroke-dash draw:name="Dashed_20__28_var_29__20_1067" draw:display-name="Dashed (var) 1067" draw:style="rect" draw:dots1="1" draw:dots1-length="0.005cm" draw:dots2="1" draw:dots2-length="0.005cm" draw:distance="0.005cm"/>
    <draw:stroke-dash draw:name="Dashed_20__28_var_29__20_1068" draw:display-name="Dashed (var) 1068" draw:style="rect" draw:dots1="1" draw:dots1-length="0.005cm" draw:dots2="1" draw:dots2-length="0.005cm" draw:distance="0.005cm"/>
    <draw:stroke-dash draw:name="Dashed_20__28_var_29__20_1069" draw:display-name="Dashed (var) 1069" draw:style="rect" draw:dots1="1" draw:dots1-length="0.005cm" draw:dots2="1" draw:dots2-length="0.005cm" draw:distance="0.005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70" draw:display-name="Dashed (var) 1070" draw:style="rect" draw:dots1="1" draw:dots1-length="0.005cm" draw:dots2="1" draw:dots2-length="0.005cm" draw:distance="0.005cm"/>
    <draw:stroke-dash draw:name="Dashed_20__28_var_29__20_1071" draw:display-name="Dashed (var) 1071" draw:style="rect" draw:dots1="1" draw:dots1-length="0.005cm" draw:dots2="1" draw:dots2-length="0.005cm" draw:distance="0.005cm"/>
    <draw:stroke-dash draw:name="Dashed_20__28_var_29__20_1072" draw:display-name="Dashed (var) 1072" draw:style="rect" draw:dots1="1" draw:dots1-length="0.005cm" draw:dots2="1" draw:dots2-length="0.005cm" draw:distance="0.005cm"/>
    <draw:stroke-dash draw:name="Dashed_20__28_var_29__20_1073" draw:display-name="Dashed (var) 1073" draw:style="rect" draw:dots1="1" draw:dots1-length="0.005cm" draw:dots2="1" draw:dots2-length="0.005cm" draw:distance="0.005cm"/>
    <draw:stroke-dash draw:name="Dashed_20__28_var_29__20_1074" draw:display-name="Dashed (var) 1074" draw:style="rect" draw:dots1="1" draw:dots1-length="0.005cm" draw:dots2="1" draw:dots2-length="0.005cm" draw:distance="0.005cm"/>
    <draw:stroke-dash draw:name="Dashed_20__28_var_29__20_1075" draw:display-name="Dashed (var) 1075" draw:style="rect" draw:dots1="1" draw:dots1-length="0.005cm" draw:dots2="1" draw:dots2-length="0.005cm" draw:distance="0.005cm"/>
    <draw:stroke-dash draw:name="Dashed_20__28_var_29__20_1076" draw:display-name="Dashed (var) 1076" draw:style="rect" draw:dots1="1" draw:dots1-length="0.005cm" draw:dots2="1" draw:dots2-length="0.005cm" draw:distance="0.005cm"/>
    <draw:stroke-dash draw:name="Dashed_20__28_var_29__20_1077" draw:display-name="Dashed (var) 1077" draw:style="rect" draw:dots1="1" draw:dots1-length="0.005cm" draw:dots2="1" draw:dots2-length="0.005cm" draw:distance="0.005cm"/>
    <draw:stroke-dash draw:name="Dashed_20__28_var_29__20_1078" draw:display-name="Dashed (var) 1078" draw:style="rect" draw:dots1="1" draw:dots1-length="0.005cm" draw:dots2="1" draw:dots2-length="0.005cm" draw:distance="0.005cm"/>
    <draw:stroke-dash draw:name="Dashed_20__28_var_29__20_1079" draw:display-name="Dashed (var) 1079" draw:style="rect" draw:dots1="1" draw:dots1-length="0.005cm" draw:dots2="1" draw:dots2-length="0.005cm" draw:distance="0.005cm"/>
    <draw:stroke-dash draw:name="Dashed_20__28_var_29__20_108" draw:display-name="Dashed (var) 108" draw:style="round" draw:dots1="1" draw:dots1-length="0.003cm" draw:dots2="2" draw:distance="0.023cm"/>
    <draw:stroke-dash draw:name="Dashed_20__28_var_29__20_1080" draw:display-name="Dashed (var) 1080" draw:style="rect" draw:dots1="1" draw:dots1-length="0.005cm" draw:dots2="1" draw:dots2-length="0.005cm" draw:distance="0.005cm"/>
    <draw:stroke-dash draw:name="Dashed_20__28_var_29__20_1081" draw:display-name="Dashed (var) 1081" draw:style="rect" draw:dots1="1" draw:dots1-length="0.005cm" draw:dots2="1" draw:dots2-length="0.005cm" draw:distance="0.005cm"/>
    <draw:stroke-dash draw:name="Dashed_20__28_var_29__20_1082" draw:display-name="Dashed (var) 1082" draw:style="rect" draw:dots1="1" draw:dots1-length="0.005cm" draw:dots2="1" draw:dots2-length="0.005cm" draw:distance="0.005cm"/>
    <draw:stroke-dash draw:name="Dashed_20__28_var_29__20_1083" draw:display-name="Dashed (var) 1083" draw:style="rect" draw:dots1="1" draw:dots1-length="0.005cm" draw:dots2="1" draw:dots2-length="0.005cm" draw:distance="0.005cm"/>
    <draw:stroke-dash draw:name="Dashed_20__28_var_29__20_1084" draw:display-name="Dashed (var) 1084" draw:style="rect" draw:dots1="1" draw:dots1-length="0.005cm" draw:dots2="1" draw:dots2-length="0.005cm" draw:distance="0.005cm"/>
    <draw:stroke-dash draw:name="Dashed_20__28_var_29__20_1085" draw:display-name="Dashed (var) 1085" draw:style="rect" draw:dots1="1" draw:dots1-length="0.005cm" draw:dots2="1" draw:dots2-length="0.005cm" draw:distance="0.005cm"/>
    <draw:stroke-dash draw:name="Dashed_20__28_var_29__20_1086" draw:display-name="Dashed (var) 1086" draw:style="rect" draw:dots1="1" draw:dots1-length="0.005cm" draw:dots2="1" draw:dots2-length="0.005cm" draw:distance="0.005cm"/>
    <draw:stroke-dash draw:name="Dashed_20__28_var_29__20_1087" draw:display-name="Dashed (var) 1087" draw:style="rect" draw:dots1="1" draw:dots1-length="0.005cm" draw:dots2="1" draw:dots2-length="0.005cm" draw:distance="0.005cm"/>
    <draw:stroke-dash draw:name="Dashed_20__28_var_29__20_1088" draw:display-name="Dashed (var) 1088" draw:style="rect" draw:dots1="1" draw:dots1-length="0.005cm" draw:dots2="1" draw:dots2-length="0.005cm" draw:distance="0.005cm"/>
    <draw:stroke-dash draw:name="Dashed_20__28_var_29__20_1089" draw:display-name="Dashed (var) 1089" draw:style="rect" draw:dots1="1" draw:dots1-length="0.005cm" draw:dots2="1" draw:dots2-length="0.005cm" draw:distance="0.005cm"/>
    <draw:stroke-dash draw:name="Dashed_20__28_var_29__20_109" draw:display-name="Dashed (var) 109" draw:style="round" draw:dots1="1" draw:dots1-length="0.003cm" draw:dots2="2" draw:distance="0.023cm"/>
    <draw:stroke-dash draw:name="Dashed_20__28_var_29__20_1090" draw:display-name="Dashed (var) 1090" draw:style="rect" draw:dots1="1" draw:dots1-length="0.005cm" draw:dots2="1" draw:dots2-length="0.005cm" draw:distance="0.005cm"/>
    <draw:stroke-dash draw:name="Dashed_20__28_var_29__20_1091" draw:display-name="Dashed (var) 1091" draw:style="rect" draw:dots1="1" draw:dots1-length="0.005cm" draw:dots2="1" draw:dots2-length="0.005cm" draw:distance="0.005cm"/>
    <draw:stroke-dash draw:name="Dashed_20__28_var_29__20_1092" draw:display-name="Dashed (var) 1092" draw:style="rect" draw:dots1="1" draw:dots1-length="0.005cm" draw:dots2="1" draw:dots2-length="0.005cm" draw:distance="0.005cm"/>
    <draw:stroke-dash draw:name="Dashed_20__28_var_29__20_1093" draw:display-name="Dashed (var) 1093" draw:style="rect" draw:dots1="1" draw:dots1-length="0.005cm" draw:dots2="1" draw:dots2-length="0.005cm" draw:distance="0.005cm"/>
    <draw:stroke-dash draw:name="Dashed_20__28_var_29__20_1094" draw:display-name="Dashed (var) 1094" draw:style="rect" draw:dots1="1" draw:dots1-length="0.005cm" draw:dots2="1" draw:dots2-length="0.005cm" draw:distance="0.005cm"/>
    <draw:stroke-dash draw:name="Dashed_20__28_var_29__20_1095" draw:display-name="Dashed (var) 1095" draw:style="rect" draw:dots1="1" draw:dots1-length="0.005cm" draw:dots2="1" draw:dots2-length="0.005cm" draw:distance="0.005cm"/>
    <draw:stroke-dash draw:name="Dashed_20__28_var_29__20_1096" draw:display-name="Dashed (var) 1096" draw:style="rect" draw:dots1="1" draw:dots1-length="0.005cm" draw:dots2="1" draw:dots2-length="0.005cm" draw:distance="0.005cm"/>
    <draw:stroke-dash draw:name="Dashed_20__28_var_29__20_1097" draw:display-name="Dashed (var) 1097" draw:style="rect" draw:dots1="1" draw:dots1-length="0.005cm" draw:dots2="1" draw:dots2-length="0.005cm" draw:distance="0.005cm"/>
    <draw:stroke-dash draw:name="Dashed_20__28_var_29__20_1098" draw:display-name="Dashed (var) 1098" draw:style="rect" draw:dots1="1" draw:dots1-length="0.005cm" draw:dots2="1" draw:dots2-length="0.005cm" draw:distance="0.005cm"/>
    <draw:stroke-dash draw:name="Dashed_20__28_var_29__20_1099" draw:display-name="Dashed (var) 1099" draw:style="rect" draw:dots1="1" draw:dots1-length="0.005cm" draw:dots2="1" draw:dots2-length="0.005cm" draw:distance="0.005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00" draw:display-name="Dashed (var) 1100" draw:style="rect" draw:dots1="1" draw:dots1-length="0.005cm" draw:dots2="1" draw:dots2-length="0.005cm" draw:distance="0.005cm"/>
    <draw:stroke-dash draw:name="Dashed_20__28_var_29__20_1101" draw:display-name="Dashed (var) 1101" draw:style="rect" draw:dots1="1" draw:dots1-length="0.005cm" draw:dots2="1" draw:dots2-length="0.005cm" draw:distance="0.005cm"/>
    <draw:stroke-dash draw:name="Dashed_20__28_var_29__20_1102" draw:display-name="Dashed (var) 1102" draw:style="rect" draw:dots1="1" draw:dots1-length="0.005cm" draw:dots2="1" draw:dots2-length="0.005cm" draw:distance="0.005cm"/>
    <draw:stroke-dash draw:name="Dashed_20__28_var_29__20_1103" draw:display-name="Dashed (var) 1103" draw:style="rect" draw:dots1="1" draw:dots1-length="0.005cm" draw:dots2="1" draw:dots2-length="0.005cm" draw:distance="0.005cm"/>
    <draw:stroke-dash draw:name="Dashed_20__28_var_29__20_1104" draw:display-name="Dashed (var) 1104" draw:style="rect" draw:dots1="1" draw:dots1-length="0.005cm" draw:dots2="1" draw:dots2-length="0.005cm" draw:distance="0.005cm"/>
    <draw:stroke-dash draw:name="Dashed_20__28_var_29__20_1105" draw:display-name="Dashed (var) 1105" draw:style="rect" draw:dots1="1" draw:dots1-length="0.005cm" draw:dots2="1" draw:dots2-length="0.005cm" draw:distance="0.005cm"/>
    <draw:stroke-dash draw:name="Dashed_20__28_var_29__20_1106" draw:display-name="Dashed (var) 1106" draw:style="rect" draw:dots1="1" draw:dots1-length="0.005cm" draw:dots2="1" draw:dots2-length="0.005cm" draw:distance="0.005cm"/>
    <draw:stroke-dash draw:name="Dashed_20__28_var_29__20_1107" draw:display-name="Dashed (var) 1107" draw:style="rect" draw:dots1="1" draw:dots1-length="0.005cm" draw:dots2="1" draw:dots2-length="0.005cm" draw:distance="0.005cm"/>
    <draw:stroke-dash draw:name="Dashed_20__28_var_29__20_1108" draw:display-name="Dashed (var) 1108" draw:style="rect" draw:dots1="1" draw:dots1-length="0.005cm" draw:dots2="1" draw:dots2-length="0.005cm" draw:distance="0.005cm"/>
    <draw:stroke-dash draw:name="Dashed_20__28_var_29__20_1109" draw:display-name="Dashed (var) 1109" draw:style="rect" draw:dots1="1" draw:dots1-length="0.005cm" draw:dots2="1" draw:dots2-length="0.005cm" draw:distance="0.005cm"/>
    <draw:stroke-dash draw:name="Dashed_20__28_var_29__20_111" draw:display-name="Dashed (var) 111" draw:style="round" draw:dots1="1" draw:dots1-length="0.003cm" draw:dots2="2" draw:distance="0.023cm"/>
    <draw:stroke-dash draw:name="Dashed_20__28_var_29__20_1110" draw:display-name="Dashed (var) 1110" draw:style="rect" draw:dots1="1" draw:dots1-length="0.005cm" draw:dots2="1" draw:dots2-length="0.005cm" draw:distance="0.005cm"/>
    <draw:stroke-dash draw:name="Dashed_20__28_var_29__20_1111" draw:display-name="Dashed (var) 1111" draw:style="rect" draw:dots1="1" draw:dots1-length="0.005cm" draw:dots2="1" draw:dots2-length="0.005cm" draw:distance="0.005cm"/>
    <draw:stroke-dash draw:name="Dashed_20__28_var_29__20_1112" draw:display-name="Dashed (var) 1112" draw:style="rect" draw:dots1="1" draw:dots1-length="0.005cm" draw:dots2="1" draw:dots2-length="0.005cm" draw:distance="0.005cm"/>
    <draw:stroke-dash draw:name="Dashed_20__28_var_29__20_1113" draw:display-name="Dashed (var) 1113" draw:style="rect" draw:dots1="1" draw:dots1-length="0.005cm" draw:dots2="1" draw:dots2-length="0.005cm" draw:distance="0.005cm"/>
    <draw:stroke-dash draw:name="Dashed_20__28_var_29__20_1114" draw:display-name="Dashed (var) 1114" draw:style="rect" draw:dots1="1" draw:dots1-length="0.005cm" draw:dots2="1" draw:dots2-length="0.005cm" draw:distance="0.005cm"/>
    <draw:stroke-dash draw:name="Dashed_20__28_var_29__20_1115" draw:display-name="Dashed (var) 1115" draw:style="rect" draw:dots1="1" draw:dots1-length="0.005cm" draw:dots2="1" draw:dots2-length="0.005cm" draw:distance="0.005cm"/>
    <draw:stroke-dash draw:name="Dashed_20__28_var_29__20_1116" draw:display-name="Dashed (var) 1116" draw:style="rect" draw:dots1="1" draw:dots1-length="0.005cm" draw:dots2="1" draw:dots2-length="0.005cm" draw:distance="0.005cm"/>
    <draw:stroke-dash draw:name="Dashed_20__28_var_29__20_1117" draw:display-name="Dashed (var) 1117" draw:style="rect" draw:dots1="1" draw:dots1-length="0.005cm" draw:dots2="1" draw:dots2-length="0.005cm" draw:distance="0.005cm"/>
    <draw:stroke-dash draw:name="Dashed_20__28_var_29__20_1118" draw:display-name="Dashed (var) 1118" draw:style="rect" draw:dots1="1" draw:dots1-length="0.005cm" draw:dots2="1" draw:dots2-length="0.005cm" draw:distance="0.005cm"/>
    <draw:stroke-dash draw:name="Dashed_20__28_var_29__20_1119" draw:display-name="Dashed (var) 1119" draw:style="rect" draw:dots1="1" draw:dots1-length="0.005cm" draw:dots2="1" draw:dots2-length="0.005cm" draw:distance="0.005cm"/>
    <draw:stroke-dash draw:name="Dashed_20__28_var_29__20_112" draw:display-name="Dashed (var) 112" draw:style="round" draw:dots1="1" draw:dots1-length="0.003cm" draw:dots2="2" draw:distance="0.023cm"/>
    <draw:stroke-dash draw:name="Dashed_20__28_var_29__20_1120" draw:display-name="Dashed (var) 1120" draw:style="rect" draw:dots1="1" draw:dots1-length="0.005cm" draw:dots2="1" draw:dots2-length="0.005cm" draw:distance="0.005cm"/>
    <draw:stroke-dash draw:name="Dashed_20__28_var_29__20_1121" draw:display-name="Dashed (var) 1121" draw:style="rect" draw:dots1="1" draw:dots1-length="0.005cm" draw:dots2="1" draw:dots2-length="0.005cm" draw:distance="0.005cm"/>
    <draw:stroke-dash draw:name="Dashed_20__28_var_29__20_1122" draw:display-name="Dashed (var) 1122" draw:style="rect" draw:dots1="1" draw:dots1-length="0.005cm" draw:dots2="1" draw:dots2-length="0.005cm" draw:distance="0.005cm"/>
    <draw:stroke-dash draw:name="Dashed_20__28_var_29__20_1123" draw:display-name="Dashed (var) 1123" draw:style="rect" draw:dots1="1" draw:dots1-length="0.005cm" draw:dots2="1" draw:dots2-length="0.005cm" draw:distance="0.005cm"/>
    <draw:stroke-dash draw:name="Dashed_20__28_var_29__20_1124" draw:display-name="Dashed (var) 1124" draw:style="rect" draw:dots1="1" draw:dots1-length="0.005cm" draw:dots2="1" draw:dots2-length="0.005cm" draw:distance="0.005cm"/>
    <draw:stroke-dash draw:name="Dashed_20__28_var_29__20_1125" draw:display-name="Dashed (var) 1125" draw:style="rect" draw:dots1="1" draw:dots1-length="0.005cm" draw:dots2="1" draw:dots2-length="0.005cm" draw:distance="0.005cm"/>
    <draw:stroke-dash draw:name="Dashed_20__28_var_29__20_1126" draw:display-name="Dashed (var) 1126" draw:style="rect" draw:dots1="1" draw:dots1-length="0.005cm" draw:dots2="1" draw:dots2-length="0.005cm" draw:distance="0.005cm"/>
    <draw:stroke-dash draw:name="Dashed_20__28_var_29__20_1127" draw:display-name="Dashed (var) 1127" draw:style="rect" draw:dots1="1" draw:dots1-length="0.005cm" draw:dots2="1" draw:dots2-length="0.005cm" draw:distance="0.005cm"/>
    <draw:stroke-dash draw:name="Dashed_20__28_var_29__20_1128" draw:display-name="Dashed (var) 1128" draw:style="rect" draw:dots1="1" draw:dots1-length="0.005cm" draw:dots2="1" draw:dots2-length="0.005cm" draw:distance="0.005cm"/>
    <draw:stroke-dash draw:name="Dashed_20__28_var_29__20_1129" draw:display-name="Dashed (var) 1129" draw:style="rect" draw:dots1="1" draw:dots1-length="0.005cm" draw:dots2="1" draw:dots2-length="0.005cm" draw:distance="0.005cm"/>
    <draw:stroke-dash draw:name="Dashed_20__28_var_29__20_113" draw:display-name="Dashed (var) 113" draw:style="round" draw:dots1="1" draw:dots1-length="0.003cm" draw:dots2="2" draw:distance="0.023cm"/>
    <draw:stroke-dash draw:name="Dashed_20__28_var_29__20_1130" draw:display-name="Dashed (var) 1130" draw:style="rect" draw:dots1="1" draw:dots1-length="0.005cm" draw:dots2="1" draw:dots2-length="0.005cm" draw:distance="0.005cm"/>
    <draw:stroke-dash draw:name="Dashed_20__28_var_29__20_1131" draw:display-name="Dashed (var) 1131" draw:style="rect" draw:dots1="1" draw:dots1-length="0.005cm" draw:dots2="1" draw:dots2-length="0.005cm" draw:distance="0.005cm"/>
    <draw:stroke-dash draw:name="Dashed_20__28_var_29__20_1132" draw:display-name="Dashed (var) 1132" draw:style="rect" draw:dots1="1" draw:dots1-length="0.005cm" draw:dots2="1" draw:dots2-length="0.005cm" draw:distance="0.005cm"/>
    <draw:stroke-dash draw:name="Dashed_20__28_var_29__20_1133" draw:display-name="Dashed (var) 1133" draw:style="rect" draw:dots1="1" draw:dots1-length="0.005cm" draw:dots2="1" draw:dots2-length="0.005cm" draw:distance="0.005cm"/>
    <draw:stroke-dash draw:name="Dashed_20__28_var_29__20_1134" draw:display-name="Dashed (var) 1134" draw:style="rect" draw:dots1="1" draw:dots1-length="0.005cm" draw:dots2="1" draw:dots2-length="0.005cm" draw:distance="0.005cm"/>
    <draw:stroke-dash draw:name="Dashed_20__28_var_29__20_1135" draw:display-name="Dashed (var) 1135" draw:style="rect" draw:dots1="1" draw:dots1-length="0.005cm" draw:dots2="1" draw:dots2-length="0.005cm" draw:distance="0.005cm"/>
    <draw:stroke-dash draw:name="Dashed_20__28_var_29__20_1136" draw:display-name="Dashed (var) 1136" draw:style="rect" draw:dots1="1" draw:dots1-length="0.005cm" draw:dots2="1" draw:dots2-length="0.005cm" draw:distance="0.005cm"/>
    <draw:stroke-dash draw:name="Dashed_20__28_var_29__20_1137" draw:display-name="Dashed (var) 1137" draw:style="rect" draw:dots1="1" draw:dots1-length="0.005cm" draw:dots2="1" draw:dots2-length="0.005cm" draw:distance="0.005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21" draw:display-name="Dashed (var) 3521" draw:style="rect" draw:dots1="1" draw:dots1-length="0.003cm" draw:dots2="1" draw:dots2-length="0.003cm" draw:distance="0.003cm"/>
    <draw:stroke-dash draw:name="Dashed_20__28_var_29__20_3522" draw:display-name="Dashed (var) 3522" draw:style="rect" draw:dots1="1" draw:dots1-length="0.003cm" draw:dots2="1" draw:dots2-length="0.003cm" draw:distance="0.003cm"/>
    <draw:stroke-dash draw:name="Dashed_20__28_var_29__20_3523" draw:display-name="Dashed (var) 3523" draw:style="rect" draw:dots1="1" draw:dots1-length="0.003cm" draw:dots2="1" draw:dots2-length="0.003cm" draw:distance="0.003cm"/>
    <draw:stroke-dash draw:name="Dashed_20__28_var_29__20_3524" draw:display-name="Dashed (var) 3524" draw:style="rect" draw:dots1="1" draw:dots1-length="0.003cm" draw:dots2="1" draw:dots2-length="0.003cm" draw:distance="0.003cm"/>
    <draw:stroke-dash draw:name="Dashed_20__28_var_29__20_3525" draw:display-name="Dashed (var) 3525" draw:style="rect" draw:dots1="1" draw:dots1-length="0.011cm" draw:dots2="1" draw:dots2-length="0.011cm" draw:distance="0.011cm"/>
    <draw:stroke-dash draw:name="Dashed_20__28_var_29__20_3526" draw:display-name="Dashed (var) 3526" draw:style="rect" draw:dots1="1" draw:dots1-length="0.011cm" draw:dots2="1" draw:dots2-length="0.011cm" draw:distance="0.011cm"/>
    <draw:stroke-dash draw:name="Dashed_20__28_var_29__20_3527" draw:display-name="Dashed (var) 3527" draw:style="rect" draw:dots1="1" draw:dots1-length="0.011cm" draw:dots2="1" draw:dots2-length="0.011cm" draw:distance="0.011cm"/>
    <draw:stroke-dash draw:name="Dashed_20__28_var_29__20_3528" draw:display-name="Dashed (var) 3528" draw:style="rect" draw:dots1="1" draw:dots1-length="0.011cm" draw:dots2="1" draw:dots2-length="0.011cm" draw:distance="0.011cm"/>
    <draw:stroke-dash draw:name="Dashed_20__28_var_29__20_3529" draw:display-name="Dashed (var) 3529" draw:style="rect" draw:dots1="1" draw:dots1-length="0.011cm" draw:dots2="1" draw:dots2-length="0.011cm" draw:distance="0.011cm"/>
    <draw:stroke-dash draw:name="Dashed_20__28_var_29__20_3530" draw:display-name="Dashed (var) 3530" draw:style="rect" draw:dots1="1" draw:dots1-length="0.011cm" draw:dots2="1" draw:dots2-length="0.011cm" draw:distance="0.011cm"/>
    <draw:stroke-dash draw:name="Dashed_20__28_var_29__20_3531" draw:display-name="Dashed (var) 3531" draw:style="rect" draw:dots1="1" draw:dots1-length="0.011cm" draw:dots2="1" draw:dots2-length="0.011cm" draw:distance="0.011cm"/>
    <draw:stroke-dash draw:name="Dashed_20__28_var_29__20_3532" draw:display-name="Dashed (var) 3532" draw:style="rect" draw:dots1="1" draw:dots1-length="0.011cm" draw:dots2="1" draw:dots2-length="0.011cm" draw:distance="0.011cm"/>
    <draw:stroke-dash draw:name="Dashed_20__28_var_29__20_3533" draw:display-name="Dashed (var) 3533" draw:style="rect" draw:dots1="1" draw:dots1-length="0.011cm" draw:dots2="1" draw:dots2-length="0.011cm" draw:distance="0.011cm"/>
    <draw:stroke-dash draw:name="Dashed_20__28_var_29__20_3534" draw:display-name="Dashed (var) 3534" draw:style="rect" draw:dots1="1" draw:dots1-length="0.011cm" draw:dots2="1" draw:dots2-length="0.011cm" draw:distance="0.011cm"/>
    <draw:stroke-dash draw:name="Dashed_20__28_var_29__20_3535" draw:display-name="Dashed (var) 3535" draw:style="rect" draw:dots1="1" draw:dots1-length="0.011cm" draw:dots2="1" draw:dots2-length="0.011cm" draw:distance="0.011cm"/>
    <draw:stroke-dash draw:name="Dashed_20__28_var_29__20_3536" draw:display-name="Dashed (var) 3536" draw:style="rect" draw:dots1="1" draw:dots1-length="0.011cm" draw:dots2="1" draw:dots2-length="0.011cm" draw:distance="0.011cm"/>
    <draw:stroke-dash draw:name="Dashed_20__28_var_29__20_3537" draw:display-name="Dashed (var) 3537" draw:style="rect" draw:dots1="1" draw:dots1-length="0.011cm" draw:dots2="1" draw:dots2-length="0.011cm" draw:distance="0.011cm"/>
    <draw:stroke-dash draw:name="Dashed_20__28_var_29__20_3538" draw:display-name="Dashed (var) 3538" draw:style="rect" draw:dots1="1" draw:dots1-length="0.011cm" draw:dots2="1" draw:dots2-length="0.011cm" draw:distance="0.011cm"/>
    <draw:stroke-dash draw:name="Dashed_20__28_var_29__20_3539" draw:display-name="Dashed (var) 3539" draw:style="rect" draw:dots1="1" draw:dots1-length="0.003cm" draw:dots2="1" draw:dots2-length="0.003cm" draw:distance="0.003cm"/>
    <draw:stroke-dash draw:name="Dashed_20__28_var_29__20_3540" draw:display-name="Dashed (var) 3540" draw:style="rect" draw:dots1="1" draw:dots1-length="0.003cm" draw:dots2="1" draw:dots2-length="0.003cm" draw:distance="0.003cm"/>
    <draw:stroke-dash draw:name="Dashed_20__28_var_29__20_3541" draw:display-name="Dashed (var) 3541" draw:style="rect" draw:dots1="1" draw:dots1-length="0.003cm" draw:dots2="1" draw:dots2-length="0.003cm" draw:distance="0.003cm"/>
    <draw:stroke-dash draw:name="Dashed_20__28_var_29__20_3542" draw:display-name="Dashed (var) 3542" draw:style="rect" draw:dots1="1" draw:dots1-length="0.003cm" draw:dots2="1" draw:dots2-length="0.003cm" draw:distance="0.003cm"/>
    <draw:stroke-dash draw:name="Dashed_20__28_var_29__20_3543" draw:display-name="Dashed (var) 3543" draw:style="rect" draw:dots1="1" draw:dots1-length="0.003cm" draw:dots2="1" draw:dots2-length="0.003cm" draw:distance="0.003cm"/>
    <draw:stroke-dash draw:name="Dashed_20__28_var_29__20_3544" draw:display-name="Dashed (var) 3544" draw:style="rect" draw:dots1="1" draw:dots1-length="0.003cm" draw:dots2="1" draw:dots2-length="0.003cm" draw:distance="0.003cm"/>
    <draw:stroke-dash draw:name="Dashed_20__28_var_29__20_3545" draw:display-name="Dashed (var) 3545" draw:style="rect" draw:dots1="1" draw:dots1-length="0.003cm" draw:dots2="1" draw:dots2-length="0.003cm" draw:distance="0.003cm"/>
    <draw:stroke-dash draw:name="Dashed_20__28_var_29__20_3546" draw:display-name="Dashed (var) 3546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6" draw:display-name="Dashed (var) 3606" draw:style="rect" draw:dots1="1" draw:dots1-length="0.009cm" draw:dots2="1" draw:dots2-length="0.009cm" draw:distance="0.009cm"/>
    <draw:stroke-dash draw:name="Dashed_20__28_var_29__20_3607" draw:display-name="Dashed (var) 3607" draw:style="rect" draw:dots1="1" draw:dots1-length="0.009cm" draw:dots2="1" draw:dots2-length="0.009cm" draw:distance="0.009cm"/>
    <draw:stroke-dash draw:name="Dashed_20__28_var_29__20_3608" draw:display-name="Dashed (var) 3608" draw:style="rect" draw:dots1="1" draw:dots1-length="0.009cm" draw:dots2="1" draw:dots2-length="0.009cm" draw:distance="0.009cm"/>
    <draw:stroke-dash draw:name="Dashed_20__28_var_29__20_3609" draw:display-name="Dashed (var) 3609" draw:style="rect" draw:dots1="1" draw:dots1-length="0.009cm" draw:dots2="1" draw:dots2-length="0.009cm" draw:distance="0.009cm"/>
    <draw:stroke-dash draw:name="Dashed_20__28_var_29__20_3610" draw:display-name="Dashed (var) 3610" draw:style="rect" draw:dots1="1" draw:dots1-length="0.009cm" draw:dots2="1" draw:dots2-length="0.009cm" draw:distance="0.009cm"/>
    <draw:stroke-dash draw:name="Dashed_20__28_var_29__20_3611" draw:display-name="Dashed (var) 3611" draw:style="rect" draw:dots1="1" draw:dots1-length="0.009cm" draw:dots2="1" draw:dots2-length="0.009cm" draw:distance="0.009cm"/>
    <draw:stroke-dash draw:name="Dashed_20__28_var_29__20_3612" draw:display-name="Dashed (var) 3612" draw:style="rect" draw:dots1="1" draw:dots1-length="0.009cm" draw:dots2="1" draw:dots2-length="0.009cm" draw:distance="0.009cm"/>
    <draw:stroke-dash draw:name="Dashed_20__28_var_29__20_3613" draw:display-name="Dashed (var) 3613" draw:style="rect" draw:dots1="1" draw:dots1-length="0.009cm" draw:dots2="1" draw:dots2-length="0.009cm" draw:distance="0.009cm"/>
    <draw:stroke-dash draw:name="Dashed_20__28_var_29__20_3614" draw:display-name="Dashed (var) 3614" draw:style="rect" draw:dots1="1" draw:dots1-length="0.009cm" draw:dots2="1" draw:dots2-length="0.009cm" draw:distance="0.009cm"/>
    <draw:stroke-dash draw:name="Dashed_20__28_var_29__20_3615" draw:display-name="Dashed (var) 3615" draw:style="rect" draw:dots1="1" draw:dots1-length="0.009cm" draw:dots2="1" draw:dots2-length="0.009cm" draw:distance="0.009cm"/>
    <draw:stroke-dash draw:name="Dashed_20__28_var_29__20_3616" draw:display-name="Dashed (var) 3616" draw:style="rect" draw:dots1="1" draw:dots1-length="0.009cm" draw:dots2="1" draw:dots2-length="0.009cm" draw:distance="0.009cm"/>
    <draw:stroke-dash draw:name="Dashed_20__28_var_29__20_3617" draw:display-name="Dashed (var) 3617" draw:style="rect" draw:dots1="1" draw:dots1-length="0.009cm" draw:dots2="1" draw:dots2-length="0.009cm" draw:distance="0.009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692" draw:display-name="Dashed (var) 3692" draw:style="rect" draw:dots1="1" draw:dots1-length="0.001cm" draw:dots2="1" draw:dots2-length="0.001cm" draw:distance="0.001cm"/>
    <draw:stroke-dash draw:name="Dashed_20__28_var_29__20_3693" draw:display-name="Dashed (var) 3693" draw:style="rect" draw:dots1="1" draw:dots1-length="0.001cm" draw:dots2="1" draw:dots2-length="0.001cm" draw:distance="0.001cm"/>
    <draw:stroke-dash draw:name="Dashed_20__28_var_29__20_3694" draw:display-name="Dashed (var) 3694" draw:style="rect" draw:dots1="1" draw:dots1-length="0.001cm" draw:dots2="1" draw:dots2-length="0.001cm" draw:distance="0.001cm"/>
    <draw:stroke-dash draw:name="Dashed_20__28_var_29__20_3695" draw:display-name="Dashed (var) 3695" draw:style="rect" draw:dots1="1" draw:dots1-length="0.001cm" draw:dots2="1" draw:dots2-length="0.001cm" draw:distance="0.001cm"/>
    <draw:stroke-dash draw:name="Dashed_20__28_var_29__20_3696" draw:display-name="Dashed (var) 3696" draw:style="rect" draw:dots1="1" draw:dots1-length="0.001cm" draw:dots2="1" draw:dots2-length="0.001cm" draw:distance="0.001cm"/>
    <draw:stroke-dash draw:name="Dashed_20__28_var_29__20_3697" draw:display-name="Dashed (var) 3697" draw:style="rect" draw:dots1="1" draw:dots1-length="0.001cm" draw:dots2="1" draw:dots2-length="0.001cm" draw:distance="0.001cm"/>
    <draw:stroke-dash draw:name="Dashed_20__28_var_29__20_3698" draw:display-name="Dashed (var) 3698" draw:style="rect" draw:dots1="1" draw:dots1-length="0.001cm" draw:dots2="1" draw:dots2-length="0.001cm" draw:distance="0.001cm"/>
    <draw:stroke-dash draw:name="Dashed_20__28_var_29__20_3699" draw:display-name="Dashed (var) 369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00" draw:display-name="Dashed (var) 3700" draw:style="rect" draw:dots1="1" draw:dots1-length="0.001cm" draw:dots2="1" draw:dots2-length="0.001cm" draw:distance="0.001cm"/>
    <draw:stroke-dash draw:name="Dashed_20__28_var_29__20_3701" draw:display-name="Dashed (var) 3701" draw:style="rect" draw:dots1="1" draw:dots1-length="0.001cm" draw:dots2="1" draw:dots2-length="0.001cm" draw:distance="0.001cm"/>
    <draw:stroke-dash draw:name="Dashed_20__28_var_29__20_3702" draw:display-name="Dashed (var) 3702" draw:style="rect" draw:dots1="1" draw:dots1-length="0.001cm" draw:dots2="1" draw:dots2-length="0.001cm" draw:distance="0.001cm"/>
    <draw:stroke-dash draw:name="Dashed_20__28_var_29__20_3703" draw:display-name="Dashed (var) 3703" draw:style="rect" draw:dots1="1" draw:dots1-length="0.001cm" draw:dots2="1" draw:dots2-length="0.001cm" draw:distance="0.001cm"/>
    <draw:stroke-dash draw:name="Dashed_20__28_var_29__20_3704" draw:display-name="Dashed (var) 3704" draw:style="rect" draw:dots1="1" draw:dots1-length="0.001cm" draw:dots2="1" draw:dots2-length="0.001cm" draw:distance="0.001cm"/>
    <draw:stroke-dash draw:name="Dashed_20__28_var_29__20_3705" draw:display-name="Dashed (var) 3705" draw:style="rect" draw:dots1="1" draw:dots1-length="0.001cm" draw:dots2="1" draw:dots2-length="0.001cm" draw:distance="0.001cm"/>
    <draw:stroke-dash draw:name="Dashed_20__28_var_29__20_3706" draw:display-name="Dashed (var) 3706" draw:style="rect" draw:dots1="1" draw:dots1-length="0.001cm" draw:dots2="1" draw:dots2-length="0.001cm" draw:distance="0.001cm"/>
    <draw:stroke-dash draw:name="Dashed_20__28_var_29__20_3707" draw:display-name="Dashed (var) 3707" draw:style="rect" draw:dots1="1" draw:dots1-length="0.001cm" draw:dots2="1" draw:dots2-length="0.001cm" draw:distance="0.001cm"/>
    <draw:stroke-dash draw:name="Dashed_20__28_var_29__20_3708" draw:display-name="Dashed (var) 3708" draw:style="rect" draw:dots1="1" draw:dots1-length="0.001cm" draw:dots2="1" draw:dots2-length="0.001cm" draw:distance="0.001cm"/>
    <draw:stroke-dash draw:name="Dashed_20__28_var_29__20_3709" draw:display-name="Dashed (var) 3709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10" draw:display-name="Dashed (var) 3710" draw:style="rect" draw:dots1="1" draw:dots1-length="0.001cm" draw:dots2="1" draw:dots2-length="0.001cm" draw:distance="0.001cm"/>
    <draw:stroke-dash draw:name="Dashed_20__28_var_29__20_3711" draw:display-name="Dashed (var) 3711" draw:style="rect" draw:dots1="1" draw:dots1-length="0.001cm" draw:dots2="1" draw:dots2-length="0.001cm" draw:distance="0.001cm"/>
    <draw:stroke-dash draw:name="Dashed_20__28_var_29__20_3712" draw:display-name="Dashed (var) 3712" draw:style="rect" draw:dots1="1" draw:dots1-length="0.001cm" draw:dots2="1" draw:dots2-length="0.001cm" draw:distance="0.001cm"/>
    <draw:stroke-dash draw:name="Dashed_20__28_var_29__20_3713" draw:display-name="Dashed (var) 3713" draw:style="rect" draw:dots1="1" draw:dots1-length="0.001cm" draw:dots2="1" draw:dots2-length="0.001cm" draw:distance="0.001cm"/>
    <draw:stroke-dash draw:name="Dashed_20__28_var_29__20_3714" draw:display-name="Dashed (var) 3714" draw:style="rect" draw:dots1="1" draw:dots1-length="0.001cm" draw:dots2="1" draw:dots2-length="0.001cm" draw:distance="0.001cm"/>
    <draw:stroke-dash draw:name="Dashed_20__28_var_29__20_3715" draw:display-name="Dashed (var) 3715" draw:style="rect" draw:dots1="1" draw:dots1-length="0.001cm" draw:dots2="1" draw:dots2-length="0.001cm" draw:distance="0.001cm"/>
    <draw:stroke-dash draw:name="Dashed_20__28_var_29__20_3716" draw:display-name="Dashed (var) 3716" draw:style="rect" draw:dots1="1" draw:dots1-length="0.001cm" draw:dots2="1" draw:dots2-length="0.001cm" draw:distance="0.001cm"/>
    <draw:stroke-dash draw:name="Dashed_20__28_var_29__20_3717" draw:display-name="Dashed (var) 3717" draw:style="rect" draw:dots1="1" draw:dots1-length="0.001cm" draw:dots2="1" draw:dots2-length="0.001cm" draw:distance="0.001cm"/>
    <draw:stroke-dash draw:name="Dashed_20__28_var_29__20_3718" draw:display-name="Dashed (var) 3718" draw:style="rect" draw:dots1="1" draw:dots1-length="0.001cm" draw:dots2="1" draw:dots2-length="0.001cm" draw:distance="0.001cm"/>
    <draw:stroke-dash draw:name="Dashed_20__28_var_29__20_3719" draw:display-name="Dashed (var) 3719" draw:style="rect" draw:dots1="1" draw:dots1-length="0.002cm" draw:dots2="1" draw:dots2-length="0.002cm" draw:distance="0.002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20" draw:display-name="Dashed (var) 3720" draw:style="rect" draw:dots1="1" draw:dots1-length="0.002cm" draw:dots2="1" draw:dots2-length="0.002cm" draw:distance="0.002cm"/>
    <draw:stroke-dash draw:name="Dashed_20__28_var_29__20_3721" draw:display-name="Dashed (var) 3721" draw:style="rect" draw:dots1="1" draw:dots1-length="0.002cm" draw:dots2="1" draw:dots2-length="0.002cm" draw:distance="0.002cm"/>
    <draw:stroke-dash draw:name="Dashed_20__28_var_29__20_3722" draw:display-name="Dashed (var) 3722" draw:style="rect" draw:dots1="1" draw:dots1-length="0.002cm" draw:dots2="1" draw:dots2-length="0.002cm" draw:distance="0.002cm"/>
    <draw:stroke-dash draw:name="Dashed_20__28_var_29__20_3723" draw:display-name="Dashed (var) 3723" draw:style="rect" draw:dots1="1" draw:dots1-length="0.002cm" draw:dots2="1" draw:dots2-length="0.002cm" draw:distance="0.002cm"/>
    <draw:stroke-dash draw:name="Dashed_20__28_var_29__20_3724" draw:display-name="Dashed (var) 3724" draw:style="rect" draw:dots1="1" draw:dots1-length="0.002cm" draw:dots2="1" draw:dots2-length="0.002cm" draw:distance="0.002cm"/>
    <draw:stroke-dash draw:name="Dashed_20__28_var_29__20_3725" draw:display-name="Dashed (var) 3725" draw:style="rect" draw:dots1="1" draw:dots1-length="0.002cm" draw:dots2="1" draw:dots2-length="0.002cm" draw:distance="0.002cm"/>
    <draw:stroke-dash draw:name="Dashed_20__28_var_29__20_3726" draw:display-name="Dashed (var) 3726" draw:style="rect" draw:dots1="1" draw:dots1-length="0.002cm" draw:dots2="1" draw:dots2-length="0.002cm" draw:distance="0.002cm"/>
    <draw:stroke-dash draw:name="Dashed_20__28_var_29__20_3727" draw:display-name="Dashed (var) 3727" draw:style="rect" draw:dots1="1" draw:dots1-length="0.002cm" draw:dots2="1" draw:dots2-length="0.002cm" draw:distance="0.002cm"/>
    <draw:stroke-dash draw:name="Dashed_20__28_var_29__20_3728" draw:display-name="Dashed (var) 3728" draw:style="rect" draw:dots1="1" draw:dots1-length="0.002cm" draw:dots2="1" draw:dots2-length="0.002cm" draw:distance="0.002cm"/>
    <draw:stroke-dash draw:name="Dashed_20__28_var_29__20_3729" draw:display-name="Dashed (var) 3729" draw:style="rect" draw:dots1="1" draw:dots1-length="0.002cm" draw:dots2="1" draw:dots2-length="0.002cm" draw:distance="0.002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30" draw:display-name="Dashed (var) 3730" draw:style="rect" draw:dots1="1" draw:dots1-length="0.002cm" draw:dots2="1" draw:dots2-length="0.002cm" draw:distance="0.002cm"/>
    <draw:stroke-dash draw:name="Dashed_20__28_var_29__20_3731" draw:display-name="Dashed (var) 3731" draw:style="rect" draw:dots1="1" draw:dots1-length="0.002cm" draw:dots2="1" draw:dots2-length="0.002cm" draw:distance="0.002cm"/>
    <draw:stroke-dash draw:name="Dashed_20__28_var_29__20_3732" draw:display-name="Dashed (var) 3732" draw:style="rect" draw:dots1="1" draw:dots1-length="0.002cm" draw:dots2="1" draw:dots2-length="0.002cm" draw:distance="0.002cm"/>
    <draw:stroke-dash draw:name="Dashed_20__28_var_29__20_3733" draw:display-name="Dashed (var) 3733" draw:style="rect" draw:dots1="1" draw:dots1-length="0.002cm" draw:dots2="1" draw:dots2-length="0.002cm" draw:distance="0.002cm"/>
    <draw:stroke-dash draw:name="Dashed_20__28_var_29__20_3734" draw:display-name="Dashed (var) 3734" draw:style="rect" draw:dots1="1" draw:dots1-length="0.002cm" draw:dots2="1" draw:dots2-length="0.002cm" draw:distance="0.002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849" draw:display-name="Dashed (var) 3849" draw:style="rect" draw:dots1="1" draw:dots1-length="0.002cm" draw:dots2="1" draw:dots2-length="0.002cm" draw:distance="0.002cm"/>
    <draw:stroke-dash draw:name="Dashed_20__28_var_29__20_3850" draw:display-name="Dashed (var) 3850" draw:style="rect" draw:dots1="1" draw:dots1-length="0.002cm" draw:dots2="1" draw:dots2-length="0.002cm" draw:distance="0.002cm"/>
    <draw:stroke-dash draw:name="Dashed_20__28_var_29__20_3851" draw:display-name="Dashed (var) 3851" draw:style="rect" draw:dots1="1" draw:dots1-length="0.002cm" draw:dots2="1" draw:dots2-length="0.002cm" draw:distance="0.002cm"/>
    <draw:stroke-dash draw:name="Dashed_20__28_var_29__20_3852" draw:display-name="Dashed (var) 3852" draw:style="rect" draw:dots1="1" draw:dots1-length="0.002cm" draw:dots2="1" draw:dots2-length="0.002cm" draw:distance="0.002cm"/>
    <draw:stroke-dash draw:name="Dashed_20__28_var_29__20_3853" draw:display-name="Dashed (var) 3853" draw:style="rect" draw:dots1="1" draw:dots1-length="0.002cm" draw:dots2="1" draw:dots2-length="0.002cm" draw:distance="0.002cm"/>
    <draw:stroke-dash draw:name="Dashed_20__28_var_29__20_3854" draw:display-name="Dashed (var) 3854" draw:style="rect" draw:dots1="1" draw:dots1-length="0.002cm" draw:dots2="1" draw:dots2-length="0.002cm" draw:distance="0.002cm"/>
    <draw:stroke-dash draw:name="Dashed_20__28_var_29__20_3855" draw:display-name="Dashed (var) 3855" draw:style="rect" draw:dots1="1" draw:dots1-length="0.002cm" draw:dots2="1" draw:dots2-length="0.002cm" draw:distance="0.002cm"/>
    <draw:stroke-dash draw:name="Dashed_20__28_var_29__20_3856" draw:display-name="Dashed (var) 3856" draw:style="rect" draw:dots1="1" draw:dots1-length="0.002cm" draw:dots2="1" draw:dots2-length="0.002cm" draw:distance="0.002cm"/>
    <draw:stroke-dash draw:name="Dashed_20__28_var_29__20_3857" draw:display-name="Dashed (var) 3857" draw:style="rect" draw:dots1="1" draw:dots1-length="0.002cm" draw:dots2="1" draw:dots2-length="0.002cm" draw:distance="0.002cm"/>
    <draw:stroke-dash draw:name="Dashed_20__28_var_29__20_3858" draw:display-name="Dashed (var) 3858" draw:style="rect" draw:dots1="1" draw:dots1-length="0.002cm" draw:dots2="1" draw:dots2-length="0.002cm" draw:distance="0.002cm"/>
    <draw:stroke-dash draw:name="Dashed_20__28_var_29__20_3859" draw:display-name="Dashed (var) 3859" draw:style="rect" draw:dots1="1" draw:dots1-length="0.002cm" draw:dots2="1" draw:dots2-length="0.002cm" draw:distance="0.002cm"/>
    <draw:stroke-dash draw:name="Dashed_20__28_var_29__20_3860" draw:display-name="Dashed (var) 3860" draw:style="rect" draw:dots1="1" draw:dots1-length="0.002cm" draw:dots2="1" draw:dots2-length="0.002cm" draw:distance="0.002cm"/>
    <draw:stroke-dash draw:name="Dashed_20__28_var_29__20_3861" draw:display-name="Dashed (var) 3861" draw:style="rect" draw:dots1="1" draw:dots1-length="0.002cm" draw:dots2="1" draw:dots2-length="0.002cm" draw:distance="0.002cm"/>
    <draw:stroke-dash draw:name="Dashed_20__28_var_29__20_3862" draw:display-name="Dashed (var) 3862" draw:style="rect" draw:dots1="1" draw:dots1-length="0.002cm" draw:dots2="1" draw:dots2-length="0.002cm" draw:distance="0.002cm"/>
    <draw:stroke-dash draw:name="Dashed_20__28_var_29__20_3863" draw:display-name="Dashed (var) 3863" draw:style="rect" draw:dots1="1" draw:dots1-length="0.002cm" draw:dots2="1" draw:dots2-length="0.002cm" draw:distance="0.002cm"/>
    <draw:stroke-dash draw:name="Dashed_20__28_var_29__20_3867" draw:display-name="Dashed (var) 3867" draw:style="rect" draw:dots1="1" draw:dots1-length="0.002cm" draw:dots2="1" draw:dots2-length="0.002cm" draw:distance="0.002cm"/>
    <draw:stroke-dash draw:name="Dashed_20__28_var_29__20_3868" draw:display-name="Dashed (var) 3868" draw:style="rect" draw:dots1="1" draw:dots1-length="0.002cm" draw:dots2="1" draw:dots2-length="0.002cm" draw:distance="0.002cm"/>
    <draw:stroke-dash draw:name="Dashed_20__28_var_29__20_3870" draw:display-name="Dashed (var) 3870" draw:style="rect" draw:dots1="1" draw:dots1-length="0.002cm" draw:dots2="1" draw:dots2-length="0.002cm" draw:distance="0.002cm"/>
    <draw:stroke-dash draw:name="Dashed_20__28_var_29__20_3871" draw:display-name="Dashed (var) 3871" draw:style="rect" draw:dots1="1" draw:dots1-length="0.002cm" draw:dots2="1" draw:dots2-length="0.002cm" draw:distance="0.002cm"/>
    <draw:stroke-dash draw:name="Dashed_20__28_var_29__20_3873" draw:display-name="Dashed (var) 3873" draw:style="rect" draw:dots1="1" draw:dots1-length="0.002cm" draw:dots2="1" draw:dots2-length="0.002cm" draw:distance="0.002cm"/>
    <draw:stroke-dash draw:name="Dashed_20__28_var_29__20_3874" draw:display-name="Dashed (var) 3874" draw:style="rect" draw:dots1="1" draw:dots1-length="0.002cm" draw:dots2="1" draw:dots2-length="0.002cm" draw:distance="0.002cm"/>
    <draw:stroke-dash draw:name="Dashed_20__28_var_29__20_3876" draw:display-name="Dashed (var) 3876" draw:style="rect" draw:dots1="1" draw:dots1-length="0.002cm" draw:dots2="1" draw:dots2-length="0.002cm" draw:distance="0.002cm"/>
    <draw:stroke-dash draw:name="Dashed_20__28_var_29__20_3877" draw:display-name="Dashed (var) 3877" draw:style="rect" draw:dots1="1" draw:dots1-length="0.002cm" draw:dots2="1" draw:dots2-length="0.002cm" draw:distance="0.002cm"/>
    <draw:stroke-dash draw:name="Dashed_20__28_var_29__20_3878" draw:display-name="Dashed (var) 3878" draw:style="rect" draw:dots1="1" draw:dots1-length="0.002cm" draw:dots2="1" draw:dots2-length="0.002cm" draw:distance="0.002cm"/>
    <draw:stroke-dash draw:name="Dashed_20__28_var_29__20_3882" draw:display-name="Dashed (var) 3882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01" draw:display-name="Dashed (var) 4501" draw:style="rect" draw:dots1="1" draw:dots1-length="0.011cm" draw:dots2="1" draw:dots2-length="0.011cm" draw:distance="0.011cm"/>
    <draw:stroke-dash draw:name="Dashed_20__28_var_29__20_4502" draw:display-name="Dashed (var) 4502" draw:style="rect" draw:dots1="1" draw:dots1-length="0.011cm" draw:dots2="1" draw:dots2-length="0.011cm" draw:distance="0.011cm"/>
    <draw:stroke-dash draw:name="Dashed_20__28_var_29__20_4503" draw:display-name="Dashed (var) 4503" draw:style="rect" draw:dots1="1" draw:dots1-length="0.011cm" draw:dots2="1" draw:dots2-length="0.011cm" draw:distance="0.011cm"/>
    <draw:stroke-dash draw:name="Dashed_20__28_var_29__20_4504" draw:display-name="Dashed (var) 4504" draw:style="rect" draw:dots1="1" draw:dots1-length="0.011cm" draw:dots2="1" draw:dots2-length="0.011cm" draw:distance="0.011cm"/>
    <draw:stroke-dash draw:name="Dashed_20__28_var_29__20_4505" draw:display-name="Dashed (var) 4505" draw:style="rect" draw:dots1="1" draw:dots1-length="0.011cm" draw:dots2="1" draw:dots2-length="0.011cm" draw:distance="0.011cm"/>
    <draw:stroke-dash draw:name="Dashed_20__28_var_29__20_4506" draw:display-name="Dashed (var) 4506" draw:style="rect" draw:dots1="1" draw:dots1-length="0.011cm" draw:dots2="1" draw:dots2-length="0.011cm" draw:distance="0.011cm"/>
    <draw:stroke-dash draw:name="Dashed_20__28_var_29__20_4507" draw:display-name="Dashed (var) 4507" draw:style="rect" draw:dots1="1" draw:dots1-length="0.011cm" draw:dots2="1" draw:dots2-length="0.011cm" draw:distance="0.011cm"/>
    <draw:stroke-dash draw:name="Dashed_20__28_var_29__20_4508" draw:display-name="Dashed (var) 4508" draw:style="rect" draw:dots1="1" draw:dots1-length="0.011cm" draw:dots2="1" draw:dots2-length="0.011cm" draw:distance="0.011cm"/>
    <draw:stroke-dash draw:name="Dashed_20__28_var_29__20_4509" draw:display-name="Dashed (var) 4509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10" draw:display-name="Dashed (var) 4510" draw:style="rect" draw:dots1="1" draw:dots1-length="0.011cm" draw:dots2="1" draw:dots2-length="0.011cm" draw:distance="0.011cm"/>
    <draw:stroke-dash draw:name="Dashed_20__28_var_29__20_4511" draw:display-name="Dashed (var) 4511" draw:style="rect" draw:dots1="1" draw:dots1-length="0.011cm" draw:dots2="1" draw:dots2-length="0.011cm" draw:distance="0.011cm"/>
    <draw:stroke-dash draw:name="Dashed_20__28_var_29__20_4512" draw:display-name="Dashed (var) 4512" draw:style="rect" draw:dots1="1" draw:dots1-length="0.011cm" draw:dots2="1" draw:dots2-length="0.011cm" draw:distance="0.011cm"/>
    <draw:stroke-dash draw:name="Dashed_20__28_var_29__20_4513" draw:display-name="Dashed (var) 4513" draw:style="rect" draw:dots1="1" draw:dots1-length="0.011cm" draw:dots2="1" draw:dots2-length="0.011cm" draw:distance="0.011cm"/>
    <draw:stroke-dash draw:name="Dashed_20__28_var_29__20_4514" draw:display-name="Dashed (var) 4514" draw:style="rect" draw:dots1="1" draw:dots1-length="0.011cm" draw:dots2="1" draw:dots2-length="0.011cm" draw:distance="0.011cm"/>
    <draw:stroke-dash draw:name="Dashed_20__28_var_29__20_4515" draw:display-name="Dashed (var) 4515" draw:style="rect" draw:dots1="1" draw:dots1-length="0.011cm" draw:dots2="1" draw:dots2-length="0.011cm" draw:distance="0.011cm"/>
    <draw:stroke-dash draw:name="Dashed_20__28_var_29__20_4516" draw:display-name="Dashed (var) 4516" draw:style="rect" draw:dots1="1" draw:dots1-length="0.011cm" draw:dots2="1" draw:dots2-length="0.011cm" draw:distance="0.011cm"/>
    <draw:stroke-dash draw:name="Dashed_20__28_var_29__20_4517" draw:display-name="Dashed (var) 4517" draw:style="rect" draw:dots1="1" draw:dots1-length="0.011cm" draw:dots2="1" draw:dots2-length="0.011cm" draw:distance="0.011cm"/>
    <draw:stroke-dash draw:name="Dashed_20__28_var_29__20_4518" draw:display-name="Dashed (var) 4518" draw:style="rect" draw:dots1="1" draw:dots1-length="0.011cm" draw:dots2="1" draw:dots2-length="0.011cm" draw:distance="0.011cm"/>
    <draw:stroke-dash draw:name="Dashed_20__28_var_29__20_4519" draw:display-name="Dashed (var) 4519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20" draw:display-name="Dashed (var) 4520" draw:style="rect" draw:dots1="1" draw:dots1-length="0.011cm" draw:dots2="1" draw:dots2-length="0.011cm" draw:distance="0.011cm"/>
    <draw:stroke-dash draw:name="Dashed_20__28_var_29__20_4521" draw:display-name="Dashed (var) 4521" draw:style="rect" draw:dots1="1" draw:dots1-length="0.011cm" draw:dots2="1" draw:dots2-length="0.011cm" draw:distance="0.011cm"/>
    <draw:stroke-dash draw:name="Dashed_20__28_var_29__20_4522" draw:display-name="Dashed (var) 4522" draw:style="rect" draw:dots1="1" draw:dots1-length="0.011cm" draw:dots2="1" draw:dots2-length="0.011cm" draw:distance="0.011cm"/>
    <draw:stroke-dash draw:name="Dashed_20__28_var_29__20_4523" draw:display-name="Dashed (var) 4523" draw:style="rect" draw:dots1="1" draw:dots1-length="0.011cm" draw:dots2="1" draw:dots2-length="0.011cm" draw:distance="0.011cm"/>
    <draw:stroke-dash draw:name="Dashed_20__28_var_29__20_4524" draw:display-name="Dashed (var) 4524" draw:style="rect" draw:dots1="1" draw:dots1-length="0.011cm" draw:dots2="1" draw:dots2-length="0.011cm" draw:distance="0.011cm"/>
    <draw:stroke-dash draw:name="Dashed_20__28_var_29__20_4525" draw:display-name="Dashed (var) 4525" draw:style="rect" draw:dots1="1" draw:dots1-length="0.011cm" draw:dots2="1" draw:dots2-length="0.011cm" draw:distance="0.011cm"/>
    <draw:stroke-dash draw:name="Dashed_20__28_var_29__20_4526" draw:display-name="Dashed (var) 4526" draw:style="rect" draw:dots1="1" draw:dots1-length="0.011cm" draw:dots2="1" draw:dots2-length="0.011cm" draw:distance="0.011cm"/>
    <draw:stroke-dash draw:name="Dashed_20__28_var_29__20_4527" draw:display-name="Dashed (var) 4527" draw:style="rect" draw:dots1="1" draw:dots1-length="0.011cm" draw:dots2="1" draw:dots2-length="0.011cm" draw:distance="0.011cm"/>
    <draw:stroke-dash draw:name="Dashed_20__28_var_29__20_4528" draw:display-name="Dashed (var) 4528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2cm" draw:dots2="1" draw:dots2-length="0.002cm" draw:distance="0.002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2cm" draw:dots2="1" draw:dots2-length="0.002cm" draw:distance="0.002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02cm" draw:dots2="1" draw:dots2-length="0.002cm" draw:distance="0.002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11cm" draw:dots2="1" draw:dots2-length="0.011cm" draw:distance="0.011cm"/>
    <draw:stroke-dash draw:name="Dashed_20__28_var_29__20_6813" draw:display-name="Dashed (var) 6813" draw:style="rect" draw:dots1="1" draw:dots1-length="0.011cm" draw:dots2="1" draw:dots2-length="0.011cm" draw:distance="0.011cm"/>
    <draw:stroke-dash draw:name="Dashed_20__28_var_29__20_6814" draw:display-name="Dashed (var) 6814" draw:style="rect" draw:dots1="1" draw:dots1-length="0.011cm" draw:dots2="1" draw:dots2-length="0.011cm" draw:distance="0.011cm"/>
    <draw:stroke-dash draw:name="Dashed_20__28_var_29__20_6815" draw:display-name="Dashed (var) 6815" draw:style="rect" draw:dots1="1" draw:dots1-length="0.011cm" draw:dots2="1" draw:dots2-length="0.011cm" draw:distance="0.011cm"/>
    <draw:stroke-dash draw:name="Dashed_20__28_var_29__20_6816" draw:display-name="Dashed (var) 6816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gris" style:display-name="_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loext:opacity="100%" style:font-name="Bitstream Vera Sans2" fo:font-family="'Bitstream Vera Sans'" style:font-style-name="Oblique" style:font-family-generic="swiss" style:font-pitch="variable" fo:font-size="10pt" fo:font-style="normal" fo:background-color="#ffff00" style:font-name-asian="Bitstream Vera Sans2" style:font-family-asian="'Bitstream Vera Sans'" style:font-style-name-asian="Oblique" style:font-family-generic-asian="swiss" style:font-pitch-asian="variable" style:font-name-complex="Bitstream Vera Sans2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2fd2c2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23ae2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1" fo:font-size="16pt" fo:font-style="normal" fo:text-shadow="none" fo:font-weight="bold" officeooo:rsid="002fd2c2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1" fo:font-size="16pt" fo:font-style="normal" fo:text-shadow="none" fo:font-weight="bold" officeooo:rsid="006f3e11" style:font-size-asian="16pt" style:font-style-asian="normal" style:font-size-complex="16pt" style:font-style-complex="normal"/>
    </style:style>
    <style:style style:name="MT8" style:family="text">
      <style:text-properties officeooo:rsid="006f3e11"/>
    </style:style>
    <style:style style:name="MT9" style:family="text">
      <style:text-properties officeooo:rsid="003db5af"/>
    </style:style>
    <style:style style:name="MT10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4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13" draw:name="Forme3" draw:style-name="Mgr3" draw:text-style-name="MP24" svg:x1="11.067cm" svg:y1="0.36cm" svg:x2="20.698cm" svg:y2="0.36cm"><text:p/></draw:line><text:span text:style-name="MT6">S</text:span><text:span text:style-name="MT7">e repérer</text:span><text:span text:style-name="MT8"> dans le plan</text:span></text:p>
      </style:header>
      <style:footer>
        <text:p text:style-name="MP26"><draw:frame draw:style-name="Mfr1" draw:name="Cadre1" text:anchor-type="paragraph" svg:y="-0.06cm" draw:z-index="6"><draw:text-box fo:min-height="0.499cm" fo:min-width="1cm"><draw:frame draw:style-name="Mfr2" draw:name="Cadre2" text:anchor-type="frame" svg:x="0.45cm" svg:y="0.079cm" svg:width="0.817cm" draw:z-index="8"><draw:text-box fo:min-height="0.355cm"><text:p text:style-name="MP27"><draw:g text:anchor-type="paragraph" draw:z-index="10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21</text:page-number></text:p></draw:text-box></draw:frame><text:p text:style-name="MP29"><text:span text:style-name="MT9">Repérage</text:span> • <text:span text:style-name="MT10">D5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1T19:58:45.595000000</dc:date>
    <meta:editing-duration>P1DT3H48M11S</meta:editing-duration>
    <meta:editing-cycles>114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1" meta:image-count="0" meta:object-count="0" meta:page-count="2" meta:paragraph-count="137" meta:word-count="793" meta:character-count="4027" meta:non-whitespace-character-count="2953"/>
  </office:meta>
</office:document-meta>
</file>